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000000" fo:font-size="9pt" style:font-size-asian="9pt" style:font-size-complex="9pt"/>
    </style:style>
    <style:style style:name="ce4" style:family="table-cell" style:parent-style-name="Default" style:data-style-name="N48">
      <style:table-cell-properties fo:border="thin solid #000000" style:vertical-align="middle"/>
      <style:text-properties fo:color="#000000" fo:font-size="9pt" style:font-size-asian="9pt" style:font-size-complex="9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9pt" style:font-size-asian="9pt" style:font-size-complex="9pt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8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/>
      <style:text-properties fo:color="#000000" fo:font-size="9pt" style:font-size-asian="9pt" style:font-size-complex="9pt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direction="ttb"/>
      <style:text-properties fo:color="#000000" fo:font-size="9pt" style:font-size-asian="9pt" style:font-size-complex="9p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direction="ttb"/>
      <style:text-properties fo:color="#000000" fo:font-size="9pt" style:font-size-asian="9pt" style:font-size-complex="9pt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</style:style>
    <style:style style:name="ce12" style:family="table-cell" style:parent-style-name="Default" style:data-style-name="N49">
      <style:table-cell-properties fo:border="thin solid #000000" style:vertical-align="middle"/>
      <style:text-properties fo:color="#000000" fo:font-size="9pt" style:font-size-asian="9pt" style:font-size-complex="9pt"/>
    </style:style>
    <style:style style:name="ce13" style:family="table-cell" style:parent-style-name="Default" style:data-style-name="N48">
      <style:table-cell-properties fo:border="thin solid #000000" style:vertical-align="middle"/>
      <style:text-properties fo:color="#000000" fo:font-size="10pt" style:font-size-asian="10pt" style:font-size-complex="10pt"/>
    </style:style>
    <style:style style:name="ce14" style:family="table-cell" style:parent-style-name="Default" style:data-style-name="N0"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direction="ttb"/>
      <style:text-properties fo:color="#000000"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direction="ttb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direction="ttb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9pt" style:font-size-asian="9pt" style:font-size-complex="9pt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fo:font-size="9pt" style:font-size-asian="9pt" style:font-size-complex="9pt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color="#000000" fo:font-size="9pt" style:font-size-asian="9pt" style:font-size-complex="9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fo:font-size="9pt" style:font-size-asian="9pt" style:font-size-complex="9pt"/>
    </style:style>
    <style:style style:name="ce2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direction="ttb"/>
      <style:text-properties fo:color="#000000" fo:font-size="9pt" style:font-size-asian="9pt" style:font-size-complex="9pt"/>
    </style:style>
    <style:style style:name="ce28" style:family="table-cell" style:parent-style-name="Default" style:data-style-name="N0">
      <style:table-cell-properties fo:border="thin solid #000000" style:vertical-align="middle" style:direction="ttb"/>
      <style:text-properties fo:color="#000000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13770833333333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1.666875cm" style:use-optimal-column-width="true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1.32291666666667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48166666666667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1.56104166666667cm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508125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66pt" style:use-optimal-row-height="false" fo:break-before="auto"/>
    </style:style>
    <style:style style:name="ro2" style:family="table-row">
      <style:table-row-properties style:row-height="37.5pt" style:use-optimal-row-height="false" fo:break-before="auto"/>
    </style:style>
    <style:style style:name="ro3" style:family="table-row">
      <style:table-row-properties style:row-height="31.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13889in" style:font-size-asian="0.13889in" style:font-size-complex="0.13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13889in" style:font-size-asian="0.13889in" style:font-size-complex="0.13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3889in" style:font-size-asian="0.13889in" style:font-size-complex="0.13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國按目的地及性別及年齡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number-columns-repeated="5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9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10" table:number-columns-repeated="3" table:default-cell-style-name="ce2"/>
        <table:table-column table:style-name="co6" table:number-columns-repeated="2" table:default-cell-style-name="ce2"/>
        <table:table-column table:style-name="co13" table:default-cell-style-name="ce2"/>
        <table:table-column table:style-name="co6" table:number-columns-repeated="2" table:default-cell-style-name="ce2"/>
        <table:table-column table:style-name="co14" table:number-columns-repeated="16355" table:default-cell-style-name="ce1"/>
        <table:table-row table:style-name="ro1">
          <table:table-cell office:value-type="string" table:number-columns-spanned="29" table:number-rows-spanned="1" table:style-name="ce18">
            <text:p>表2-6 <text:s/>108年1至12月國人出國人次－按目的地、年齡別及性別分</text:p>
            <text:p>Table 2-6 <text:s/>Outbound Departures of Nationals of the Republic of China by Destination/Age/Gender, January-December,2019</text:p>
          </table:table-cell>
          <table:covered-table-cell table:number-columns-repeated="26"/>
          <table:covered-table-cell>
            <draw:frame draw:z-index="1" draw:id="id0" draw:style-name="a5" draw:name="Text Box 9" svg:x="0.13542in" svg:y="0.46875in" svg:width="0.86458in" svg:height="0.41667in">
              <draw:text-box>
                <text:p text:style-name="a1" text:class-names="" text:cond-style-name=""><text:span text:style-name="a0" text:class-names="">單位:人次</text:span></text:p>
                <text:p text:style-name="a4" text:class-names="" text:cond-style-name=""><text:span text:style-name="a2" text:class-names="">Unit: Persons</text:span><text:span text:style-name="a3" text:class-names=""/></text:p>
              </draw:text-box>
              <svg:title/>
              <svg:desc/>
            </draw:frame>
          </table:covered-table-cell>
          <table:covered-table-cell/>
          <table:table-cell table:number-columns-repeated="16355" table:style-name="ce1"/>
        </table:table-row>
        <table:table-row table:style-name="ro2">
          <table:table-cell office:value-type="string" table:number-columns-spanned="2" table:number-rows-spanned="2" table:style-name="ce19">
            <text:p>首站抵達地</text:p>
            <text:p><text:span text:style-name="T2">First Destination</text:span></text:p>
          </table:table-cell>
          <table:covered-table-cell/>
          <table:table-cell office:value-type="string" table:number-columns-spanned="3" table:number-rows-spanned="1" table:style-name="ce19">
            <text:p>總計</text:p>
            <text:p><text:span text:style-name="T2">Grand Total</text:span></text:p>
          </table:table-cell>
          <table:covered-table-cell table:number-columns-repeated="2"/>
          <table:table-cell office:value-type="string" table:number-columns-spanned="3" table:number-rows-spanned="1" table:style-name="ce23">
            <text:p>12歲以下</text:p>
            <text:p>12 years old and Under</text:p>
          </table:table-cell>
          <table:covered-table-cell table:number-columns-repeated="2"/>
          <table:table-cell office:value-type="string" table:number-columns-spanned="3" table:number-rows-spanned="1" table:style-name="ce23">
            <text:p>13至19歲</text:p>
            <text:p>13-19 years old</text:p>
          </table:table-cell>
          <table:covered-table-cell table:number-columns-repeated="2"/>
          <table:table-cell office:value-type="string" table:number-columns-spanned="3" table:number-rows-spanned="1" table:style-name="ce23">
            <text:p>20至29歲</text:p>
            <text:p>20-29 years old</text:p>
          </table:table-cell>
          <table:covered-table-cell table:number-columns-repeated="2"/>
          <table:table-cell office:value-type="string" table:number-columns-spanned="3" table:number-rows-spanned="1" table:style-name="ce23">
            <text:p>30至39歲</text:p>
            <text:p>30-39 years old</text:p>
          </table:table-cell>
          <table:covered-table-cell table:number-columns-repeated="2"/>
          <table:table-cell office:value-type="string" table:number-columns-spanned="3" table:number-rows-spanned="1" table:style-name="ce23">
            <text:p>40至49歲</text:p>
            <text:p>40-49 years old</text:p>
          </table:table-cell>
          <table:covered-table-cell table:number-columns-repeated="2"/>
          <table:table-cell office:value-type="string" table:number-columns-spanned="3" table:number-rows-spanned="1" table:style-name="ce23">
            <text:p>50至59歲</text:p>
            <text:p>50-59 years old</text:p>
          </table:table-cell>
          <table:covered-table-cell table:number-columns-repeated="2"/>
          <table:table-cell office:value-type="string" table:number-columns-spanned="3" table:number-rows-spanned="1" table:style-name="ce23">
            <text:p>60至65歲</text:p>
            <text:p>60-65 years old</text:p>
          </table:table-cell>
          <table:covered-table-cell table:number-columns-repeated="2"/>
          <table:table-cell office:value-type="string" table:number-columns-spanned="3" table:number-rows-spanned="1" table:style-name="ce23">
            <text:p>66歲以上</text:p>
            <text:p>66 years old and Over</text:p>
          </table:table-cell>
          <table:covered-table-cell table:number-columns-repeated="2"/>
          <table:table-cell table:number-columns-repeated="16355" table:style-name="ce1"/>
        </table:table-row>
        <table:table-row table:style-name="ro3">
          <table:covered-table-cell/>
          <table:covered-table-cell/>
          <table:table-cell office:value-type="string" table:style-name="ce6">
            <text:p>合計</text:p>
            <text:p>Total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office:value-type="string" table:style-name="ce6">
            <text:p>小計</text:p>
            <text:p><text:span text:style-name="T2">Subtotal</text:span>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office:value-type="string" table:style-name="ce6">
            <text:p>小計</text:p>
            <text:p><text:span text:style-name="T2">Subtotal</text:span>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office:value-type="string" table:style-name="ce6">
            <text:p>小計</text:p>
            <text:p><text:span text:style-name="T2">Subtotal</text:span>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office:value-type="string" table:style-name="ce6">
            <text:p>小計</text:p>
            <text:p><text:span text:style-name="T2">Subtotal</text:span>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office:value-type="string" table:style-name="ce6">
            <text:p>小計</text:p>
            <text:p><text:span text:style-name="T2">Subtotal</text:span>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office:value-type="string" table:style-name="ce6">
            <text:p>小計</text:p>
            <text:p><text:span text:style-name="T2">Subtotal</text:span>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office:value-type="string" table:style-name="ce6">
            <text:p>小計</text:p>
            <text:p><text:span text:style-name="T2">Subtotal</text:span>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office:value-type="string" table:style-name="ce6">
            <text:p>小計</text:p>
            <text:p><text:span text:style-name="T2">Subtotal</text:span>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table:number-columns-repeated="16355" table:style-name="ce1"/>
        </table:table-row>
        <table:table-row table:style-name="ro4">
          <table:table-cell office:value-type="string" table:number-columns-spanned="1" table:number-rows-spanned="18" table:style-name="ce28">
            <text:p>亞洲地區</text:p>
          </table:table-cell>
          <table:table-cell office:value-type="string" table:style-name="ce3">
            <text:p>香港 Hong Kong</text:p>
          </table:table-cell>
          <table:table-cell office:value-type="float" office:value="1676374" table:formula="of:=[.D4]+[.E4]" table:style-name="ce4">
            <text:p>1,676,374<text:s/></text:p>
          </table:table-cell>
          <table:table-cell office:value-type="float" office:value="912552" table:formula="of:=[.G4]+[.J4]+[.M4]+[.P4]+[.S4]+[.V4]+[.Y4]+[.AB4]" table:style-name="ce4">
            <text:p>912,552<text:s/></text:p>
          </table:table-cell>
          <table:table-cell office:value-type="float" office:value="763822" table:formula="of:=[.H4]+[.K4]+[.N4]+[.Q4]+[.T4]+[.W4]+[.Z4]+[.AC4]" table:style-name="ce4">
            <text:p>763,822<text:s/></text:p>
          </table:table-cell>
          <table:table-cell office:value-type="float" office:value="84284" table:formula="of:=[.G4]+[.H4]" table:style-name="ce4">
            <text:p>84,284<text:s/></text:p>
          </table:table-cell>
          <table:table-cell office:value-type="float" office:value="42129" table:style-name="ce4">
            <text:p>42,129<text:s/></text:p>
          </table:table-cell>
          <table:table-cell office:value-type="float" office:value="42155" table:style-name="ce4">
            <text:p>42,155<text:s/></text:p>
          </table:table-cell>
          <table:table-cell office:value-type="float" office:value="47809" table:formula="of:=[.J4]+[.K4]" table:style-name="ce4">
            <text:p>47,809<text:s/></text:p>
          </table:table-cell>
          <table:table-cell office:value-type="float" office:value="22429" table:style-name="ce4">
            <text:p>22,429<text:s/></text:p>
          </table:table-cell>
          <table:table-cell office:value-type="float" office:value="25380" table:style-name="ce4">
            <text:p>25,380<text:s/></text:p>
          </table:table-cell>
          <table:table-cell office:value-type="float" office:value="212562" table:formula="of:=[.M4]+[.N4]" table:style-name="ce4">
            <text:p>212,562<text:s/></text:p>
          </table:table-cell>
          <table:table-cell office:value-type="float" office:value="89375" table:style-name="ce4">
            <text:p>89,375<text:s/></text:p>
          </table:table-cell>
          <table:table-cell office:value-type="float" office:value="123187" table:style-name="ce4">
            <text:p>123,187<text:s/></text:p>
          </table:table-cell>
          <table:table-cell office:value-type="float" office:value="357261" table:formula="of:=[.P4]+[.Q4]" table:style-name="ce4">
            <text:p>357,261<text:s/></text:p>
          </table:table-cell>
          <table:table-cell office:value-type="float" office:value="184774" table:style-name="ce4">
            <text:p>184,774<text:s/></text:p>
          </table:table-cell>
          <table:table-cell office:value-type="float" office:value="172487" table:style-name="ce4">
            <text:p>172,487<text:s/></text:p>
          </table:table-cell>
          <table:table-cell office:value-type="float" office:value="400826" table:formula="of:=[.S4]+[.T4]" table:style-name="ce4">
            <text:p>400,826<text:s/></text:p>
          </table:table-cell>
          <table:table-cell office:value-type="float" office:value="242872" table:style-name="ce4">
            <text:p>242,872<text:s/></text:p>
          </table:table-cell>
          <table:table-cell office:value-type="float" office:value="157954" table:style-name="ce4">
            <text:p>157,954<text:s/></text:p>
          </table:table-cell>
          <table:table-cell office:value-type="float" office:value="317894" table:formula="of:=[.V4]+[.W4]" table:style-name="ce4">
            <text:p>317,894<text:s/></text:p>
          </table:table-cell>
          <table:table-cell office:value-type="float" office:value="183715" table:style-name="ce4">
            <text:p>183,715<text:s/></text:p>
          </table:table-cell>
          <table:table-cell office:value-type="float" office:value="134179" table:style-name="ce4">
            <text:p>134,179<text:s/></text:p>
          </table:table-cell>
          <table:table-cell office:value-type="float" office:value="138500" table:formula="of:=[.Y4]+[.Z4]" table:style-name="ce4">
            <text:p>138,500<text:s/></text:p>
          </table:table-cell>
          <table:table-cell office:value-type="float" office:value="79571" table:style-name="ce4">
            <text:p>79,571<text:s/></text:p>
          </table:table-cell>
          <table:table-cell office:value-type="float" office:value="58929" table:style-name="ce4">
            <text:p>58,929<text:s/></text:p>
          </table:table-cell>
          <table:table-cell office:value-type="float" office:value="117238" table:formula="of:=[.AB4]+[.AC4]" table:style-name="ce4">
            <text:p>117,238<text:s/></text:p>
          </table:table-cell>
          <table:table-cell office:value-type="float" office:value="67687" table:style-name="ce4">
            <text:p>67,687<text:s/></text:p>
          </table:table-cell>
          <table:table-cell office:value-type="float" office:value="49551" table:style-name="ce4">
            <text:p>49,551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澳門 Macao</text:p>
          </table:table-cell>
          <table:table-cell office:value-type="float" office:value="596721" table:formula="of:=[.D5]+[.E5]" table:style-name="ce4">
            <text:p>596,721<text:s/></text:p>
          </table:table-cell>
          <table:table-cell office:value-type="float" office:value="334169" table:formula="of:=[.G5]+[.J5]+[.M5]+[.P5]+[.S5]+[.V5]+[.Y5]+[.AB5]" table:style-name="ce4">
            <text:p>334,169<text:s/></text:p>
          </table:table-cell>
          <table:table-cell office:value-type="float" office:value="262552" table:formula="of:=[.H5]+[.K5]+[.N5]+[.Q5]+[.T5]+[.W5]+[.Z5]+[.AC5]" table:style-name="ce4">
            <text:p>262,552<text:s/></text:p>
          </table:table-cell>
          <table:table-cell office:value-type="float" office:value="44509" table:formula="of:=[.G5]+[.H5]" table:style-name="ce4">
            <text:p>44,509<text:s/></text:p>
          </table:table-cell>
          <table:table-cell office:value-type="float" office:value="22821" table:style-name="ce4">
            <text:p>22,821<text:s/></text:p>
          </table:table-cell>
          <table:table-cell office:value-type="float" office:value="21688" table:style-name="ce4">
            <text:p>21,688<text:s/></text:p>
          </table:table-cell>
          <table:table-cell office:value-type="float" office:value="17422" table:formula="of:=[.J5]+[.K5]" table:style-name="ce4">
            <text:p>17,422<text:s/></text:p>
          </table:table-cell>
          <table:table-cell office:value-type="float" office:value="8299" table:style-name="ce4">
            <text:p>8,299<text:s/></text:p>
          </table:table-cell>
          <table:table-cell office:value-type="float" office:value="9123" table:style-name="ce4">
            <text:p>9,123<text:s/></text:p>
          </table:table-cell>
          <table:table-cell office:value-type="float" office:value="77420" table:formula="of:=[.M5]+[.N5]" table:style-name="ce4">
            <text:p>77,420<text:s/></text:p>
          </table:table-cell>
          <table:table-cell office:value-type="float" office:value="32376" table:style-name="ce4">
            <text:p>32,376<text:s/></text:p>
          </table:table-cell>
          <table:table-cell office:value-type="float" office:value="45044" table:style-name="ce4">
            <text:p>45,044<text:s/></text:p>
          </table:table-cell>
          <table:table-cell office:value-type="float" office:value="121608" table:formula="of:=[.P5]+[.Q5]" table:style-name="ce4">
            <text:p>121,608<text:s/></text:p>
          </table:table-cell>
          <table:table-cell office:value-type="float" office:value="63446" table:style-name="ce4">
            <text:p>63,446<text:s/></text:p>
          </table:table-cell>
          <table:table-cell office:value-type="float" office:value="58162" table:style-name="ce4">
            <text:p>58,162<text:s/></text:p>
          </table:table-cell>
          <table:table-cell office:value-type="float" office:value="134414" table:formula="of:=[.S5]+[.T5]" table:style-name="ce4">
            <text:p>134,414<text:s/></text:p>
          </table:table-cell>
          <table:table-cell office:value-type="float" office:value="80667" table:style-name="ce4">
            <text:p>80,667<text:s/></text:p>
          </table:table-cell>
          <table:table-cell office:value-type="float" office:value="53747" table:style-name="ce4">
            <text:p>53,747<text:s/></text:p>
          </table:table-cell>
          <table:table-cell office:value-type="float" office:value="111912" table:formula="of:=[.V5]+[.W5]" table:style-name="ce4">
            <text:p>111,912<text:s/></text:p>
          </table:table-cell>
          <table:table-cell office:value-type="float" office:value="70125" table:style-name="ce4">
            <text:p>70,125<text:s/></text:p>
          </table:table-cell>
          <table:table-cell office:value-type="float" office:value="41787" table:style-name="ce4">
            <text:p>41,787<text:s/></text:p>
          </table:table-cell>
          <table:table-cell office:value-type="float" office:value="47574" table:formula="of:=[.Y5]+[.Z5]" table:style-name="ce4">
            <text:p>47,574<text:s/></text:p>
          </table:table-cell>
          <table:table-cell office:value-type="float" office:value="30298" table:style-name="ce4">
            <text:p>30,298<text:s/></text:p>
          </table:table-cell>
          <table:table-cell office:value-type="float" office:value="17276" table:style-name="ce4">
            <text:p>17,276<text:s/></text:p>
          </table:table-cell>
          <table:table-cell office:value-type="float" office:value="41862" table:formula="of:=[.AB5]+[.AC5]" table:style-name="ce4">
            <text:p>41,862<text:s/></text:p>
          </table:table-cell>
          <table:table-cell office:value-type="float" office:value="26137" table:style-name="ce4">
            <text:p>26,137<text:s/></text:p>
          </table:table-cell>
          <table:table-cell office:value-type="float" office:value="15725" table:style-name="ce4">
            <text:p>15,725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大陸 Mainland China</text:p>
          </table:table-cell>
          <table:table-cell office:value-type="float" office:value="4043686" table:formula="of:=[.D6]+[.E6]" table:style-name="ce4">
            <text:p>4,043,686<text:s/></text:p>
          </table:table-cell>
          <table:table-cell office:value-type="float" office:value="2369523" table:formula="of:=[.G6]+[.J6]+[.M6]+[.P6]+[.S6]+[.V6]+[.Y6]+[.AB6]" table:style-name="ce4">
            <text:p>2,369,523<text:s/></text:p>
          </table:table-cell>
          <table:table-cell office:value-type="float" office:value="1674163" table:formula="of:=[.H6]+[.K6]+[.N6]+[.Q6]+[.T6]+[.W6]+[.Z6]+[.AC6]" table:style-name="ce4">
            <text:p>1,674,163<text:s/></text:p>
          </table:table-cell>
          <table:table-cell office:value-type="float" office:value="167340" table:formula="of:=[.G6]+[.H6]" table:style-name="ce4">
            <text:p>167,340<text:s/></text:p>
          </table:table-cell>
          <table:table-cell office:value-type="float" office:value="87249" table:style-name="ce4">
            <text:p>87,249<text:s/></text:p>
          </table:table-cell>
          <table:table-cell office:value-type="float" office:value="80091" table:style-name="ce4">
            <text:p>80,091<text:s/></text:p>
          </table:table-cell>
          <table:table-cell office:value-type="float" office:value="100685" table:formula="of:=[.J6]+[.K6]" table:style-name="ce4">
            <text:p>100,685<text:s/></text:p>
          </table:table-cell>
          <table:table-cell office:value-type="float" office:value="49613" table:style-name="ce4">
            <text:p>49,613<text:s/></text:p>
          </table:table-cell>
          <table:table-cell office:value-type="float" office:value="51072" table:style-name="ce4">
            <text:p>51,072<text:s/></text:p>
          </table:table-cell>
          <table:table-cell office:value-type="float" office:value="335963" table:formula="of:=[.M6]+[.N6]" table:style-name="ce4">
            <text:p>335,963<text:s/></text:p>
          </table:table-cell>
          <table:table-cell office:value-type="float" office:value="165877" table:style-name="ce4">
            <text:p>165,877<text:s/></text:p>
          </table:table-cell>
          <table:table-cell office:value-type="float" office:value="170086" table:style-name="ce4">
            <text:p>170,086<text:s/></text:p>
          </table:table-cell>
          <table:table-cell office:value-type="float" office:value="594461" table:formula="of:=[.P6]+[.Q6]" table:style-name="ce4">
            <text:p>594,461<text:s/></text:p>
          </table:table-cell>
          <table:table-cell office:value-type="float" office:value="360241" table:style-name="ce4">
            <text:p>360,241<text:s/></text:p>
          </table:table-cell>
          <table:table-cell office:value-type="float" office:value="234220" table:style-name="ce4">
            <text:p>234,220<text:s/></text:p>
          </table:table-cell>
          <table:table-cell office:value-type="float" office:value="917241" table:formula="of:=[.S6]+[.T6]" table:style-name="ce4">
            <text:p>917,241<text:s/></text:p>
          </table:table-cell>
          <table:table-cell office:value-type="float" office:value="569352" table:style-name="ce4">
            <text:p>569,352<text:s/></text:p>
          </table:table-cell>
          <table:table-cell office:value-type="float" office:value="347889" table:style-name="ce4">
            <text:p>347,889<text:s/></text:p>
          </table:table-cell>
          <table:table-cell office:value-type="float" office:value="980226" table:formula="of:=[.V6]+[.W6]" table:style-name="ce4">
            <text:p>980,226<text:s/></text:p>
          </table:table-cell>
          <table:table-cell office:value-type="float" office:value="577233" table:style-name="ce4">
            <text:p>577,233<text:s/></text:p>
          </table:table-cell>
          <table:table-cell office:value-type="float" office:value="402993" table:style-name="ce4">
            <text:p>402,993<text:s/></text:p>
          </table:table-cell>
          <table:table-cell office:value-type="float" office:value="484261" table:formula="of:=[.Y6]+[.Z6]" table:style-name="ce4">
            <text:p>484,261<text:s/></text:p>
          </table:table-cell>
          <table:table-cell office:value-type="float" office:value="283039" table:style-name="ce4">
            <text:p>283,039<text:s/></text:p>
          </table:table-cell>
          <table:table-cell office:value-type="float" office:value="201222" table:style-name="ce4">
            <text:p>201,222<text:s/></text:p>
          </table:table-cell>
          <table:table-cell office:value-type="float" office:value="463509" table:formula="of:=[.AB6]+[.AC6]" table:style-name="ce4">
            <text:p>463,509<text:s/></text:p>
          </table:table-cell>
          <table:table-cell office:value-type="float" office:value="276919" table:style-name="ce4">
            <text:p>276,919<text:s/></text:p>
          </table:table-cell>
          <table:table-cell office:value-type="float" office:value="186590" table:style-name="ce4">
            <text:p>186,590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日本 Japan</text:p>
          </table:table-cell>
          <table:table-cell office:value-type="float" office:value="4911681" table:formula="of:=[.D7]+[.E7]" table:style-name="ce4">
            <text:p>4,911,681<text:s/></text:p>
          </table:table-cell>
          <table:table-cell office:value-type="float" office:value="2136964" table:formula="of:=[.G7]+[.J7]+[.M7]+[.P7]+[.S7]+[.V7]+[.Y7]+[.AB7]" table:style-name="ce4">
            <text:p>2,136,964<text:s/></text:p>
          </table:table-cell>
          <table:table-cell office:value-type="float" office:value="2774717" table:formula="of:=[.H7]+[.K7]+[.N7]+[.Q7]+[.T7]+[.W7]+[.Z7]+[.AC7]" table:style-name="ce4">
            <text:p>2,774,717<text:s/></text:p>
          </table:table-cell>
          <table:table-cell office:value-type="float" office:value="489566" table:formula="of:=[.G7]+[.H7]" table:style-name="ce4">
            <text:p>489,566<text:s/></text:p>
          </table:table-cell>
          <table:table-cell office:value-type="float" office:value="248604" table:style-name="ce4">
            <text:p>248,604<text:s/></text:p>
          </table:table-cell>
          <table:table-cell office:value-type="float" office:value="240962" table:style-name="ce4">
            <text:p>240,962<text:s/></text:p>
          </table:table-cell>
          <table:table-cell office:value-type="float" office:value="212074" table:formula="of:=[.J7]+[.K7]" table:style-name="ce4">
            <text:p>212,074<text:s/></text:p>
          </table:table-cell>
          <table:table-cell office:value-type="float" office:value="102310" table:style-name="ce4">
            <text:p>102,310<text:s/></text:p>
          </table:table-cell>
          <table:table-cell office:value-type="float" office:value="109764" table:style-name="ce4">
            <text:p>109,764<text:s/></text:p>
          </table:table-cell>
          <table:table-cell office:value-type="float" office:value="803116" table:formula="of:=[.M7]+[.N7]" table:style-name="ce4">
            <text:p>803,116<text:s/></text:p>
          </table:table-cell>
          <table:table-cell office:value-type="float" office:value="334863" table:style-name="ce4">
            <text:p>334,863<text:s/></text:p>
          </table:table-cell>
          <table:table-cell office:value-type="float" office:value="468253" table:style-name="ce4">
            <text:p>468,253<text:s/></text:p>
          </table:table-cell>
          <table:table-cell office:value-type="float" office:value="1113194" table:formula="of:=[.P7]+[.Q7]" table:style-name="ce4">
            <text:p>1,113,194<text:s/></text:p>
          </table:table-cell>
          <table:table-cell office:value-type="float" office:value="494185" table:style-name="ce4">
            <text:p>494,185<text:s/></text:p>
          </table:table-cell>
          <table:table-cell office:value-type="float" office:value="619009" table:style-name="ce4">
            <text:p>619,009<text:s/></text:p>
          </table:table-cell>
          <table:table-cell office:value-type="float" office:value="927888" table:formula="of:=[.S7]+[.T7]" table:style-name="ce4">
            <text:p>927,888<text:s/></text:p>
          </table:table-cell>
          <table:table-cell office:value-type="float" office:value="400035" table:style-name="ce4">
            <text:p>400,035<text:s/></text:p>
          </table:table-cell>
          <table:table-cell office:value-type="float" office:value="527853" table:style-name="ce4">
            <text:p>527,853<text:s/></text:p>
          </table:table-cell>
          <table:table-cell office:value-type="float" office:value="700350" table:formula="of:=[.V7]+[.W7]" table:style-name="ce4">
            <text:p>700,350<text:s/></text:p>
          </table:table-cell>
          <table:table-cell office:value-type="float" office:value="277163" table:style-name="ce4">
            <text:p>277,163<text:s/></text:p>
          </table:table-cell>
          <table:table-cell office:value-type="float" office:value="423187" table:style-name="ce4">
            <text:p>423,187<text:s/></text:p>
          </table:table-cell>
          <table:table-cell office:value-type="float" office:value="323770" table:formula="of:=[.Y7]+[.Z7]" table:style-name="ce4">
            <text:p>323,770<text:s/></text:p>
          </table:table-cell>
          <table:table-cell office:value-type="float" office:value="130245" table:style-name="ce4">
            <text:p>130,245<text:s/></text:p>
          </table:table-cell>
          <table:table-cell office:value-type="float" office:value="193525" table:style-name="ce4">
            <text:p>193,525<text:s/></text:p>
          </table:table-cell>
          <table:table-cell office:value-type="float" office:value="341723" table:formula="of:=[.AB7]+[.AC7]" table:style-name="ce4">
            <text:p>341,723<text:s/></text:p>
          </table:table-cell>
          <table:table-cell office:value-type="float" office:value="149559" table:style-name="ce4">
            <text:p>149,559<text:s/></text:p>
          </table:table-cell>
          <table:table-cell office:value-type="float" office:value="192164" table:style-name="ce4">
            <text:p>192,164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韓國 Korea,Republic of</text:p>
          </table:table-cell>
          <table:table-cell office:value-type="float" office:value="1209062" table:formula="of:=[.D8]+[.E8]" table:style-name="ce4">
            <text:p>1,209,062<text:s/></text:p>
          </table:table-cell>
          <table:table-cell office:value-type="float" office:value="395043" table:formula="of:=[.G8]+[.J8]+[.M8]+[.P8]+[.S8]+[.V8]+[.Y8]+[.AB8]" table:style-name="ce4">
            <text:p>395,043<text:s/></text:p>
          </table:table-cell>
          <table:table-cell office:value-type="float" office:value="814019" table:formula="of:=[.H8]+[.K8]+[.N8]+[.Q8]+[.T8]+[.W8]+[.Z8]+[.AC8]" table:style-name="ce4">
            <text:p>814,019<text:s/></text:p>
          </table:table-cell>
          <table:table-cell office:value-type="float" office:value="84196" table:formula="of:=[.G8]+[.H8]" table:style-name="ce4">
            <text:p>84,196<text:s/></text:p>
          </table:table-cell>
          <table:table-cell office:value-type="float" office:value="40930" table:style-name="ce4">
            <text:p>40,930<text:s/></text:p>
          </table:table-cell>
          <table:table-cell office:value-type="float" office:value="43266" table:style-name="ce4">
            <text:p>43,266<text:s/></text:p>
          </table:table-cell>
          <table:table-cell office:value-type="float" office:value="73860" table:formula="of:=[.J8]+[.K8]" table:style-name="ce4">
            <text:p>73,860<text:s/></text:p>
          </table:table-cell>
          <table:table-cell office:value-type="float" office:value="25430" table:style-name="ce4">
            <text:p>25,430<text:s/></text:p>
          </table:table-cell>
          <table:table-cell office:value-type="float" office:value="48430" table:style-name="ce4">
            <text:p>48,430<text:s/></text:p>
          </table:table-cell>
          <table:table-cell office:value-type="float" office:value="253381" table:formula="of:=[.M8]+[.N8]" table:style-name="ce4">
            <text:p>253,381<text:s/></text:p>
          </table:table-cell>
          <table:table-cell office:value-type="float" office:value="65764" table:style-name="ce4">
            <text:p>65,764<text:s/></text:p>
          </table:table-cell>
          <table:table-cell office:value-type="float" office:value="187617" table:style-name="ce4">
            <text:p>187,617<text:s/></text:p>
          </table:table-cell>
          <table:table-cell office:value-type="float" office:value="278486" table:formula="of:=[.P8]+[.Q8]" table:style-name="ce4">
            <text:p>278,486<text:s/></text:p>
          </table:table-cell>
          <table:table-cell office:value-type="float" office:value="86230" table:style-name="ce4">
            <text:p>86,230<text:s/></text:p>
          </table:table-cell>
          <table:table-cell office:value-type="float" office:value="192256" table:style-name="ce4">
            <text:p>192,256<text:s/></text:p>
          </table:table-cell>
          <table:table-cell office:value-type="float" office:value="242561" table:formula="of:=[.S8]+[.T8]" table:style-name="ce4">
            <text:p>242,561<text:s/></text:p>
          </table:table-cell>
          <table:table-cell office:value-type="float" office:value="79791" table:style-name="ce4">
            <text:p>79,791<text:s/></text:p>
          </table:table-cell>
          <table:table-cell office:value-type="float" office:value="162770" table:style-name="ce4">
            <text:p>162,770<text:s/></text:p>
          </table:table-cell>
          <table:table-cell office:value-type="float" office:value="157377" table:formula="of:=[.V8]+[.W8]" table:style-name="ce4">
            <text:p>157,377<text:s/></text:p>
          </table:table-cell>
          <table:table-cell office:value-type="float" office:value="53349" table:style-name="ce4">
            <text:p>53,349<text:s/></text:p>
          </table:table-cell>
          <table:table-cell office:value-type="float" office:value="104028" table:style-name="ce4">
            <text:p>104,028<text:s/></text:p>
          </table:table-cell>
          <table:table-cell office:value-type="float" office:value="60690" table:formula="of:=[.Y8]+[.Z8]" table:style-name="ce4">
            <text:p>60,690<text:s/></text:p>
          </table:table-cell>
          <table:table-cell office:value-type="float" office:value="21123" table:style-name="ce4">
            <text:p>21,123<text:s/></text:p>
          </table:table-cell>
          <table:table-cell office:value-type="float" office:value="39567" table:style-name="ce4">
            <text:p>39,567<text:s/></text:p>
          </table:table-cell>
          <table:table-cell office:value-type="float" office:value="58511" table:formula="of:=[.AB8]+[.AC8]" table:style-name="ce4">
            <text:p>58,511<text:s/></text:p>
          </table:table-cell>
          <table:table-cell office:value-type="float" office:value="22426" table:style-name="ce4">
            <text:p>22,426<text:s/></text:p>
          </table:table-cell>
          <table:table-cell office:value-type="float" office:value="36085" table:style-name="ce4">
            <text:p>36,085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新加坡 Singapore</text:p>
          </table:table-cell>
          <table:table-cell office:value-type="float" office:value="387485" table:formula="of:=[.D9]+[.E9]" table:style-name="ce4">
            <text:p>387,485<text:s/></text:p>
          </table:table-cell>
          <table:table-cell office:value-type="float" office:value="173004" table:formula="of:=[.G9]+[.J9]+[.M9]+[.P9]+[.S9]+[.V9]+[.Y9]+[.AB9]" table:style-name="ce4">
            <text:p>173,004<text:s/></text:p>
          </table:table-cell>
          <table:table-cell office:value-type="float" office:value="214481" table:formula="of:=[.H9]+[.K9]+[.N9]+[.Q9]+[.T9]+[.W9]+[.Z9]+[.AC9]" table:style-name="ce4">
            <text:p>214,481<text:s/></text:p>
          </table:table-cell>
          <table:table-cell office:value-type="float" office:value="33096" table:formula="of:=[.G9]+[.H9]" table:style-name="ce4">
            <text:p>33,096<text:s/></text:p>
          </table:table-cell>
          <table:table-cell office:value-type="float" office:value="17427" table:style-name="ce4">
            <text:p>17,427<text:s/></text:p>
          </table:table-cell>
          <table:table-cell office:value-type="float" office:value="15669" table:style-name="ce4">
            <text:p>15,669<text:s/></text:p>
          </table:table-cell>
          <table:table-cell office:value-type="float" office:value="17876" table:formula="of:=[.J9]+[.K9]" table:style-name="ce4">
            <text:p>17,876<text:s/></text:p>
          </table:table-cell>
          <table:table-cell office:value-type="float" office:value="8276" table:style-name="ce4">
            <text:p>8,276<text:s/></text:p>
          </table:table-cell>
          <table:table-cell office:value-type="float" office:value="9600" table:style-name="ce4">
            <text:p>9,600<text:s/></text:p>
          </table:table-cell>
          <table:table-cell office:value-type="float" office:value="67620" table:formula="of:=[.M9]+[.N9]" table:style-name="ce4">
            <text:p>67,620<text:s/></text:p>
          </table:table-cell>
          <table:table-cell office:value-type="float" office:value="23483" table:style-name="ce4">
            <text:p>23,483<text:s/></text:p>
          </table:table-cell>
          <table:table-cell office:value-type="float" office:value="44137" table:style-name="ce4">
            <text:p>44,137<text:s/></text:p>
          </table:table-cell>
          <table:table-cell office:value-type="float" office:value="83677" table:formula="of:=[.P9]+[.Q9]" table:style-name="ce4">
            <text:p>83,677<text:s/></text:p>
          </table:table-cell>
          <table:table-cell office:value-type="float" office:value="36643" table:style-name="ce4">
            <text:p>36,643<text:s/></text:p>
          </table:table-cell>
          <table:table-cell office:value-type="float" office:value="47034" table:style-name="ce4">
            <text:p>47,034<text:s/></text:p>
          </table:table-cell>
          <table:table-cell office:value-type="float" office:value="77913" table:formula="of:=[.S9]+[.T9]" table:style-name="ce4">
            <text:p>77,913<text:s/></text:p>
          </table:table-cell>
          <table:table-cell office:value-type="float" office:value="37498" table:style-name="ce4">
            <text:p>37,498<text:s/></text:p>
          </table:table-cell>
          <table:table-cell office:value-type="float" office:value="40415" table:style-name="ce4">
            <text:p>40,415<text:s/></text:p>
          </table:table-cell>
          <table:table-cell office:value-type="float" office:value="57310" table:formula="of:=[.V9]+[.W9]" table:style-name="ce4">
            <text:p>57,310<text:s/></text:p>
          </table:table-cell>
          <table:table-cell office:value-type="float" office:value="26191" table:style-name="ce4">
            <text:p>26,191<text:s/></text:p>
          </table:table-cell>
          <table:table-cell office:value-type="float" office:value="31119" table:style-name="ce4">
            <text:p>31,119<text:s/></text:p>
          </table:table-cell>
          <table:table-cell office:value-type="float" office:value="25025" table:formula="of:=[.Y9]+[.Z9]" table:style-name="ce4">
            <text:p>25,025<text:s/></text:p>
          </table:table-cell>
          <table:table-cell office:value-type="float" office:value="11454" table:style-name="ce4">
            <text:p>11,454<text:s/></text:p>
          </table:table-cell>
          <table:table-cell office:value-type="float" office:value="13571" table:style-name="ce4">
            <text:p>13,571<text:s/></text:p>
          </table:table-cell>
          <table:table-cell office:value-type="float" office:value="24968" table:formula="of:=[.AB9]+[.AC9]" table:style-name="ce4">
            <text:p>24,968<text:s/></text:p>
          </table:table-cell>
          <table:table-cell office:value-type="float" office:value="12032" table:style-name="ce4">
            <text:p>12,032<text:s/></text:p>
          </table:table-cell>
          <table:table-cell office:value-type="float" office:value="12936" table:style-name="ce4">
            <text:p>12,936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馬來西亞 Malaysia</text:p>
          </table:table-cell>
          <table:table-cell office:value-type="float" office:value="299959" table:formula="of:=[.D10]+[.E10]" table:style-name="ce4">
            <text:p>299,959<text:s/></text:p>
          </table:table-cell>
          <table:table-cell office:value-type="float" office:value="144160" table:formula="of:=[.G10]+[.J10]+[.M10]+[.P10]+[.S10]+[.V10]+[.Y10]+[.AB10]" table:style-name="ce4">
            <text:p>144,160<text:s/></text:p>
          </table:table-cell>
          <table:table-cell office:value-type="float" office:value="155799" table:formula="of:=[.H10]+[.K10]+[.N10]+[.Q10]+[.T10]+[.W10]+[.Z10]+[.AC10]" table:style-name="ce4">
            <text:p>155,799<text:s/></text:p>
          </table:table-cell>
          <table:table-cell office:value-type="float" office:value="20383" table:formula="of:=[.G10]+[.H10]" table:style-name="ce4">
            <text:p>20,383<text:s/></text:p>
          </table:table-cell>
          <table:table-cell office:value-type="float" office:value="10687" table:style-name="ce4">
            <text:p>10,687<text:s/></text:p>
          </table:table-cell>
          <table:table-cell office:value-type="float" office:value="9696" table:style-name="ce4">
            <text:p>9,696<text:s/></text:p>
          </table:table-cell>
          <table:table-cell office:value-type="float" office:value="14146" table:formula="of:=[.J10]+[.K10]" table:style-name="ce4">
            <text:p>14,146<text:s/></text:p>
          </table:table-cell>
          <table:table-cell office:value-type="float" office:value="7096" table:style-name="ce4">
            <text:p>7,096<text:s/></text:p>
          </table:table-cell>
          <table:table-cell office:value-type="float" office:value="7050" table:style-name="ce4">
            <text:p>7,050<text:s/></text:p>
          </table:table-cell>
          <table:table-cell office:value-type="float" office:value="49089" table:formula="of:=[.M10]+[.N10]" table:style-name="ce4">
            <text:p>49,089<text:s/></text:p>
          </table:table-cell>
          <table:table-cell office:value-type="float" office:value="21468" table:style-name="ce4">
            <text:p>21,468<text:s/></text:p>
          </table:table-cell>
          <table:table-cell office:value-type="float" office:value="27621" table:style-name="ce4">
            <text:p>27,621<text:s/></text:p>
          </table:table-cell>
          <table:table-cell office:value-type="float" office:value="59496" table:formula="of:=[.P10]+[.Q10]" table:style-name="ce4">
            <text:p>59,496<text:s/></text:p>
          </table:table-cell>
          <table:table-cell office:value-type="float" office:value="28904" table:style-name="ce4">
            <text:p>28,904<text:s/></text:p>
          </table:table-cell>
          <table:table-cell office:value-type="float" office:value="30592" table:style-name="ce4">
            <text:p>30,592<text:s/></text:p>
          </table:table-cell>
          <table:table-cell office:value-type="float" office:value="61501" table:formula="of:=[.S10]+[.T10]" table:style-name="ce4">
            <text:p>61,501<text:s/></text:p>
          </table:table-cell>
          <table:table-cell office:value-type="float" office:value="29563" table:style-name="ce4">
            <text:p>29,563<text:s/></text:p>
          </table:table-cell>
          <table:table-cell office:value-type="float" office:value="31938" table:style-name="ce4">
            <text:p>31,938<text:s/></text:p>
          </table:table-cell>
          <table:table-cell office:value-type="float" office:value="51354" table:formula="of:=[.V10]+[.W10]" table:style-name="ce4">
            <text:p>51,354<text:s/></text:p>
          </table:table-cell>
          <table:table-cell office:value-type="float" office:value="24545" table:style-name="ce4">
            <text:p>24,545<text:s/></text:p>
          </table:table-cell>
          <table:table-cell office:value-type="float" office:value="26809" table:style-name="ce4">
            <text:p>26,809<text:s/></text:p>
          </table:table-cell>
          <table:table-cell office:value-type="float" office:value="22633" table:formula="of:=[.Y10]+[.Z10]" table:style-name="ce4">
            <text:p>22,633<text:s/></text:p>
          </table:table-cell>
          <table:table-cell office:value-type="float" office:value="11089" table:style-name="ce4">
            <text:p>11,089<text:s/></text:p>
          </table:table-cell>
          <table:table-cell office:value-type="float" office:value="11544" table:style-name="ce4">
            <text:p>11,544<text:s/></text:p>
          </table:table-cell>
          <table:table-cell office:value-type="float" office:value="21357" table:formula="of:=[.AB10]+[.AC10]" table:style-name="ce4">
            <text:p>21,357<text:s/></text:p>
          </table:table-cell>
          <table:table-cell office:value-type="float" office:value="10808" table:style-name="ce4">
            <text:p>10,808<text:s/></text:p>
          </table:table-cell>
          <table:table-cell office:value-type="float" office:value="10549" table:style-name="ce4">
            <text:p>10,549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泰國 Thailand</text:p>
          </table:table-cell>
          <table:table-cell office:value-type="float" office:value="830166" table:formula="of:=[.D11]+[.E11]" table:style-name="ce4">
            <text:p>830,166<text:s/></text:p>
          </table:table-cell>
          <table:table-cell office:value-type="float" office:value="387987" table:formula="of:=[.G11]+[.J11]+[.M11]+[.P11]+[.S11]+[.V11]+[.Y11]+[.AB11]" table:style-name="ce4">
            <text:p>387,987<text:s/></text:p>
          </table:table-cell>
          <table:table-cell office:value-type="float" office:value="442179" table:formula="of:=[.H11]+[.K11]+[.N11]+[.Q11]+[.T11]+[.W11]+[.Z11]+[.AC11]" table:style-name="ce4">
            <text:p>442,179<text:s/></text:p>
          </table:table-cell>
          <table:table-cell office:value-type="float" office:value="44159" table:formula="of:=[.G11]+[.H11]" table:style-name="ce4">
            <text:p>44,159<text:s/></text:p>
          </table:table-cell>
          <table:table-cell office:value-type="float" office:value="22546" table:style-name="ce4">
            <text:p>22,546<text:s/></text:p>
          </table:table-cell>
          <table:table-cell office:value-type="float" office:value="21613" table:style-name="ce4">
            <text:p>21,613<text:s/></text:p>
          </table:table-cell>
          <table:table-cell office:value-type="float" office:value="30597" table:formula="of:=[.J11]+[.K11]" table:style-name="ce4">
            <text:p>30,597<text:s/></text:p>
          </table:table-cell>
          <table:table-cell office:value-type="float" office:value="14232" table:style-name="ce4">
            <text:p>14,232<text:s/></text:p>
          </table:table-cell>
          <table:table-cell office:value-type="float" office:value="16365" table:style-name="ce4">
            <text:p>16,365<text:s/></text:p>
          </table:table-cell>
          <table:table-cell office:value-type="float" office:value="165349" table:formula="of:=[.M11]+[.N11]" table:style-name="ce4">
            <text:p>165,349<text:s/></text:p>
          </table:table-cell>
          <table:table-cell office:value-type="float" office:value="70834" table:style-name="ce4">
            <text:p>70,834<text:s/></text:p>
          </table:table-cell>
          <table:table-cell office:value-type="float" office:value="94515" table:style-name="ce4">
            <text:p>94,515<text:s/></text:p>
          </table:table-cell>
          <table:table-cell office:value-type="float" office:value="193615" table:formula="of:=[.P11]+[.Q11]" table:style-name="ce4">
            <text:p>193,615<text:s/></text:p>
          </table:table-cell>
          <table:table-cell office:value-type="float" office:value="91239" table:style-name="ce4">
            <text:p>91,239<text:s/></text:p>
          </table:table-cell>
          <table:table-cell office:value-type="float" office:value="102376" table:style-name="ce4">
            <text:p>102,376<text:s/></text:p>
          </table:table-cell>
          <table:table-cell office:value-type="float" office:value="162912" table:formula="of:=[.S11]+[.T11]" table:style-name="ce4">
            <text:p>162,912<text:s/></text:p>
          </table:table-cell>
          <table:table-cell office:value-type="float" office:value="77355" table:style-name="ce4">
            <text:p>77,355<text:s/></text:p>
          </table:table-cell>
          <table:table-cell office:value-type="float" office:value="85557" table:style-name="ce4">
            <text:p>85,557<text:s/></text:p>
          </table:table-cell>
          <table:table-cell office:value-type="float" office:value="129109" table:formula="of:=[.V11]+[.W11]" table:style-name="ce4">
            <text:p>129,109<text:s/></text:p>
          </table:table-cell>
          <table:table-cell office:value-type="float" office:value="60556" table:style-name="ce4">
            <text:p>60,556<text:s/></text:p>
          </table:table-cell>
          <table:table-cell office:value-type="float" office:value="68553" table:style-name="ce4">
            <text:p>68,553<text:s/></text:p>
          </table:table-cell>
          <table:table-cell office:value-type="float" office:value="54840" table:formula="of:=[.Y11]+[.Z11]" table:style-name="ce4">
            <text:p>54,840<text:s/></text:p>
          </table:table-cell>
          <table:table-cell office:value-type="float" office:value="26296" table:style-name="ce4">
            <text:p>26,296<text:s/></text:p>
          </table:table-cell>
          <table:table-cell office:value-type="float" office:value="28544" table:style-name="ce4">
            <text:p>28,544<text:s/></text:p>
          </table:table-cell>
          <table:table-cell office:value-type="float" office:value="49585" table:formula="of:=[.AB11]+[.AC11]" table:style-name="ce4">
            <text:p>49,585<text:s/></text:p>
          </table:table-cell>
          <table:table-cell office:value-type="float" office:value="24929" table:style-name="ce4">
            <text:p>24,929<text:s/></text:p>
          </table:table-cell>
          <table:table-cell office:value-type="float" office:value="24656" table:style-name="ce4">
            <text:p>24,656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菲律賓 Philippines</text:p>
          </table:table-cell>
          <table:table-cell office:value-type="float" office:value="331792" table:formula="of:=[.D12]+[.E12]" table:style-name="ce4">
            <text:p>331,792<text:s/></text:p>
          </table:table-cell>
          <table:table-cell office:value-type="float" office:value="171591" table:formula="of:=[.G12]+[.J12]+[.M12]+[.P12]+[.S12]+[.V12]+[.Y12]+[.AB12]" table:style-name="ce4">
            <text:p>171,591<text:s/></text:p>
          </table:table-cell>
          <table:table-cell office:value-type="float" office:value="160201" table:formula="of:=[.H12]+[.K12]+[.N12]+[.Q12]+[.T12]+[.W12]+[.Z12]+[.AC12]" table:style-name="ce4">
            <text:p>160,201<text:s/></text:p>
          </table:table-cell>
          <table:table-cell office:value-type="float" office:value="17205" table:formula="of:=[.G12]+[.H12]" table:style-name="ce4">
            <text:p>17,205<text:s/></text:p>
          </table:table-cell>
          <table:table-cell office:value-type="float" office:value="8990" table:style-name="ce4">
            <text:p>8,990<text:s/></text:p>
          </table:table-cell>
          <table:table-cell office:value-type="float" office:value="8215" table:style-name="ce4">
            <text:p>8,215<text:s/></text:p>
          </table:table-cell>
          <table:table-cell office:value-type="float" office:value="13696" table:formula="of:=[.J12]+[.K12]" table:style-name="ce4">
            <text:p>13,696<text:s/></text:p>
          </table:table-cell>
          <table:table-cell office:value-type="float" office:value="6605" table:style-name="ce4">
            <text:p>6,605<text:s/></text:p>
          </table:table-cell>
          <table:table-cell office:value-type="float" office:value="7091" table:style-name="ce4">
            <text:p>7,091<text:s/></text:p>
          </table:table-cell>
          <table:table-cell office:value-type="float" office:value="89524" table:formula="of:=[.M12]+[.N12]" table:style-name="ce4">
            <text:p>89,524<text:s/></text:p>
          </table:table-cell>
          <table:table-cell office:value-type="float" office:value="38801" table:style-name="ce4">
            <text:p>38,801<text:s/></text:p>
          </table:table-cell>
          <table:table-cell office:value-type="float" office:value="50723" table:style-name="ce4">
            <text:p>50,723<text:s/></text:p>
          </table:table-cell>
          <table:table-cell office:value-type="float" office:value="83578" table:formula="of:=[.P12]+[.Q12]" table:style-name="ce4">
            <text:p>83,578<text:s/></text:p>
          </table:table-cell>
          <table:table-cell office:value-type="float" office:value="44200" table:style-name="ce4">
            <text:p>44,200<text:s/></text:p>
          </table:table-cell>
          <table:table-cell office:value-type="float" office:value="39378" table:style-name="ce4">
            <text:p>39,378<text:s/></text:p>
          </table:table-cell>
          <table:table-cell office:value-type="float" office:value="59128" table:formula="of:=[.S12]+[.T12]" table:style-name="ce4">
            <text:p>59,128<text:s/></text:p>
          </table:table-cell>
          <table:table-cell office:value-type="float" office:value="32816" table:style-name="ce4">
            <text:p>32,816<text:s/></text:p>
          </table:table-cell>
          <table:table-cell office:value-type="float" office:value="26312" table:style-name="ce4">
            <text:p>26,312<text:s/></text:p>
          </table:table-cell>
          <table:table-cell office:value-type="float" office:value="39657" table:formula="of:=[.V12]+[.W12]" table:style-name="ce4">
            <text:p>39,657<text:s/></text:p>
          </table:table-cell>
          <table:table-cell office:value-type="float" office:value="22735" table:style-name="ce4">
            <text:p>22,735<text:s/></text:p>
          </table:table-cell>
          <table:table-cell office:value-type="float" office:value="16922" table:style-name="ce4">
            <text:p>16,922<text:s/></text:p>
          </table:table-cell>
          <table:table-cell office:value-type="float" office:value="15600" table:formula="of:=[.Y12]+[.Z12]" table:style-name="ce4">
            <text:p>15,600<text:s/></text:p>
          </table:table-cell>
          <table:table-cell office:value-type="float" office:value="9313" table:style-name="ce4">
            <text:p>9,313<text:s/></text:p>
          </table:table-cell>
          <table:table-cell office:value-type="float" office:value="6287" table:style-name="ce4">
            <text:p>6,287<text:s/></text:p>
          </table:table-cell>
          <table:table-cell office:value-type="float" office:value="13404" table:formula="of:=[.AB12]+[.AC12]" table:style-name="ce4">
            <text:p>13,404<text:s/></text:p>
          </table:table-cell>
          <table:table-cell office:value-type="float" office:value="8131" table:style-name="ce4">
            <text:p>8,131<text:s/></text:p>
          </table:table-cell>
          <table:table-cell office:value-type="float" office:value="5273" table:style-name="ce4">
            <text:p>5,273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印尼 Indonesia</text:p>
          </table:table-cell>
          <table:table-cell office:value-type="float" office:value="156060" table:formula="of:=[.D13]+[.E13]" table:style-name="ce4">
            <text:p>156,060<text:s/></text:p>
          </table:table-cell>
          <table:table-cell office:value-type="float" office:value="76954" table:formula="of:=[.G13]+[.J13]+[.M13]+[.P13]+[.S13]+[.V13]+[.Y13]+[.AB13]" table:style-name="ce4">
            <text:p>76,954<text:s/></text:p>
          </table:table-cell>
          <table:table-cell office:value-type="float" office:value="79106" table:formula="of:=[.H13]+[.K13]+[.N13]+[.Q13]+[.T13]+[.W13]+[.Z13]+[.AC13]" table:style-name="ce4">
            <text:p>79,106<text:s/></text:p>
          </table:table-cell>
          <table:table-cell office:value-type="float" office:value="10873" table:formula="of:=[.G13]+[.H13]" table:style-name="ce4">
            <text:p>10,873<text:s/></text:p>
          </table:table-cell>
          <table:table-cell office:value-type="float" office:value="5638" table:style-name="ce4">
            <text:p>5,638<text:s/></text:p>
          </table:table-cell>
          <table:table-cell office:value-type="float" office:value="5235" table:style-name="ce4">
            <text:p>5,235<text:s/></text:p>
          </table:table-cell>
          <table:table-cell office:value-type="float" office:value="5670" table:formula="of:=[.J13]+[.K13]" table:style-name="ce4">
            <text:p>5,670<text:s/></text:p>
          </table:table-cell>
          <table:table-cell office:value-type="float" office:value="2724" table:style-name="ce4">
            <text:p>2,724<text:s/></text:p>
          </table:table-cell>
          <table:table-cell office:value-type="float" office:value="2946" table:style-name="ce4">
            <text:p>2,946<text:s/></text:p>
          </table:table-cell>
          <table:table-cell office:value-type="float" office:value="27372" table:formula="of:=[.M13]+[.N13]" table:style-name="ce4">
            <text:p>27,372<text:s/></text:p>
          </table:table-cell>
          <table:table-cell office:value-type="float" office:value="11495" table:style-name="ce4">
            <text:p>11,495<text:s/></text:p>
          </table:table-cell>
          <table:table-cell office:value-type="float" office:value="15877" table:style-name="ce4">
            <text:p>15,877<text:s/></text:p>
          </table:table-cell>
          <table:table-cell office:value-type="float" office:value="36598" table:formula="of:=[.P13]+[.Q13]" table:style-name="ce4">
            <text:p>36,598<text:s/></text:p>
          </table:table-cell>
          <table:table-cell office:value-type="float" office:value="17454" table:style-name="ce4">
            <text:p>17,454<text:s/></text:p>
          </table:table-cell>
          <table:table-cell office:value-type="float" office:value="19144" table:style-name="ce4">
            <text:p>19,144<text:s/></text:p>
          </table:table-cell>
          <table:table-cell office:value-type="float" office:value="32824" table:formula="of:=[.S13]+[.T13]" table:style-name="ce4">
            <text:p>32,824<text:s/></text:p>
          </table:table-cell>
          <table:table-cell office:value-type="float" office:value="16057" table:style-name="ce4">
            <text:p>16,057<text:s/></text:p>
          </table:table-cell>
          <table:table-cell office:value-type="float" office:value="16767" table:style-name="ce4">
            <text:p>16,767<text:s/></text:p>
          </table:table-cell>
          <table:table-cell office:value-type="float" office:value="23797" table:formula="of:=[.V13]+[.W13]" table:style-name="ce4">
            <text:p>23,797<text:s/></text:p>
          </table:table-cell>
          <table:table-cell office:value-type="float" office:value="12957" table:style-name="ce4">
            <text:p>12,957<text:s/></text:p>
          </table:table-cell>
          <table:table-cell office:value-type="float" office:value="10840" table:style-name="ce4">
            <text:p>10,840<text:s/></text:p>
          </table:table-cell>
          <table:table-cell office:value-type="float" office:value="9766" table:formula="of:=[.Y13]+[.Z13]" table:style-name="ce4">
            <text:p>9,766<text:s/></text:p>
          </table:table-cell>
          <table:table-cell office:value-type="float" office:value="5597" table:style-name="ce4">
            <text:p>5,597<text:s/></text:p>
          </table:table-cell>
          <table:table-cell office:value-type="float" office:value="4169" table:style-name="ce4">
            <text:p>4,169<text:s/></text:p>
          </table:table-cell>
          <table:table-cell office:value-type="float" office:value="9160" table:formula="of:=[.AB13]+[.AC13]" table:style-name="ce4">
            <text:p>9,160<text:s/></text:p>
          </table:table-cell>
          <table:table-cell office:value-type="float" office:value="5032" table:style-name="ce4">
            <text:p>5,032<text:s/></text:p>
          </table:table-cell>
          <table:table-cell office:value-type="float" office:value="4128" table:style-name="ce4">
            <text:p>4,128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汶淶 Brunei</text:p>
          </table:table-cell>
          <table:table-cell office:value-type="float" office:value="6317" table:formula="of:=[.D14]+[.E14]" table:style-name="ce4">
            <text:p>6,317<text:s/></text:p>
          </table:table-cell>
          <table:table-cell office:value-type="float" office:value="2799" table:formula="of:=[.G14]+[.J14]+[.M14]+[.P14]+[.S14]+[.V14]+[.Y14]+[.AB14]" table:style-name="ce4">
            <text:p>2,799<text:s/></text:p>
          </table:table-cell>
          <table:table-cell office:value-type="float" office:value="3518" table:formula="of:=[.H14]+[.K14]+[.N14]+[.Q14]+[.T14]+[.W14]+[.Z14]+[.AC14]" table:style-name="ce4">
            <text:p>3,518<text:s/></text:p>
          </table:table-cell>
          <table:table-cell office:value-type="float" office:value="251" table:formula="of:=[.G14]+[.H14]" table:style-name="ce4">
            <text:p>251<text:s/></text:p>
          </table:table-cell>
          <table:table-cell office:value-type="float" office:value="133" table:style-name="ce4">
            <text:p>133<text:s/></text:p>
          </table:table-cell>
          <table:table-cell office:value-type="float" office:value="118" table:style-name="ce4">
            <text:p>118<text:s/></text:p>
          </table:table-cell>
          <table:table-cell office:value-type="float" office:value="226" table:formula="of:=[.J14]+[.K14]" table:style-name="ce4">
            <text:p>226<text:s/></text:p>
          </table:table-cell>
          <table:table-cell office:value-type="float" office:value="114" table:style-name="ce4">
            <text:p>114<text:s/></text:p>
          </table:table-cell>
          <table:table-cell office:value-type="float" office:value="112" table:style-name="ce4">
            <text:p>112<text:s/></text:p>
          </table:table-cell>
          <table:table-cell office:value-type="float" office:value="562" table:formula="of:=[.M14]+[.N14]" table:style-name="ce4">
            <text:p>562<text:s/></text:p>
          </table:table-cell>
          <table:table-cell office:value-type="float" office:value="251" table:style-name="ce4">
            <text:p>251<text:s/></text:p>
          </table:table-cell>
          <table:table-cell office:value-type="float" office:value="311" table:style-name="ce4">
            <text:p>311<text:s/></text:p>
          </table:table-cell>
          <table:table-cell office:value-type="float" office:value="649" table:formula="of:=[.P14]+[.Q14]" table:style-name="ce4">
            <text:p>649<text:s/></text:p>
          </table:table-cell>
          <table:table-cell office:value-type="float" office:value="271" table:style-name="ce4">
            <text:p>271<text:s/></text:p>
          </table:table-cell>
          <table:table-cell office:value-type="float" office:value="378" table:style-name="ce4">
            <text:p>378<text:s/></text:p>
          </table:table-cell>
          <table:table-cell office:value-type="float" office:value="874" table:formula="of:=[.S14]+[.T14]" table:style-name="ce4">
            <text:p>874<text:s/></text:p>
          </table:table-cell>
          <table:table-cell office:value-type="float" office:value="382" table:style-name="ce4">
            <text:p>382<text:s/></text:p>
          </table:table-cell>
          <table:table-cell office:value-type="float" office:value="492" table:style-name="ce4">
            <text:p>492<text:s/></text:p>
          </table:table-cell>
          <table:table-cell office:value-type="float" office:value="1215" table:formula="of:=[.V14]+[.W14]" table:style-name="ce4">
            <text:p>1,215<text:s/></text:p>
          </table:table-cell>
          <table:table-cell office:value-type="float" office:value="476" table:style-name="ce4">
            <text:p>476<text:s/></text:p>
          </table:table-cell>
          <table:table-cell office:value-type="float" office:value="739" table:style-name="ce4">
            <text:p>739<text:s/></text:p>
          </table:table-cell>
          <table:table-cell office:value-type="float" office:value="999" table:formula="of:=[.Y14]+[.Z14]" table:style-name="ce4">
            <text:p>999<text:s/></text:p>
          </table:table-cell>
          <table:table-cell office:value-type="float" office:value="420" table:style-name="ce4">
            <text:p>420<text:s/></text:p>
          </table:table-cell>
          <table:table-cell office:value-type="float" office:value="579" table:style-name="ce4">
            <text:p>579<text:s/></text:p>
          </table:table-cell>
          <table:table-cell office:value-type="float" office:value="1541" table:formula="of:=[.AB14]+[.AC14]" table:style-name="ce4">
            <text:p>1,541<text:s/></text:p>
          </table:table-cell>
          <table:table-cell office:value-type="float" office:value="752" table:style-name="ce4">
            <text:p>752<text:s/></text:p>
          </table:table-cell>
          <table:table-cell office:value-type="float" office:value="789" table:style-name="ce4">
            <text:p>789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越南 Vietnam</text:p>
          </table:table-cell>
          <table:table-cell office:value-type="float" office:value="853257" table:formula="of:=[.D15]+[.E15]" table:style-name="ce4">
            <text:p>853,257<text:s/></text:p>
          </table:table-cell>
          <table:table-cell office:value-type="float" office:value="462156" table:formula="of:=[.G15]+[.J15]+[.M15]+[.P15]+[.S15]+[.V15]+[.Y15]+[.AB15]" table:style-name="ce4">
            <text:p>462,156<text:s/></text:p>
          </table:table-cell>
          <table:table-cell office:value-type="float" office:value="391101" table:formula="of:=[.H15]+[.K15]+[.N15]+[.Q15]+[.T15]+[.W15]+[.Z15]+[.AC15]" table:style-name="ce4">
            <text:p>391,101<text:s/></text:p>
          </table:table-cell>
          <table:table-cell office:value-type="float" office:value="47179" table:formula="of:=[.G15]+[.H15]" table:style-name="ce4">
            <text:p>47,179<text:s/></text:p>
          </table:table-cell>
          <table:table-cell office:value-type="float" office:value="24124" table:style-name="ce4">
            <text:p>24,124<text:s/></text:p>
          </table:table-cell>
          <table:table-cell office:value-type="float" office:value="23055" table:style-name="ce4">
            <text:p>23,055<text:s/></text:p>
          </table:table-cell>
          <table:table-cell office:value-type="float" office:value="27670" table:formula="of:=[.J15]+[.K15]" table:style-name="ce4">
            <text:p>27,670<text:s/></text:p>
          </table:table-cell>
          <table:table-cell office:value-type="float" office:value="13075" table:style-name="ce4">
            <text:p>13,075<text:s/></text:p>
          </table:table-cell>
          <table:table-cell office:value-type="float" office:value="14595" table:style-name="ce4">
            <text:p>14,595<text:s/></text:p>
          </table:table-cell>
          <table:table-cell office:value-type="float" office:value="81388" table:formula="of:=[.M15]+[.N15]" table:style-name="ce4">
            <text:p>81,388<text:s/></text:p>
          </table:table-cell>
          <table:table-cell office:value-type="float" office:value="39606" table:style-name="ce4">
            <text:p>39,606<text:s/></text:p>
          </table:table-cell>
          <table:table-cell office:value-type="float" office:value="41782" table:style-name="ce4">
            <text:p>41,782<text:s/></text:p>
          </table:table-cell>
          <table:table-cell office:value-type="float" office:value="186313" table:formula="of:=[.P15]+[.Q15]" table:style-name="ce4">
            <text:p>186,313<text:s/></text:p>
          </table:table-cell>
          <table:table-cell office:value-type="float" office:value="90884" table:style-name="ce4">
            <text:p>90,884<text:s/></text:p>
          </table:table-cell>
          <table:table-cell office:value-type="float" office:value="95429" table:style-name="ce4">
            <text:p>95,429<text:s/></text:p>
          </table:table-cell>
          <table:table-cell office:value-type="float" office:value="187712" table:formula="of:=[.S15]+[.T15]" table:style-name="ce4">
            <text:p>187,712<text:s/></text:p>
          </table:table-cell>
          <table:table-cell office:value-type="float" office:value="104666" table:style-name="ce4">
            <text:p>104,666<text:s/></text:p>
          </table:table-cell>
          <table:table-cell office:value-type="float" office:value="83046" table:style-name="ce4">
            <text:p>83,046<text:s/></text:p>
          </table:table-cell>
          <table:table-cell office:value-type="float" office:value="169913" table:formula="of:=[.V15]+[.W15]" table:style-name="ce4">
            <text:p>169,913<text:s/></text:p>
          </table:table-cell>
          <table:table-cell office:value-type="float" office:value="100716" table:style-name="ce4">
            <text:p>100,716<text:s/></text:p>
          </table:table-cell>
          <table:table-cell office:value-type="float" office:value="69197" table:style-name="ce4">
            <text:p>69,197<text:s/></text:p>
          </table:table-cell>
          <table:table-cell office:value-type="float" office:value="81215" table:formula="of:=[.Y15]+[.Z15]" table:style-name="ce4">
            <text:p>81,215<text:s/></text:p>
          </table:table-cell>
          <table:table-cell office:value-type="float" office:value="47889" table:style-name="ce4">
            <text:p>47,889<text:s/></text:p>
          </table:table-cell>
          <table:table-cell office:value-type="float" office:value="33326" table:style-name="ce4">
            <text:p>33,326<text:s/></text:p>
          </table:table-cell>
          <table:table-cell office:value-type="float" office:value="71867" table:formula="of:=[.AB15]+[.AC15]" table:style-name="ce4">
            <text:p>71,867<text:s/></text:p>
          </table:table-cell>
          <table:table-cell office:value-type="float" office:value="41196" table:style-name="ce4">
            <text:p>41,196<text:s/></text:p>
          </table:table-cell>
          <table:table-cell office:value-type="float" office:value="30671" table:style-name="ce4">
            <text:p>30,671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緬甸 Myanmar</text:p>
          </table:table-cell>
          <table:table-cell office:value-type="float" office:value="25071" table:formula="of:=[.D16]+[.E16]" table:style-name="ce4">
            <text:p>25,071<text:s/></text:p>
          </table:table-cell>
          <table:table-cell office:value-type="float" office:value="14079" table:formula="of:=[.G16]+[.J16]+[.M16]+[.P16]+[.S16]+[.V16]+[.Y16]+[.AB16]" table:style-name="ce4">
            <text:p>14,079<text:s/></text:p>
          </table:table-cell>
          <table:table-cell office:value-type="float" office:value="10992" table:formula="of:=[.H16]+[.K16]+[.N16]+[.Q16]+[.T16]+[.W16]+[.Z16]+[.AC16]" table:style-name="ce4">
            <text:p>10,992<text:s/></text:p>
          </table:table-cell>
          <table:table-cell office:value-type="float" office:value="1088" table:formula="of:=[.G16]+[.H16]" table:style-name="ce4">
            <text:p>1,088<text:s/></text:p>
          </table:table-cell>
          <table:table-cell office:value-type="float" office:value="555" table:style-name="ce4">
            <text:p>555<text:s/></text:p>
          </table:table-cell>
          <table:table-cell office:value-type="float" office:value="533" table:style-name="ce4">
            <text:p>533<text:s/></text:p>
          </table:table-cell>
          <table:table-cell office:value-type="float" office:value="562" table:formula="of:=[.J16]+[.K16]" table:style-name="ce4">
            <text:p>562<text:s/></text:p>
          </table:table-cell>
          <table:table-cell office:value-type="float" office:value="278" table:style-name="ce4">
            <text:p>278<text:s/></text:p>
          </table:table-cell>
          <table:table-cell office:value-type="float" office:value="284" table:style-name="ce4">
            <text:p>284<text:s/></text:p>
          </table:table-cell>
          <table:table-cell office:value-type="float" office:value="1941" table:formula="of:=[.M16]+[.N16]" table:style-name="ce4">
            <text:p>1,941<text:s/></text:p>
          </table:table-cell>
          <table:table-cell office:value-type="float" office:value="1066" table:style-name="ce4">
            <text:p>1,066<text:s/></text:p>
          </table:table-cell>
          <table:table-cell office:value-type="float" office:value="875" table:style-name="ce4">
            <text:p>875<text:s/></text:p>
          </table:table-cell>
          <table:table-cell office:value-type="float" office:value="3764" table:formula="of:=[.P16]+[.Q16]" table:style-name="ce4">
            <text:p>3,764<text:s/></text:p>
          </table:table-cell>
          <table:table-cell office:value-type="float" office:value="2244" table:style-name="ce4">
            <text:p>2,244<text:s/></text:p>
          </table:table-cell>
          <table:table-cell office:value-type="float" office:value="1520" table:style-name="ce4">
            <text:p>1,520<text:s/></text:p>
          </table:table-cell>
          <table:table-cell office:value-type="float" office:value="5227" table:formula="of:=[.S16]+[.T16]" table:style-name="ce4">
            <text:p>5,227<text:s/></text:p>
          </table:table-cell>
          <table:table-cell office:value-type="float" office:value="2892" table:style-name="ce4">
            <text:p>2,892<text:s/></text:p>
          </table:table-cell>
          <table:table-cell office:value-type="float" office:value="2335" table:style-name="ce4">
            <text:p>2,335<text:s/></text:p>
          </table:table-cell>
          <table:table-cell office:value-type="float" office:value="6267" table:formula="of:=[.V16]+[.W16]" table:style-name="ce4">
            <text:p>6,267<text:s/></text:p>
          </table:table-cell>
          <table:table-cell office:value-type="float" office:value="3495" table:style-name="ce4">
            <text:p>3,495<text:s/></text:p>
          </table:table-cell>
          <table:table-cell office:value-type="float" office:value="2772" table:style-name="ce4">
            <text:p>2,772<text:s/></text:p>
          </table:table-cell>
          <table:table-cell office:value-type="float" office:value="3179" table:formula="of:=[.Y16]+[.Z16]" table:style-name="ce4">
            <text:p>3,179<text:s/></text:p>
          </table:table-cell>
          <table:table-cell office:value-type="float" office:value="1756" table:style-name="ce4">
            <text:p>1,756<text:s/></text:p>
          </table:table-cell>
          <table:table-cell office:value-type="float" office:value="1423" table:style-name="ce4">
            <text:p>1,423<text:s/></text:p>
          </table:table-cell>
          <table:table-cell office:value-type="float" office:value="3043" table:formula="of:=[.AB16]+[.AC16]" table:style-name="ce4">
            <text:p>3,043<text:s/></text:p>
          </table:table-cell>
          <table:table-cell office:value-type="float" office:value="1793" table:style-name="ce4">
            <text:p>1,793<text:s/></text:p>
          </table:table-cell>
          <table:table-cell office:value-type="float" office:value="1250" table:style-name="ce4">
            <text:p>1,250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柬埔寨 Cambodia</text:p>
          </table:table-cell>
          <table:table-cell office:value-type="float" office:value="89975" table:formula="of:=[.D17]+[.E17]" table:style-name="ce4">
            <text:p>89,975<text:s/></text:p>
          </table:table-cell>
          <table:table-cell office:value-type="float" office:value="48980" table:formula="of:=[.G17]+[.J17]+[.M17]+[.P17]+[.S17]+[.V17]+[.Y17]+[.AB17]" table:style-name="ce4">
            <text:p>48,980<text:s/></text:p>
          </table:table-cell>
          <table:table-cell office:value-type="float" office:value="40995" table:formula="of:=[.H17]+[.K17]+[.N17]+[.Q17]+[.T17]+[.W17]+[.Z17]+[.AC17]" table:style-name="ce4">
            <text:p>40,995<text:s/></text:p>
          </table:table-cell>
          <table:table-cell office:value-type="float" office:value="2417" table:formula="of:=[.G17]+[.H17]" table:style-name="ce4">
            <text:p>2,417<text:s/></text:p>
          </table:table-cell>
          <table:table-cell office:value-type="float" office:value="1271" table:style-name="ce4">
            <text:p>1,271<text:s/></text:p>
          </table:table-cell>
          <table:table-cell office:value-type="float" office:value="1146" table:style-name="ce4">
            <text:p>1,146<text:s/></text:p>
          </table:table-cell>
          <table:table-cell office:value-type="float" office:value="2441" table:formula="of:=[.J17]+[.K17]" table:style-name="ce4">
            <text:p>2,441<text:s/></text:p>
          </table:table-cell>
          <table:table-cell office:value-type="float" office:value="1190" table:style-name="ce4">
            <text:p>1,190<text:s/></text:p>
          </table:table-cell>
          <table:table-cell office:value-type="float" office:value="1251" table:style-name="ce4">
            <text:p>1,251<text:s/></text:p>
          </table:table-cell>
          <table:table-cell office:value-type="float" office:value="11082" table:formula="of:=[.M17]+[.N17]" table:style-name="ce4">
            <text:p>11,082<text:s/></text:p>
          </table:table-cell>
          <table:table-cell office:value-type="float" office:value="5376" table:style-name="ce4">
            <text:p>5,376<text:s/></text:p>
          </table:table-cell>
          <table:table-cell office:value-type="float" office:value="5706" table:style-name="ce4">
            <text:p>5,706<text:s/></text:p>
          </table:table-cell>
          <table:table-cell office:value-type="float" office:value="17016" table:formula="of:=[.P17]+[.Q17]" table:style-name="ce4">
            <text:p>17,016<text:s/></text:p>
          </table:table-cell>
          <table:table-cell office:value-type="float" office:value="9076" table:style-name="ce4">
            <text:p>9,076<text:s/></text:p>
          </table:table-cell>
          <table:table-cell office:value-type="float" office:value="7940" table:style-name="ce4">
            <text:p>7,940<text:s/></text:p>
          </table:table-cell>
          <table:table-cell office:value-type="float" office:value="19067" table:formula="of:=[.S17]+[.T17]" table:style-name="ce4">
            <text:p>19,067<text:s/></text:p>
          </table:table-cell>
          <table:table-cell office:value-type="float" office:value="10298" table:style-name="ce4">
            <text:p>10,298<text:s/></text:p>
          </table:table-cell>
          <table:table-cell office:value-type="float" office:value="8769" table:style-name="ce4">
            <text:p>8,769<text:s/></text:p>
          </table:table-cell>
          <table:table-cell office:value-type="float" office:value="20465" table:formula="of:=[.V17]+[.W17]" table:style-name="ce4">
            <text:p>20,465<text:s/></text:p>
          </table:table-cell>
          <table:table-cell office:value-type="float" office:value="11232" table:style-name="ce4">
            <text:p>11,232<text:s/></text:p>
          </table:table-cell>
          <table:table-cell office:value-type="float" office:value="9233" table:style-name="ce4">
            <text:p>9,233<text:s/></text:p>
          </table:table-cell>
          <table:table-cell office:value-type="float" office:value="9591" table:formula="of:=[.Y17]+[.Z17]" table:style-name="ce4">
            <text:p>9,591<text:s/></text:p>
          </table:table-cell>
          <table:table-cell office:value-type="float" office:value="5729" table:style-name="ce4">
            <text:p>5,729<text:s/></text:p>
          </table:table-cell>
          <table:table-cell office:value-type="float" office:value="3862" table:style-name="ce4">
            <text:p>3,862<text:s/></text:p>
          </table:table-cell>
          <table:table-cell office:value-type="float" office:value="7896" table:formula="of:=[.AB17]+[.AC17]" table:style-name="ce4">
            <text:p>7,896<text:s/></text:p>
          </table:table-cell>
          <table:table-cell office:value-type="float" office:value="4808" table:style-name="ce4">
            <text:p>4,808<text:s/></text:p>
          </table:table-cell>
          <table:table-cell office:value-type="float" office:value="3088" table:style-name="ce4">
            <text:p>3,088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阿拉伯聯合大公國 United Arab Emirates</text:p>
          </table:table-cell>
          <table:table-cell office:value-type="float" office:value="136603" table:formula="of:=[.D18]+[.E18]" table:style-name="ce4">
            <text:p>136,603<text:s/></text:p>
          </table:table-cell>
          <table:table-cell office:value-type="float" office:value="53375" table:formula="of:=[.G18]+[.J18]+[.M18]+[.P18]+[.S18]+[.V18]+[.Y18]+[.AB18]" table:style-name="ce4">
            <text:p>53,375<text:s/></text:p>
          </table:table-cell>
          <table:table-cell office:value-type="float" office:value="83228" table:formula="of:=[.H18]+[.K18]+[.N18]+[.Q18]+[.T18]+[.W18]+[.Z18]+[.AC18]" table:style-name="ce4">
            <text:p>83,228<text:s/></text:p>
          </table:table-cell>
          <table:table-cell office:value-type="float" office:value="3166" table:formula="of:=[.G18]+[.H18]" table:style-name="ce4">
            <text:p>3,166<text:s/></text:p>
          </table:table-cell>
          <table:table-cell office:value-type="float" office:value="1557" table:style-name="ce4">
            <text:p>1,557<text:s/></text:p>
          </table:table-cell>
          <table:table-cell office:value-type="float" office:value="1609" table:style-name="ce4">
            <text:p>1,609<text:s/></text:p>
          </table:table-cell>
          <table:table-cell office:value-type="float" office:value="4319" table:formula="of:=[.J18]+[.K18]" table:style-name="ce4">
            <text:p>4,319<text:s/></text:p>
          </table:table-cell>
          <table:table-cell office:value-type="float" office:value="2096" table:style-name="ce4">
            <text:p>2,096<text:s/></text:p>
          </table:table-cell>
          <table:table-cell office:value-type="float" office:value="2223" table:style-name="ce4">
            <text:p>2,223<text:s/></text:p>
          </table:table-cell>
          <table:table-cell office:value-type="float" office:value="18797" table:formula="of:=[.M18]+[.N18]" table:style-name="ce4">
            <text:p>18,797<text:s/></text:p>
          </table:table-cell>
          <table:table-cell office:value-type="float" office:value="7003" table:style-name="ce4">
            <text:p>7,003<text:s/></text:p>
          </table:table-cell>
          <table:table-cell office:value-type="float" office:value="11794" table:style-name="ce4">
            <text:p>11,794<text:s/></text:p>
          </table:table-cell>
          <table:table-cell office:value-type="float" office:value="26166" table:formula="of:=[.P18]+[.Q18]" table:style-name="ce4">
            <text:p>26,166<text:s/></text:p>
          </table:table-cell>
          <table:table-cell office:value-type="float" office:value="10839" table:style-name="ce4">
            <text:p>10,839<text:s/></text:p>
          </table:table-cell>
          <table:table-cell office:value-type="float" office:value="15327" table:style-name="ce4">
            <text:p>15,327<text:s/></text:p>
          </table:table-cell>
          <table:table-cell office:value-type="float" office:value="22630" table:formula="of:=[.S18]+[.T18]" table:style-name="ce4">
            <text:p>22,630<text:s/></text:p>
          </table:table-cell>
          <table:table-cell office:value-type="float" office:value="8330" table:style-name="ce4">
            <text:p>8,330<text:s/></text:p>
          </table:table-cell>
          <table:table-cell office:value-type="float" office:value="14300" table:style-name="ce4">
            <text:p>14,300<text:s/></text:p>
          </table:table-cell>
          <table:table-cell office:value-type="float" office:value="29613" table:formula="of:=[.V18]+[.W18]" table:style-name="ce4">
            <text:p>29,613<text:s/></text:p>
          </table:table-cell>
          <table:table-cell office:value-type="float" office:value="10013" table:style-name="ce4">
            <text:p>10,013<text:s/></text:p>
          </table:table-cell>
          <table:table-cell office:value-type="float" office:value="19600" table:style-name="ce4">
            <text:p>19,600<text:s/></text:p>
          </table:table-cell>
          <table:table-cell office:value-type="float" office:value="16676" table:formula="of:=[.Y18]+[.Z18]" table:style-name="ce4">
            <text:p>16,676<text:s/></text:p>
          </table:table-cell>
          <table:table-cell office:value-type="float" office:value="6443" table:style-name="ce4">
            <text:p>6,443<text:s/></text:p>
          </table:table-cell>
          <table:table-cell office:value-type="float" office:value="10233" table:style-name="ce4">
            <text:p>10,233<text:s/></text:p>
          </table:table-cell>
          <table:table-cell office:value-type="float" office:value="15236" table:formula="of:=[.AB18]+[.AC18]" table:style-name="ce4">
            <text:p>15,236<text:s/></text:p>
          </table:table-cell>
          <table:table-cell office:value-type="float" office:value="7094" table:style-name="ce4">
            <text:p>7,094<text:s/></text:p>
          </table:table-cell>
          <table:table-cell office:value-type="float" office:value="8142" table:style-name="ce4">
            <text:p>8,142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土耳其 Turkey</text:p>
          </table:table-cell>
          <table:table-cell office:value-type="float" office:value="87168" table:formula="of:=[.D19]+[.E19]" table:style-name="ce4">
            <text:p>87,168<text:s/></text:p>
          </table:table-cell>
          <table:table-cell office:value-type="float" office:value="32251" table:formula="of:=[.G19]+[.J19]+[.M19]+[.P19]+[.S19]+[.V19]+[.Y19]+[.AB19]" table:style-name="ce4">
            <text:p>32,251<text:s/></text:p>
          </table:table-cell>
          <table:table-cell office:value-type="float" office:value="54917" table:formula="of:=[.H19]+[.K19]+[.N19]+[.Q19]+[.T19]+[.W19]+[.Z19]+[.AC19]" table:style-name="ce4">
            <text:p>54,917<text:s/></text:p>
          </table:table-cell>
          <table:table-cell office:value-type="float" office:value="1339" table:formula="of:=[.G19]+[.H19]" table:style-name="ce4">
            <text:p>1,339<text:s/></text:p>
          </table:table-cell>
          <table:table-cell office:value-type="float" office:value="652" table:style-name="ce4">
            <text:p>652<text:s/></text:p>
          </table:table-cell>
          <table:table-cell office:value-type="float" office:value="687" table:style-name="ce4">
            <text:p>687<text:s/></text:p>
          </table:table-cell>
          <table:table-cell office:value-type="float" office:value="1910" table:formula="of:=[.J19]+[.K19]" table:style-name="ce4">
            <text:p>1,910<text:s/></text:p>
          </table:table-cell>
          <table:table-cell office:value-type="float" office:value="929" table:style-name="ce4">
            <text:p>929<text:s/></text:p>
          </table:table-cell>
          <table:table-cell office:value-type="float" office:value="981" table:style-name="ce4">
            <text:p>981<text:s/></text:p>
          </table:table-cell>
          <table:table-cell office:value-type="float" office:value="8316" table:formula="of:=[.M19]+[.N19]" table:style-name="ce4">
            <text:p>8,316<text:s/></text:p>
          </table:table-cell>
          <table:table-cell office:value-type="float" office:value="3053" table:style-name="ce4">
            <text:p>3,053<text:s/></text:p>
          </table:table-cell>
          <table:table-cell office:value-type="float" office:value="5263" table:style-name="ce4">
            <text:p>5,263<text:s/></text:p>
          </table:table-cell>
          <table:table-cell office:value-type="float" office:value="14053" table:formula="of:=[.P19]+[.Q19]" table:style-name="ce4">
            <text:p>14,053<text:s/></text:p>
          </table:table-cell>
          <table:table-cell office:value-type="float" office:value="5539" table:style-name="ce4">
            <text:p>5,539<text:s/></text:p>
          </table:table-cell>
          <table:table-cell office:value-type="float" office:value="8514" table:style-name="ce4">
            <text:p>8,514<text:s/></text:p>
          </table:table-cell>
          <table:table-cell office:value-type="float" office:value="15531" table:formula="of:=[.S19]+[.T19]" table:style-name="ce4">
            <text:p>15,531<text:s/></text:p>
          </table:table-cell>
          <table:table-cell office:value-type="float" office:value="5037" table:style-name="ce4">
            <text:p>5,037<text:s/></text:p>
          </table:table-cell>
          <table:table-cell office:value-type="float" office:value="10494" table:style-name="ce4">
            <text:p>10,494<text:s/></text:p>
          </table:table-cell>
          <table:table-cell office:value-type="float" office:value="22687" table:formula="of:=[.V19]+[.W19]" table:style-name="ce4">
            <text:p>22,687<text:s/></text:p>
          </table:table-cell>
          <table:table-cell office:value-type="float" office:value="7238" table:style-name="ce4">
            <text:p>7,238<text:s/></text:p>
          </table:table-cell>
          <table:table-cell office:value-type="float" office:value="15449" table:style-name="ce4">
            <text:p>15,449<text:s/></text:p>
          </table:table-cell>
          <table:table-cell office:value-type="float" office:value="12524" table:formula="of:=[.Y19]+[.Z19]" table:style-name="ce4">
            <text:p>12,524<text:s/></text:p>
          </table:table-cell>
          <table:table-cell office:value-type="float" office:value="4788" table:style-name="ce4">
            <text:p>4,788<text:s/></text:p>
          </table:table-cell>
          <table:table-cell office:value-type="float" office:value="7736" table:style-name="ce4">
            <text:p>7,736<text:s/></text:p>
          </table:table-cell>
          <table:table-cell office:value-type="float" office:value="10808" table:formula="of:=[.AB19]+[.AC19]" table:style-name="ce4">
            <text:p>10,808<text:s/></text:p>
          </table:table-cell>
          <table:table-cell office:value-type="float" office:value="5015" table:style-name="ce4">
            <text:p>5,015<text:s/></text:p>
          </table:table-cell>
          <table:table-cell office:value-type="float" office:value="5793" table:style-name="ce4">
            <text:p>5,793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亞洲其他地區 Others</text:p>
          </table:table-cell>
          <table:table-cell office:value-type="float" office:value="116096" table:formula="of:=[.C21]-[.C4]-[.C5]-[.C6]-[.C7]-[.C8]-[.C9]-[.C10]-[.C11]-[.C12]-[.C13]-[.C14]-[.C15]-[.C16]-[.C17]-[.C18]-[.C19]" table:style-name="ce4">
            <text:p>116,096<text:s/></text:p>
          </table:table-cell>
          <table:table-cell office:value-type="float" office:value="54233" table:formula="of:=[.G20]+[.J20]+[.M20]+[.P20]+[.S20]+[.V20]+[.Y20]+[.AB20]" table:style-name="ce4">
            <text:p>54,233<text:s/></text:p>
          </table:table-cell>
          <table:table-cell office:value-type="float" office:value="61863" table:formula="of:=[.H20]+[.K20]+[.N20]+[.Q20]+[.T20]+[.W20]+[.Z20]+[.AC20]" table:style-name="ce4">
            <text:p>61,863<text:s/></text:p>
          </table:table-cell>
          <table:table-cell office:value-type="float" office:value="128" table:formula="of:=[.F21]-[.F4]-[.F5]-[.F6]-[.F7]-[.F8]-[.F9]-[.F10]-[.F11]-[.F12]-[.F13]-[.F14]-[.F15]-[.F16]-[.F17]-[.F18]-[.F19]" table:style-name="ce4">
            <text:p>128<text:s/></text:p>
          </table:table-cell>
          <table:table-cell office:value-type="float" office:value="74" table:formula="of:=[.G21]-[.G4]-[.G5]-[.G6]-[.G7]-[.G8]-[.G9]-[.G10]-[.G11]-[.G12]-[.G13]-[.G14]-[.G15]-[.G16]-[.G17]-[.G18]-[.G19]" table:style-name="ce4">
            <text:p>74<text:s/></text:p>
          </table:table-cell>
          <table:table-cell office:value-type="float" office:value="54" table:formula="of:=[.H21]-[.H4]-[.H5]-[.H6]-[.H7]-[.H8]-[.H9]-[.H10]-[.H11]-[.H12]-[.H13]-[.H14]-[.H15]-[.H16]-[.H17]-[.H18]-[.H19]" table:style-name="ce4">
            <text:p>54<text:s/></text:p>
          </table:table-cell>
          <table:table-cell office:value-type="float" office:value="1599" table:formula="of:=[.I21]-[.I4]-[.I5]-[.I6]-[.I7]-[.I8]-[.I9]-[.I10]-[.I11]-[.I12]-[.I13]-[.I14]-[.I15]-[.I16]-[.I17]-[.I18]-[.I19]" table:style-name="ce4">
            <text:p>1,599<text:s/></text:p>
          </table:table-cell>
          <table:table-cell office:value-type="float" office:value="700" table:formula="of:=[.J21]-[.J4]-[.J5]-[.J6]-[.J7]-[.J8]-[.J9]-[.J10]-[.J11]-[.J12]-[.J13]-[.J14]-[.J15]-[.J16]-[.J17]-[.J18]-[.J19]" table:style-name="ce4">
            <text:p>700<text:s/></text:p>
          </table:table-cell>
          <table:table-cell office:value-type="float" office:value="899" table:formula="of:=[.K21]-[.K4]-[.K5]-[.K6]-[.K7]-[.K8]-[.K9]-[.K10]-[.K11]-[.K12]-[.K13]-[.K14]-[.K15]-[.K16]-[.K17]-[.K18]-[.K19]" table:style-name="ce4">
            <text:p>899<text:s/></text:p>
          </table:table-cell>
          <table:table-cell office:value-type="float" office:value="21525" table:formula="of:=[.L21]-[.L4]-[.L5]-[.L6]-[.L7]-[.L8]-[.L9]-[.L10]-[.L11]-[.L12]-[.L13]-[.L14]-[.L15]-[.L16]-[.L17]-[.L18]-[.L19]" table:style-name="ce4">
            <text:p>21,525<text:s/></text:p>
          </table:table-cell>
          <table:table-cell office:value-type="float" office:value="8176" table:formula="of:=[.M21]-[.M4]-[.M5]-[.M6]-[.M7]-[.M8]-[.M9]-[.M10]-[.M11]-[.M12]-[.M13]-[.M14]-[.M15]-[.M16]-[.M17]-[.M18]-[.M19]" table:style-name="ce4">
            <text:p>8,176<text:s/></text:p>
          </table:table-cell>
          <table:table-cell office:value-type="float" office:value="13349" table:formula="of:=[.N21]-[.N4]-[.N5]-[.N6]-[.N7]-[.N8]-[.N9]-[.N10]-[.N11]-[.N12]-[.N13]-[.N14]-[.N15]-[.N16]-[.N17]-[.N18]-[.N19]" table:style-name="ce4">
            <text:p>13,349<text:s/></text:p>
          </table:table-cell>
          <table:table-cell office:value-type="float" office:value="27123" table:formula="of:=[.O21]-[.O4]-[.O5]-[.O6]-[.O7]-[.O8]-[.O9]-[.O10]-[.O11]-[.O12]-[.O13]-[.O14]-[.O15]-[.O16]-[.O17]-[.O18]-[.O19]" table:style-name="ce4">
            <text:p>27,123<text:s/></text:p>
          </table:table-cell>
          <table:table-cell office:value-type="float" office:value="12912" table:formula="of:=[.P21]-[.P4]-[.P5]-[.P6]-[.P7]-[.P8]-[.P9]-[.P10]-[.P11]-[.P12]-[.P13]-[.P14]-[.P15]-[.P16]-[.P17]-[.P18]-[.P19]" table:style-name="ce4">
            <text:p>12,912<text:s/></text:p>
          </table:table-cell>
          <table:table-cell office:value-type="float" office:value="14211" table:formula="of:=[.Q21]-[.Q4]-[.Q5]-[.Q6]-[.Q7]-[.Q8]-[.Q9]-[.Q10]-[.Q11]-[.Q12]-[.Q13]-[.Q14]-[.Q15]-[.Q16]-[.Q17]-[.Q18]-[.Q19]" table:style-name="ce4">
            <text:p>14,211<text:s/></text:p>
          </table:table-cell>
          <table:table-cell office:value-type="float" office:value="23154" table:formula="of:=[.R21]-[.R4]-[.R5]-[.R6]-[.R7]-[.R8]-[.R9]-[.R10]-[.R11]-[.R12]-[.R13]-[.R14]-[.R15]-[.R16]-[.R17]-[.R18]-[.R19]" table:style-name="ce4">
            <text:p>23,154<text:s/></text:p>
          </table:table-cell>
          <table:table-cell office:value-type="float" office:value="11625" table:formula="of:=[.S21]-[.S4]-[.S5]-[.S6]-[.S7]-[.S8]-[.S9]-[.S10]-[.S11]-[.S12]-[.S13]-[.S14]-[.S15]-[.S16]-[.S17]-[.S18]-[.S19]" table:style-name="ce4">
            <text:p>11,625<text:s/></text:p>
          </table:table-cell>
          <table:table-cell office:value-type="float" office:value="11529" table:formula="of:=[.T21]-[.T4]-[.T5]-[.T6]-[.T7]-[.T8]-[.T9]-[.T10]-[.T11]-[.T12]-[.T13]-[.T14]-[.T15]-[.T16]-[.T17]-[.T18]-[.T19]" table:style-name="ce4">
            <text:p>11,529<text:s/></text:p>
          </table:table-cell>
          <table:table-cell office:value-type="float" office:value="23138" table:formula="of:=[.U21]-[.U4]-[.U5]-[.U6]-[.U7]-[.U8]-[.U9]-[.U10]-[.U11]-[.U12]-[.U13]-[.U14]-[.U15]-[.U16]-[.U17]-[.U18]-[.U19]" table:style-name="ce4">
            <text:p>23,138<text:s/></text:p>
          </table:table-cell>
          <table:table-cell office:value-type="float" office:value="10814" table:formula="of:=[.V21]-[.V4]-[.V5]-[.V6]-[.V7]-[.V8]-[.V9]-[.V10]-[.V11]-[.V12]-[.V13]-[.V14]-[.V15]-[.V16]-[.V17]-[.V18]-[.V19]" table:style-name="ce4">
            <text:p>10,814<text:s/></text:p>
          </table:table-cell>
          <table:table-cell office:value-type="float" office:value="12324" table:formula="of:=[.W21]-[.W4]-[.W5]-[.W6]-[.W7]-[.W8]-[.W9]-[.W10]-[.W11]-[.W12]-[.W13]-[.W14]-[.W15]-[.W16]-[.W17]-[.W18]-[.W19]" table:style-name="ce4">
            <text:p>12,324<text:s/></text:p>
          </table:table-cell>
          <table:table-cell office:value-type="float" office:value="10560" table:formula="of:=[.X21]-[.X4]-[.X5]-[.X6]-[.X7]-[.X8]-[.X9]-[.X10]-[.X11]-[.X12]-[.X13]-[.X14]-[.X15]-[.X16]-[.X17]-[.X18]-[.X19]" table:style-name="ce4">
            <text:p>10,560<text:s/></text:p>
          </table:table-cell>
          <table:table-cell office:value-type="float" office:value="5203" table:formula="of:=[.Y21]-[.Y4]-[.Y5]-[.Y6]-[.Y7]-[.Y8]-[.Y9]-[.Y10]-[.Y11]-[.Y12]-[.Y13]-[.Y14]-[.Y15]-[.Y16]-[.Y17]-[.Y18]-[.Y19]" table:style-name="ce4">
            <text:p>5,203<text:s/></text:p>
          </table:table-cell>
          <table:table-cell office:value-type="float" office:value="5357" table:formula="of:=[.Z21]-[.Z4]-[.Z5]-[.Z6]-[.Z7]-[.Z8]-[.Z9]-[.Z10]-[.Z11]-[.Z12]-[.Z13]-[.Z14]-[.Z15]-[.Z16]-[.Z17]-[.Z18]-[.Z19]" table:style-name="ce4">
            <text:p>5,357<text:s/></text:p>
          </table:table-cell>
          <table:table-cell office:value-type="float" office:value="8869" table:formula="of:=[.AA21]-[.AA4]-[.AA5]-[.AA6]-[.AA7]-[.AA8]-[.AA9]-[.AA10]-[.AA11]-[.AA12]-[.AA13]-[.AA14]-[.AA15]-[.AA16]-[.AA17]-[.AA18]-[.AA19]" table:style-name="ce4">
            <text:p>8,869<text:s/></text:p>
          </table:table-cell>
          <table:table-cell office:value-type="float" office:value="4729" table:formula="of:=[.AB21]-[.AB4]-[.AB5]-[.AB6]-[.AB7]-[.AB8]-[.AB9]-[.AB10]-[.AB11]-[.AB12]-[.AB13]-[.AB14]-[.AB15]-[.AB16]-[.AB17]-[.AB18]-[.AB19]" table:style-name="ce4">
            <text:p>4,729<text:s/></text:p>
          </table:table-cell>
          <table:table-cell office:value-type="float" office:value="4140" table:formula="of:=[.AC21]-[.AC4]-[.AC5]-[.AC6]-[.AC7]-[.AC8]-[.AC9]-[.AC10]-[.AC11]-[.AC12]-[.AC13]-[.AC14]-[.AC15]-[.AC16]-[.AC17]-[.AC18]-[.AC19]" table:style-name="ce4">
            <text:p>4,140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亞洲合計 Total</text:p>
          </table:table-cell>
          <table:table-cell office:value-type="float" office:value="15757473" table:formula="of:=[.D21]+[.E21]" table:style-name="ce4">
            <text:p>15,757,473<text:s/></text:p>
          </table:table-cell>
          <table:table-cell office:value-type="float" office:value="7769820" table:formula="of:=[.G21]+[.J21]+[.M21]+[.P21]+[.S21]+[.V21]+[.Y21]+[.AB21]" table:style-name="ce4">
            <text:p>7,769,820<text:s/></text:p>
          </table:table-cell>
          <table:table-cell office:value-type="float" office:value="7987653" table:formula="of:=[.H21]+[.K21]+[.N21]+[.Q21]+[.T21]+[.W21]+[.Z21]+[.AC21]" table:style-name="ce4">
            <text:p>7,987,653<text:s/></text:p>
          </table:table-cell>
          <table:table-cell office:value-type="float" office:value="1051179" table:formula="of:=[.G21]+[.H21]" table:style-name="ce4">
            <text:p>1,051,179<text:s/></text:p>
          </table:table-cell>
          <table:table-cell office:value-type="float" office:value="535387" table:style-name="ce4">
            <text:p>535,387<text:s/></text:p>
          </table:table-cell>
          <table:table-cell office:value-type="float" office:value="515792" table:style-name="ce4">
            <text:p>515,792<text:s/></text:p>
          </table:table-cell>
          <table:table-cell office:value-type="float" office:value="572562" table:formula="of:=[.J21]+[.K21]" table:style-name="ce4">
            <text:p>572,562<text:s/></text:p>
          </table:table-cell>
          <table:table-cell office:value-type="float" office:value="265396" table:style-name="ce4">
            <text:p>265,396<text:s/></text:p>
          </table:table-cell>
          <table:table-cell office:value-type="float" office:value="307166" table:style-name="ce4">
            <text:p>307,166<text:s/></text:p>
          </table:table-cell>
          <table:table-cell office:value-type="float" office:value="2225007" table:formula="of:=[.M21]+[.N21]" table:style-name="ce4">
            <text:p>2,225,007<text:s/></text:p>
          </table:table-cell>
          <table:table-cell office:value-type="float" office:value="918867" table:style-name="ce4">
            <text:p>918,867<text:s/></text:p>
          </table:table-cell>
          <table:table-cell office:value-type="float" office:value="1306140" table:style-name="ce4">
            <text:p>1,306,140<text:s/></text:p>
          </table:table-cell>
          <table:table-cell office:value-type="float" office:value="3197058" table:formula="of:=[.P21]+[.Q21]" table:style-name="ce4">
            <text:p>3,197,058<text:s/></text:p>
          </table:table-cell>
          <table:table-cell office:value-type="float" office:value="1539081" table:style-name="ce4">
            <text:p>1,539,081<text:s/></text:p>
          </table:table-cell>
          <table:table-cell office:value-type="float" office:value="1657977" table:style-name="ce4">
            <text:p>1,657,977<text:s/></text:p>
          </table:table-cell>
          <table:table-cell office:value-type="float" office:value="3291403" table:formula="of:=[.S21]+[.T21]" table:style-name="ce4">
            <text:p>3,291,403<text:s/></text:p>
          </table:table-cell>
          <table:table-cell office:value-type="float" office:value="1709236" table:style-name="ce4">
            <text:p>1,709,236<text:s/></text:p>
          </table:table-cell>
          <table:table-cell office:value-type="float" office:value="1582167" table:style-name="ce4">
            <text:p>1,582,167<text:s/></text:p>
          </table:table-cell>
          <table:table-cell office:value-type="float" office:value="2842284" table:formula="of:=[.V21]+[.W21]" table:style-name="ce4">
            <text:p>2,842,284<text:s/></text:p>
          </table:table-cell>
          <table:table-cell office:value-type="float" office:value="1452553" table:style-name="ce4">
            <text:p>1,452,553<text:s/></text:p>
          </table:table-cell>
          <table:table-cell office:value-type="float" office:value="1389731" table:style-name="ce4">
            <text:p>1,389,731<text:s/></text:p>
          </table:table-cell>
          <table:table-cell office:value-type="float" office:value="1317403" table:formula="of:=[.Y21]+[.Z21]" table:style-name="ce4">
            <text:p>1,317,403<text:s/></text:p>
          </table:table-cell>
          <table:table-cell office:value-type="float" office:value="680253" table:style-name="ce4">
            <text:p>680,253<text:s/></text:p>
          </table:table-cell>
          <table:table-cell office:value-type="float" office:value="637150" table:style-name="ce4">
            <text:p>637,150<text:s/></text:p>
          </table:table-cell>
          <table:table-cell office:value-type="float" office:value="1260577" table:formula="of:=[.AB21]+[.AC21]" table:style-name="ce4">
            <text:p>1,260,577<text:s/></text:p>
          </table:table-cell>
          <table:table-cell office:value-type="float" office:value="669047" table:style-name="ce4">
            <text:p>669,047<text:s/></text:p>
          </table:table-cell>
          <table:table-cell office:value-type="float" office:value="591530" table:style-name="ce4">
            <text:p>591,530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table-cell office:value-type="string" table:number-columns-spanned="1" table:number-rows-spanned="4" table:style-name="ce28">
            <text:p>美洲地區</text:p>
          </table:table-cell>
          <table:table-cell office:value-type="string" table:style-name="ce3">
            <text:p>美國 United States of America</text:p>
          </table:table-cell>
          <table:table-cell office:value-type="float" office:value="550978" table:formula="of:=[.D22]+[.E22]" table:style-name="ce4">
            <text:p>550,978<text:s/></text:p>
          </table:table-cell>
          <table:table-cell office:value-type="float" office:value="262564" table:formula="of:=[.G22]+[.J22]+[.M22]+[.P22]+[.S22]+[.V22]+[.Y22]+[.AB22]" table:style-name="ce4">
            <text:p>262,564<text:s/></text:p>
          </table:table-cell>
          <table:table-cell office:value-type="float" office:value="288414" table:formula="of:=[.H22]+[.K22]+[.N22]+[.Q22]+[.T22]+[.W22]+[.Z22]+[.AC22]" table:style-name="ce4">
            <text:p>288,414<text:s/></text:p>
          </table:table-cell>
          <table:table-cell office:value-type="float" office:value="28213" table:formula="of:=[.G22]+[.H22]" table:style-name="ce4">
            <text:p>28,213<text:s/></text:p>
          </table:table-cell>
          <table:table-cell office:value-type="float" office:value="14411" table:style-name="ce4">
            <text:p>14,411<text:s/></text:p>
          </table:table-cell>
          <table:table-cell office:value-type="float" office:value="13802" table:style-name="ce4">
            <text:p>13,802<text:s/></text:p>
          </table:table-cell>
          <table:table-cell office:value-type="float" office:value="22067" table:formula="of:=[.J22]+[.K22]" table:style-name="ce4">
            <text:p>22,067<text:s/></text:p>
          </table:table-cell>
          <table:table-cell office:value-type="float" office:value="11150" table:style-name="ce4">
            <text:p>11,150<text:s/></text:p>
          </table:table-cell>
          <table:table-cell office:value-type="float" office:value="10917" table:style-name="ce4">
            <text:p>10,917<text:s/></text:p>
          </table:table-cell>
          <table:table-cell office:value-type="float" office:value="70041" table:formula="of:=[.M22]+[.N22]" table:style-name="ce4">
            <text:p>70,041<text:s/></text:p>
          </table:table-cell>
          <table:table-cell office:value-type="float" office:value="30788" table:style-name="ce4">
            <text:p>30,788<text:s/></text:p>
          </table:table-cell>
          <table:table-cell office:value-type="float" office:value="39253" table:style-name="ce4">
            <text:p>39,253<text:s/></text:p>
          </table:table-cell>
          <table:table-cell office:value-type="float" office:value="94947" table:formula="of:=[.P22]+[.Q22]" table:style-name="ce4">
            <text:p>94,947<text:s/></text:p>
          </table:table-cell>
          <table:table-cell office:value-type="float" office:value="45302" table:style-name="ce4">
            <text:p>45,302<text:s/></text:p>
          </table:table-cell>
          <table:table-cell office:value-type="float" office:value="49645" table:style-name="ce4">
            <text:p>49,645<text:s/></text:p>
          </table:table-cell>
          <table:table-cell office:value-type="float" office:value="100620" table:formula="of:=[.S22]+[.T22]" table:style-name="ce4">
            <text:p>100,620<text:s/></text:p>
          </table:table-cell>
          <table:table-cell office:value-type="float" office:value="51909" table:style-name="ce4">
            <text:p>51,909<text:s/></text:p>
          </table:table-cell>
          <table:table-cell office:value-type="float" office:value="48711" table:style-name="ce4">
            <text:p>48,711<text:s/></text:p>
          </table:table-cell>
          <table:table-cell office:value-type="float" office:value="97055" table:formula="of:=[.V22]+[.W22]" table:style-name="ce4">
            <text:p>97,055<text:s/></text:p>
          </table:table-cell>
          <table:table-cell office:value-type="float" office:value="44358" table:style-name="ce4">
            <text:p>44,358<text:s/></text:p>
          </table:table-cell>
          <table:table-cell office:value-type="float" office:value="52697" table:style-name="ce4">
            <text:p>52,697<text:s/></text:p>
          </table:table-cell>
          <table:table-cell office:value-type="float" office:value="59745" table:formula="of:=[.Y22]+[.Z22]" table:style-name="ce4">
            <text:p>59,745<text:s/></text:p>
          </table:table-cell>
          <table:table-cell office:value-type="float" office:value="26921" table:style-name="ce4">
            <text:p>26,921<text:s/></text:p>
          </table:table-cell>
          <table:table-cell office:value-type="float" office:value="32824" table:style-name="ce4">
            <text:p>32,824<text:s/></text:p>
          </table:table-cell>
          <table:table-cell office:value-type="float" office:value="78290" table:formula="of:=[.AB22]+[.AC22]" table:style-name="ce4">
            <text:p>78,290<text:s/></text:p>
          </table:table-cell>
          <table:table-cell office:value-type="float" office:value="37725" table:style-name="ce4">
            <text:p>37,725<text:s/></text:p>
          </table:table-cell>
          <table:table-cell office:value-type="float" office:value="40565" table:style-name="ce4">
            <text:p>40,565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加拿大 Canada</text:p>
          </table:table-cell>
          <table:table-cell office:value-type="float" office:value="125474" table:formula="of:=[.D23]+[.E23]" table:style-name="ce4">
            <text:p>125,474<text:s/></text:p>
          </table:table-cell>
          <table:table-cell office:value-type="float" office:value="51698" table:formula="of:=[.G23]+[.J23]+[.M23]+[.P23]+[.S23]+[.V23]+[.Y23]+[.AB23]" table:style-name="ce4">
            <text:p>51,698<text:s/></text:p>
          </table:table-cell>
          <table:table-cell office:value-type="float" office:value="73776" table:formula="of:=[.H23]+[.K23]+[.N23]+[.Q23]+[.T23]+[.W23]+[.Z23]+[.AC23]" table:style-name="ce4">
            <text:p>73,776<text:s/></text:p>
          </table:table-cell>
          <table:table-cell office:value-type="float" office:value="6745" table:formula="of:=[.G23]+[.H23]" table:style-name="ce4">
            <text:p>6,745<text:s/></text:p>
          </table:table-cell>
          <table:table-cell office:value-type="float" office:value="3369" table:style-name="ce4">
            <text:p>3,369<text:s/></text:p>
          </table:table-cell>
          <table:table-cell office:value-type="float" office:value="3376" table:style-name="ce4">
            <text:p>3,376<text:s/></text:p>
          </table:table-cell>
          <table:table-cell office:value-type="float" office:value="6646" table:formula="of:=[.J23]+[.K23]" table:style-name="ce4">
            <text:p>6,646<text:s/></text:p>
          </table:table-cell>
          <table:table-cell office:value-type="float" office:value="3220" table:style-name="ce4">
            <text:p>3,220<text:s/></text:p>
          </table:table-cell>
          <table:table-cell office:value-type="float" office:value="3426" table:style-name="ce4">
            <text:p>3,426<text:s/></text:p>
          </table:table-cell>
          <table:table-cell office:value-type="float" office:value="16436" table:formula="of:=[.M23]+[.N23]" table:style-name="ce4">
            <text:p>16,436<text:s/></text:p>
          </table:table-cell>
          <table:table-cell office:value-type="float" office:value="6618" table:style-name="ce4">
            <text:p>6,618<text:s/></text:p>
          </table:table-cell>
          <table:table-cell office:value-type="float" office:value="9818" table:style-name="ce4">
            <text:p>9,818<text:s/></text:p>
          </table:table-cell>
          <table:table-cell office:value-type="float" office:value="17157" table:formula="of:=[.P23]+[.Q23]" table:style-name="ce4">
            <text:p>17,157<text:s/></text:p>
          </table:table-cell>
          <table:table-cell office:value-type="float" office:value="6715" table:style-name="ce4">
            <text:p>6,715<text:s/></text:p>
          </table:table-cell>
          <table:table-cell office:value-type="float" office:value="10442" table:style-name="ce4">
            <text:p>10,442<text:s/></text:p>
          </table:table-cell>
          <table:table-cell office:value-type="float" office:value="18240" table:formula="of:=[.S23]+[.T23]" table:style-name="ce4">
            <text:p>18,240<text:s/></text:p>
          </table:table-cell>
          <table:table-cell office:value-type="float" office:value="6935" table:style-name="ce4">
            <text:p>6,935<text:s/></text:p>
          </table:table-cell>
          <table:table-cell office:value-type="float" office:value="11305" table:style-name="ce4">
            <text:p>11,305<text:s/></text:p>
          </table:table-cell>
          <table:table-cell office:value-type="float" office:value="26196" table:formula="of:=[.V23]+[.W23]" table:style-name="ce4">
            <text:p>26,196<text:s/></text:p>
          </table:table-cell>
          <table:table-cell office:value-type="float" office:value="9548" table:style-name="ce4">
            <text:p>9,548<text:s/></text:p>
          </table:table-cell>
          <table:table-cell office:value-type="float" office:value="16648" table:style-name="ce4">
            <text:p>16,648<text:s/></text:p>
          </table:table-cell>
          <table:table-cell office:value-type="float" office:value="15966" table:formula="of:=[.Y23]+[.Z23]" table:style-name="ce4">
            <text:p>15,966<text:s/></text:p>
          </table:table-cell>
          <table:table-cell office:value-type="float" office:value="6556" table:style-name="ce4">
            <text:p>6,556<text:s/></text:p>
          </table:table-cell>
          <table:table-cell office:value-type="float" office:value="9410" table:style-name="ce4">
            <text:p>9,410<text:s/></text:p>
          </table:table-cell>
          <table:table-cell office:value-type="float" office:value="18088" table:formula="of:=[.AB23]+[.AC23]" table:style-name="ce4">
            <text:p>18,088<text:s/></text:p>
          </table:table-cell>
          <table:table-cell office:value-type="float" office:value="8737" table:style-name="ce4">
            <text:p>8,737<text:s/></text:p>
          </table:table-cell>
          <table:table-cell office:value-type="float" office:value="9351" table:style-name="ce4">
            <text:p>9,351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美洲其他地區 Others</text:p>
          </table:table-cell>
          <table:table-cell office:value-type="float" office:value="68" table:formula="of:=[.C25]-[.C22]-[.C23]" table:style-name="ce4">
            <text:p>68<text:s/></text:p>
          </table:table-cell>
          <table:table-cell office:value-type="float" office:value="66" table:formula="of:=[.G24]+[.J24]+[.M24]+[.P24]+[.S24]+[.V24]+[.Y24]+[.AB24]" table:style-name="ce4">
            <text:p>66<text:s/></text:p>
          </table:table-cell>
          <table:table-cell office:value-type="float" office:value="2" table:formula="of:=[.H24]+[.K24]+[.N24]+[.Q24]+[.T24]+[.W24]+[.Z24]+[.AC24]" table:style-name="ce4">
            <text:p>2<text:s/></text:p>
          </table:table-cell>
          <table:table-cell office:value-type="float" office:value="0" table:formula="of:=[.F25]-[.F22]-[.F23]" table:style-name="ce4">
            <text:p>0<text:s/></text:p>
          </table:table-cell>
          <table:table-cell office:value-type="float" office:value="0" table:formula="of:=[.G25]-[.G22]-[.G23]" table:style-name="ce4">
            <text:p>0<text:s/></text:p>
          </table:table-cell>
          <table:table-cell office:value-type="float" office:value="0" table:formula="of:=[.H25]-[.H22]-[.H23]" table:style-name="ce4">
            <text:p>0<text:s/></text:p>
          </table:table-cell>
          <table:table-cell office:value-type="float" office:value="0" table:formula="of:=[.I25]-[.I22]-[.I23]" table:style-name="ce4">
            <text:p>0<text:s/></text:p>
          </table:table-cell>
          <table:table-cell office:value-type="float" office:value="0" table:formula="of:=[.J25]-[.J22]-[.J23]" table:style-name="ce4">
            <text:p>0<text:s/></text:p>
          </table:table-cell>
          <table:table-cell office:value-type="float" office:value="0" table:formula="of:=[.K25]-[.K22]-[.K23]" table:style-name="ce4">
            <text:p>0<text:s/></text:p>
          </table:table-cell>
          <table:table-cell office:value-type="float" office:value="16" table:formula="of:=[.L25]-[.L22]-[.L23]" table:style-name="ce4">
            <text:p>16<text:s/></text:p>
          </table:table-cell>
          <table:table-cell office:value-type="float" office:value="16" table:formula="of:=[.M25]-[.M22]-[.M23]" table:style-name="ce4">
            <text:p>16<text:s/></text:p>
          </table:table-cell>
          <table:table-cell office:value-type="float" office:value="0" table:formula="of:=[.N25]-[.N22]-[.N23]" table:style-name="ce4">
            <text:p>0<text:s/></text:p>
          </table:table-cell>
          <table:table-cell office:value-type="float" office:value="15" table:formula="of:=[.O25]-[.O22]-[.O23]" table:style-name="ce4">
            <text:p>15<text:s/></text:p>
          </table:table-cell>
          <table:table-cell office:value-type="float" office:value="14" table:formula="of:=[.P25]-[.P22]-[.P23]" table:style-name="ce4">
            <text:p>14<text:s/></text:p>
          </table:table-cell>
          <table:table-cell office:value-type="float" office:value="1" table:formula="of:=[.Q25]-[.Q22]-[.Q23]" table:style-name="ce4">
            <text:p>1<text:s/></text:p>
          </table:table-cell>
          <table:table-cell office:value-type="float" office:value="11" table:formula="of:=[.R25]-[.R22]-[.R23]" table:style-name="ce4">
            <text:p>11<text:s/></text:p>
          </table:table-cell>
          <table:table-cell office:value-type="float" office:value="11" table:formula="of:=[.S25]-[.S22]-[.S23]" table:style-name="ce4">
            <text:p>11<text:s/></text:p>
          </table:table-cell>
          <table:table-cell office:value-type="float" office:value="0" table:formula="of:=[.T25]-[.T22]-[.T23]" table:style-name="ce4">
            <text:p>0<text:s/></text:p>
          </table:table-cell>
          <table:table-cell office:value-type="float" office:value="10" table:formula="of:=[.U25]-[.U22]-[.U23]" table:style-name="ce4">
            <text:p>10<text:s/></text:p>
          </table:table-cell>
          <table:table-cell office:value-type="float" office:value="10" table:formula="of:=[.V25]-[.V22]-[.V23]" table:style-name="ce4">
            <text:p>10<text:s/></text:p>
          </table:table-cell>
          <table:table-cell office:value-type="float" office:value="0" table:formula="of:=[.W25]-[.W22]-[.W23]" table:style-name="ce4">
            <text:p>0<text:s/></text:p>
          </table:table-cell>
          <table:table-cell office:value-type="float" office:value="9" table:formula="of:=[.X25]-[.X22]-[.X23]" table:style-name="ce4">
            <text:p>9<text:s/></text:p>
          </table:table-cell>
          <table:table-cell office:value-type="float" office:value="9" table:formula="of:=[.Y25]-[.Y22]-[.Y23]" table:style-name="ce4">
            <text:p>9<text:s/></text:p>
          </table:table-cell>
          <table:table-cell office:value-type="float" office:value="0" table:formula="of:=[.Z25]-[.Z22]-[.Z23]" table:style-name="ce4">
            <text:p>0<text:s/></text:p>
          </table:table-cell>
          <table:table-cell office:value-type="float" office:value="7" table:formula="of:=[.AA25]-[.AA22]-[.AA23]" table:style-name="ce4">
            <text:p>7<text:s/></text:p>
          </table:table-cell>
          <table:table-cell office:value-type="float" office:value="6" table:formula="of:=[.AB25]-[.AB22]-[.AB23]" table:style-name="ce4">
            <text:p>6<text:s/></text:p>
          </table:table-cell>
          <table:table-cell office:value-type="float" office:value="1" table:formula="of:=[.AC25]-[.AC22]-[.AC23]" table:style-name="ce4">
            <text:p>1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美洲合計 Total</text:p>
          </table:table-cell>
          <table:table-cell office:value-type="float" office:value="676520" table:formula="of:=[.D25]+[.E25]" table:style-name="ce4">
            <text:p>676,520<text:s/></text:p>
          </table:table-cell>
          <table:table-cell office:value-type="float" office:value="314328" table:formula="of:=[.G25]+[.J25]+[.M25]+[.P25]+[.S25]+[.V25]+[.Y25]+[.AB25]" table:style-name="ce4">
            <text:p>314,328<text:s/></text:p>
          </table:table-cell>
          <table:table-cell office:value-type="float" office:value="362192" table:formula="of:=[.H25]+[.K25]+[.N25]+[.Q25]+[.T25]+[.W25]+[.Z25]+[.AC25]" table:style-name="ce4">
            <text:p>362,192<text:s/></text:p>
          </table:table-cell>
          <table:table-cell office:value-type="float" office:value="34958" table:formula="of:=[.G25]+[.H25]" table:style-name="ce4">
            <text:p>34,958<text:s/></text:p>
          </table:table-cell>
          <table:table-cell office:value-type="float" office:value="17780" table:style-name="ce4">
            <text:p>17,780<text:s/></text:p>
          </table:table-cell>
          <table:table-cell office:value-type="float" office:value="17178" table:style-name="ce4">
            <text:p>17,178<text:s/></text:p>
          </table:table-cell>
          <table:table-cell office:value-type="float" office:value="28713" table:formula="of:=[.J25]+[.K25]" table:style-name="ce4">
            <text:p>28,713<text:s/></text:p>
          </table:table-cell>
          <table:table-cell office:value-type="float" office:value="14370" table:style-name="ce4">
            <text:p>14,370<text:s/></text:p>
          </table:table-cell>
          <table:table-cell office:value-type="float" office:value="14343" table:style-name="ce4">
            <text:p>14,343<text:s/></text:p>
          </table:table-cell>
          <table:table-cell office:value-type="float" office:value="86493" table:formula="of:=[.M25]+[.N25]" table:style-name="ce4">
            <text:p>86,493<text:s/></text:p>
          </table:table-cell>
          <table:table-cell office:value-type="float" office:value="37422" table:style-name="ce4">
            <text:p>37,422<text:s/></text:p>
          </table:table-cell>
          <table:table-cell office:value-type="float" office:value="49071" table:style-name="ce4">
            <text:p>49,071<text:s/></text:p>
          </table:table-cell>
          <table:table-cell office:value-type="float" office:value="112119" table:formula="of:=[.P25]+[.Q25]" table:style-name="ce4">
            <text:p>112,119<text:s/></text:p>
          </table:table-cell>
          <table:table-cell office:value-type="float" office:value="52031" table:style-name="ce4">
            <text:p>52,031<text:s/></text:p>
          </table:table-cell>
          <table:table-cell office:value-type="float" office:value="60088" table:style-name="ce4">
            <text:p>60,088<text:s/></text:p>
          </table:table-cell>
          <table:table-cell office:value-type="float" office:value="118871" table:formula="of:=[.S25]+[.T25]" table:style-name="ce4">
            <text:p>118,871<text:s/></text:p>
          </table:table-cell>
          <table:table-cell office:value-type="float" office:value="58855" table:style-name="ce4">
            <text:p>58,855<text:s/></text:p>
          </table:table-cell>
          <table:table-cell office:value-type="float" office:value="60016" table:style-name="ce4">
            <text:p>60,016<text:s/></text:p>
          </table:table-cell>
          <table:table-cell office:value-type="float" office:value="123261" table:formula="of:=[.V25]+[.W25]" table:style-name="ce4">
            <text:p>123,261<text:s/></text:p>
          </table:table-cell>
          <table:table-cell office:value-type="float" office:value="53916" table:style-name="ce4">
            <text:p>53,916<text:s/></text:p>
          </table:table-cell>
          <table:table-cell office:value-type="float" office:value="69345" table:style-name="ce4">
            <text:p>69,345<text:s/></text:p>
          </table:table-cell>
          <table:table-cell office:value-type="float" office:value="75720" table:formula="of:=[.Y25]+[.Z25]" table:style-name="ce4">
            <text:p>75,720<text:s/></text:p>
          </table:table-cell>
          <table:table-cell office:value-type="float" office:value="33486" table:style-name="ce4">
            <text:p>33,486<text:s/></text:p>
          </table:table-cell>
          <table:table-cell office:value-type="float" office:value="42234" table:style-name="ce4">
            <text:p>42,234<text:s/></text:p>
          </table:table-cell>
          <table:table-cell office:value-type="float" office:value="96385" table:formula="of:=[.AB25]+[.AC25]" table:style-name="ce4">
            <text:p>96,385<text:s/></text:p>
          </table:table-cell>
          <table:table-cell office:value-type="float" office:value="46468" table:style-name="ce4">
            <text:p>46,468<text:s/></text:p>
          </table:table-cell>
          <table:table-cell office:value-type="float" office:value="49917" table:style-name="ce4">
            <text:p>49,917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table-cell office:value-type="string" table:number-columns-spanned="1" table:number-rows-spanned="9" table:style-name="ce28">
            <text:p>歐洲地區</text:p>
          </table:table-cell>
          <table:table-cell office:value-type="string" table:style-name="ce3">
            <text:p>法國 France</text:p>
          </table:table-cell>
          <table:table-cell office:value-type="float" office:value="75642" table:formula="of:=[.D26]+[.E26]" table:style-name="ce4">
            <text:p>75,642<text:s/></text:p>
          </table:table-cell>
          <table:table-cell office:value-type="float" office:value="30052" table:formula="of:=[.G26]+[.J26]+[.M26]+[.P26]+[.S26]+[.V26]+[.Y26]+[.AB26]" table:style-name="ce4">
            <text:p>30,052<text:s/></text:p>
          </table:table-cell>
          <table:table-cell office:value-type="float" office:value="45590" table:formula="of:=[.H26]+[.K26]+[.N26]+[.Q26]+[.T26]+[.W26]+[.Z26]+[.AC26]" table:style-name="ce4">
            <text:p>45,590<text:s/></text:p>
          </table:table-cell>
          <table:table-cell office:value-type="float" office:value="2380" table:formula="of:=[.G26]+[.H26]" table:style-name="ce4">
            <text:p>2,380<text:s/></text:p>
          </table:table-cell>
          <table:table-cell office:value-type="float" office:value="1183" table:style-name="ce4">
            <text:p>1,183<text:s/></text:p>
          </table:table-cell>
          <table:table-cell office:value-type="float" office:value="1197" table:style-name="ce4">
            <text:p>1,197<text:s/></text:p>
          </table:table-cell>
          <table:table-cell office:value-type="float" office:value="2341" table:formula="of:=[.J26]+[.K26]" table:style-name="ce4">
            <text:p>2,341<text:s/></text:p>
          </table:table-cell>
          <table:table-cell office:value-type="float" office:value="1061" table:style-name="ce4">
            <text:p>1,061<text:s/></text:p>
          </table:table-cell>
          <table:table-cell office:value-type="float" office:value="1280" table:style-name="ce4">
            <text:p>1,280<text:s/></text:p>
          </table:table-cell>
          <table:table-cell office:value-type="float" office:value="11230" table:formula="of:=[.M26]+[.N26]" table:style-name="ce4">
            <text:p>11,230<text:s/></text:p>
          </table:table-cell>
          <table:table-cell office:value-type="float" office:value="3951" table:style-name="ce4">
            <text:p>3,951<text:s/></text:p>
          </table:table-cell>
          <table:table-cell office:value-type="float" office:value="7279" table:style-name="ce4">
            <text:p>7,279<text:s/></text:p>
          </table:table-cell>
          <table:table-cell office:value-type="float" office:value="16999" table:formula="of:=[.P26]+[.Q26]" table:style-name="ce4">
            <text:p>16,999<text:s/></text:p>
          </table:table-cell>
          <table:table-cell office:value-type="float" office:value="6630" table:style-name="ce4">
            <text:p>6,630<text:s/></text:p>
          </table:table-cell>
          <table:table-cell office:value-type="float" office:value="10369" table:style-name="ce4">
            <text:p>10,369<text:s/></text:p>
          </table:table-cell>
          <table:table-cell office:value-type="float" office:value="16089" table:formula="of:=[.S26]+[.T26]" table:style-name="ce4">
            <text:p>16,089<text:s/></text:p>
          </table:table-cell>
          <table:table-cell office:value-type="float" office:value="6362" table:style-name="ce4">
            <text:p>6,362<text:s/></text:p>
          </table:table-cell>
          <table:table-cell office:value-type="float" office:value="9727" table:style-name="ce4">
            <text:p>9,727<text:s/></text:p>
          </table:table-cell>
          <table:table-cell office:value-type="float" office:value="15025" table:formula="of:=[.V26]+[.W26]" table:style-name="ce4">
            <text:p>15,025<text:s/></text:p>
          </table:table-cell>
          <table:table-cell office:value-type="float" office:value="5771" table:style-name="ce4">
            <text:p>5,771<text:s/></text:p>
          </table:table-cell>
          <table:table-cell office:value-type="float" office:value="9254" table:style-name="ce4">
            <text:p>9,254<text:s/></text:p>
          </table:table-cell>
          <table:table-cell office:value-type="float" office:value="6434" table:formula="of:=[.Y26]+[.Z26]" table:style-name="ce4">
            <text:p>6,434<text:s/></text:p>
          </table:table-cell>
          <table:table-cell office:value-type="float" office:value="2705" table:style-name="ce4">
            <text:p>2,705<text:s/></text:p>
          </table:table-cell>
          <table:table-cell office:value-type="float" office:value="3729" table:style-name="ce4">
            <text:p>3,729<text:s/></text:p>
          </table:table-cell>
          <table:table-cell office:value-type="float" office:value="5144" table:formula="of:=[.AB26]+[.AC26]" table:style-name="ce4">
            <text:p>5,144<text:s/></text:p>
          </table:table-cell>
          <table:table-cell office:value-type="float" office:value="2389" table:style-name="ce4">
            <text:p>2,389<text:s/></text:p>
          </table:table-cell>
          <table:table-cell office:value-type="float" office:value="2755" table:style-name="ce4">
            <text:p>2,755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德國 Germany</text:p>
          </table:table-cell>
          <table:table-cell office:value-type="float" office:value="69021" table:formula="of:=[.D27]+[.E27]" table:style-name="ce4">
            <text:p>69,021<text:s/></text:p>
          </table:table-cell>
          <table:table-cell office:value-type="float" office:value="32579" table:formula="of:=[.G27]+[.J27]+[.M27]+[.P27]+[.S27]+[.V27]+[.Y27]+[.AB27]" table:style-name="ce4">
            <text:p>32,579<text:s/></text:p>
          </table:table-cell>
          <table:table-cell office:value-type="float" office:value="36442" table:formula="of:=[.H27]+[.K27]+[.N27]+[.Q27]+[.T27]+[.W27]+[.Z27]+[.AC27]" table:style-name="ce4">
            <text:p>36,442<text:s/></text:p>
          </table:table-cell>
          <table:table-cell office:value-type="float" office:value="1946" table:formula="of:=[.G27]+[.H27]" table:style-name="ce4">
            <text:p>1,946<text:s/></text:p>
          </table:table-cell>
          <table:table-cell office:value-type="float" office:value="1009" table:style-name="ce4">
            <text:p>1,009<text:s/></text:p>
          </table:table-cell>
          <table:table-cell office:value-type="float" office:value="937" table:style-name="ce4">
            <text:p>937<text:s/></text:p>
          </table:table-cell>
          <table:table-cell office:value-type="float" office:value="2402" table:formula="of:=[.J27]+[.K27]" table:style-name="ce4">
            <text:p>2,402<text:s/></text:p>
          </table:table-cell>
          <table:table-cell office:value-type="float" office:value="1175" table:style-name="ce4">
            <text:p>1,175<text:s/></text:p>
          </table:table-cell>
          <table:table-cell office:value-type="float" office:value="1227" table:style-name="ce4">
            <text:p>1,227<text:s/></text:p>
          </table:table-cell>
          <table:table-cell office:value-type="float" office:value="9005" table:formula="of:=[.M27]+[.N27]" table:style-name="ce4">
            <text:p>9,005<text:s/></text:p>
          </table:table-cell>
          <table:table-cell office:value-type="float" office:value="3732" table:style-name="ce4">
            <text:p>3,732<text:s/></text:p>
          </table:table-cell>
          <table:table-cell office:value-type="float" office:value="5273" table:style-name="ce4">
            <text:p>5,273<text:s/></text:p>
          </table:table-cell>
          <table:table-cell office:value-type="float" office:value="14461" table:formula="of:=[.P27]+[.Q27]" table:style-name="ce4">
            <text:p>14,461<text:s/></text:p>
          </table:table-cell>
          <table:table-cell office:value-type="float" office:value="7062" table:style-name="ce4">
            <text:p>7,062<text:s/></text:p>
          </table:table-cell>
          <table:table-cell office:value-type="float" office:value="7399" table:style-name="ce4">
            <text:p>7,399<text:s/></text:p>
          </table:table-cell>
          <table:table-cell office:value-type="float" office:value="14625" table:formula="of:=[.S27]+[.T27]" table:style-name="ce4">
            <text:p>14,625<text:s/></text:p>
          </table:table-cell>
          <table:table-cell office:value-type="float" office:value="7212" table:style-name="ce4">
            <text:p>7,212<text:s/></text:p>
          </table:table-cell>
          <table:table-cell office:value-type="float" office:value="7413" table:style-name="ce4">
            <text:p>7,413<text:s/></text:p>
          </table:table-cell>
          <table:table-cell office:value-type="float" office:value="14922" table:formula="of:=[.V27]+[.W27]" table:style-name="ce4">
            <text:p>14,922<text:s/></text:p>
          </table:table-cell>
          <table:table-cell office:value-type="float" office:value="6700" table:style-name="ce4">
            <text:p>6,700<text:s/></text:p>
          </table:table-cell>
          <table:table-cell office:value-type="float" office:value="8222" table:style-name="ce4">
            <text:p>8,222<text:s/></text:p>
          </table:table-cell>
          <table:table-cell office:value-type="float" office:value="6550" table:formula="of:=[.Y27]+[.Z27]" table:style-name="ce4">
            <text:p>6,550<text:s/></text:p>
          </table:table-cell>
          <table:table-cell office:value-type="float" office:value="3093" table:style-name="ce4">
            <text:p>3,093<text:s/></text:p>
          </table:table-cell>
          <table:table-cell office:value-type="float" office:value="3457" table:style-name="ce4">
            <text:p>3,457<text:s/></text:p>
          </table:table-cell>
          <table:table-cell office:value-type="float" office:value="5110" table:formula="of:=[.AB27]+[.AC27]" table:style-name="ce4">
            <text:p>5,110<text:s/></text:p>
          </table:table-cell>
          <table:table-cell office:value-type="float" office:value="2596" table:style-name="ce4">
            <text:p>2,596<text:s/></text:p>
          </table:table-cell>
          <table:table-cell office:value-type="float" office:value="2514" table:style-name="ce4">
            <text:p>2,514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義大利 Italy</text:p>
          </table:table-cell>
          <table:table-cell office:value-type="float" office:value="27717" table:formula="of:=[.D28]+[.E28]" table:style-name="ce4">
            <text:p>27,717<text:s/></text:p>
          </table:table-cell>
          <table:table-cell office:value-type="float" office:value="11259" table:formula="of:=[.G28]+[.J28]+[.M28]+[.P28]+[.S28]+[.V28]+[.Y28]+[.AB28]" table:style-name="ce4">
            <text:p>11,259<text:s/></text:p>
          </table:table-cell>
          <table:table-cell office:value-type="float" office:value="16458" table:formula="of:=[.H28]+[.K28]+[.N28]+[.Q28]+[.T28]+[.W28]+[.Z28]+[.AC28]" table:style-name="ce4">
            <text:p>16,458<text:s/></text:p>
          </table:table-cell>
          <table:table-cell office:value-type="float" office:value="698" table:formula="of:=[.G28]+[.H28]" table:style-name="ce4">
            <text:p>698<text:s/></text:p>
          </table:table-cell>
          <table:table-cell office:value-type="float" office:value="365" table:style-name="ce4">
            <text:p>365<text:s/></text:p>
          </table:table-cell>
          <table:table-cell office:value-type="float" office:value="333" table:style-name="ce4">
            <text:p>333<text:s/></text:p>
          </table:table-cell>
          <table:table-cell office:value-type="float" office:value="854" table:formula="of:=[.J28]+[.K28]" table:style-name="ce4">
            <text:p>854<text:s/></text:p>
          </table:table-cell>
          <table:table-cell office:value-type="float" office:value="426" table:style-name="ce4">
            <text:p>426<text:s/></text:p>
          </table:table-cell>
          <table:table-cell office:value-type="float" office:value="428" table:style-name="ce4">
            <text:p>428<text:s/></text:p>
          </table:table-cell>
          <table:table-cell office:value-type="float" office:value="3706" table:formula="of:=[.M28]+[.N28]" table:style-name="ce4">
            <text:p>3,706<text:s/></text:p>
          </table:table-cell>
          <table:table-cell office:value-type="float" office:value="1347" table:style-name="ce4">
            <text:p>1,347<text:s/></text:p>
          </table:table-cell>
          <table:table-cell office:value-type="float" office:value="2359" table:style-name="ce4">
            <text:p>2,359<text:s/></text:p>
          </table:table-cell>
          <table:table-cell office:value-type="float" office:value="6957" table:formula="of:=[.P28]+[.Q28]" table:style-name="ce4">
            <text:p>6,957<text:s/></text:p>
          </table:table-cell>
          <table:table-cell office:value-type="float" office:value="3112" table:style-name="ce4">
            <text:p>3,112<text:s/></text:p>
          </table:table-cell>
          <table:table-cell office:value-type="float" office:value="3845" table:style-name="ce4">
            <text:p>3,845<text:s/></text:p>
          </table:table-cell>
          <table:table-cell office:value-type="float" office:value="5121" table:formula="of:=[.S28]+[.T28]" table:style-name="ce4">
            <text:p>5,121<text:s/></text:p>
          </table:table-cell>
          <table:table-cell office:value-type="float" office:value="1863" table:style-name="ce4">
            <text:p>1,863<text:s/></text:p>
          </table:table-cell>
          <table:table-cell office:value-type="float" office:value="3258" table:style-name="ce4">
            <text:p>3,258<text:s/></text:p>
          </table:table-cell>
          <table:table-cell office:value-type="float" office:value="5802" table:formula="of:=[.V28]+[.W28]" table:style-name="ce4">
            <text:p>5,802<text:s/></text:p>
          </table:table-cell>
          <table:table-cell office:value-type="float" office:value="2144" table:style-name="ce4">
            <text:p>2,144<text:s/></text:p>
          </table:table-cell>
          <table:table-cell office:value-type="float" office:value="3658" table:style-name="ce4">
            <text:p>3,658<text:s/></text:p>
          </table:table-cell>
          <table:table-cell office:value-type="float" office:value="2588" table:formula="of:=[.Y28]+[.Z28]" table:style-name="ce4">
            <text:p>2,588<text:s/></text:p>
          </table:table-cell>
          <table:table-cell office:value-type="float" office:value="1084" table:style-name="ce4">
            <text:p>1,084<text:s/></text:p>
          </table:table-cell>
          <table:table-cell office:value-type="float" office:value="1504" table:style-name="ce4">
            <text:p>1,504<text:s/></text:p>
          </table:table-cell>
          <table:table-cell office:value-type="float" office:value="1991" table:formula="of:=[.AB28]+[.AC28]" table:style-name="ce4">
            <text:p>1,991<text:s/></text:p>
          </table:table-cell>
          <table:table-cell office:value-type="float" office:value="918" table:style-name="ce4">
            <text:p>918<text:s/></text:p>
          </table:table-cell>
          <table:table-cell office:value-type="float" office:value="1073" table:style-name="ce4">
            <text:p>1,073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荷蘭 Netherlands</text:p>
          </table:table-cell>
          <table:table-cell office:value-type="float" office:value="63334" table:formula="of:=[.D29]+[.E29]" table:style-name="ce4">
            <text:p>63,334<text:s/></text:p>
          </table:table-cell>
          <table:table-cell office:value-type="float" office:value="27064" table:formula="of:=[.G29]+[.J29]+[.M29]+[.P29]+[.S29]+[.V29]+[.Y29]+[.AB29]" table:style-name="ce4">
            <text:p>27,064<text:s/></text:p>
          </table:table-cell>
          <table:table-cell office:value-type="float" office:value="36270" table:formula="of:=[.H29]+[.K29]+[.N29]+[.Q29]+[.T29]+[.W29]+[.Z29]+[.AC29]" table:style-name="ce4">
            <text:p>36,270<text:s/></text:p>
          </table:table-cell>
          <table:table-cell office:value-type="float" office:value="2596" table:formula="of:=[.G29]+[.H29]" table:style-name="ce4">
            <text:p>2,596<text:s/></text:p>
          </table:table-cell>
          <table:table-cell office:value-type="float" office:value="1316" table:style-name="ce4">
            <text:p>1,316<text:s/></text:p>
          </table:table-cell>
          <table:table-cell office:value-type="float" office:value="1280" table:style-name="ce4">
            <text:p>1,280<text:s/></text:p>
          </table:table-cell>
          <table:table-cell office:value-type="float" office:value="2101" table:formula="of:=[.J29]+[.K29]" table:style-name="ce4">
            <text:p>2,101<text:s/></text:p>
          </table:table-cell>
          <table:table-cell office:value-type="float" office:value="939" table:style-name="ce4">
            <text:p>939<text:s/></text:p>
          </table:table-cell>
          <table:table-cell office:value-type="float" office:value="1162" table:style-name="ce4">
            <text:p>1,162<text:s/></text:p>
          </table:table-cell>
          <table:table-cell office:value-type="float" office:value="9276" table:formula="of:=[.M29]+[.N29]" table:style-name="ce4">
            <text:p>9,276<text:s/></text:p>
          </table:table-cell>
          <table:table-cell office:value-type="float" office:value="3570" table:style-name="ce4">
            <text:p>3,570<text:s/></text:p>
          </table:table-cell>
          <table:table-cell office:value-type="float" office:value="5706" table:style-name="ce4">
            <text:p>5,706<text:s/></text:p>
          </table:table-cell>
          <table:table-cell office:value-type="float" office:value="14377" table:formula="of:=[.P29]+[.Q29]" table:style-name="ce4">
            <text:p>14,377<text:s/></text:p>
          </table:table-cell>
          <table:table-cell office:value-type="float" office:value="6292" table:style-name="ce4">
            <text:p>6,292<text:s/></text:p>
          </table:table-cell>
          <table:table-cell office:value-type="float" office:value="8085" table:style-name="ce4">
            <text:p>8,085<text:s/></text:p>
          </table:table-cell>
          <table:table-cell office:value-type="float" office:value="12741" table:formula="of:=[.S29]+[.T29]" table:style-name="ce4">
            <text:p>12,741<text:s/></text:p>
          </table:table-cell>
          <table:table-cell office:value-type="float" office:value="5526" table:style-name="ce4">
            <text:p>5,526<text:s/></text:p>
          </table:table-cell>
          <table:table-cell office:value-type="float" office:value="7215" table:style-name="ce4">
            <text:p>7,215<text:s/></text:p>
          </table:table-cell>
          <table:table-cell office:value-type="float" office:value="12015" table:formula="of:=[.V29]+[.W29]" table:style-name="ce4">
            <text:p>12,015<text:s/></text:p>
          </table:table-cell>
          <table:table-cell office:value-type="float" office:value="4848" table:style-name="ce4">
            <text:p>4,848<text:s/></text:p>
          </table:table-cell>
          <table:table-cell office:value-type="float" office:value="7167" table:style-name="ce4">
            <text:p>7,167<text:s/></text:p>
          </table:table-cell>
          <table:table-cell office:value-type="float" office:value="5685" table:formula="of:=[.Y29]+[.Z29]" table:style-name="ce4">
            <text:p>5,685<text:s/></text:p>
          </table:table-cell>
          <table:table-cell office:value-type="float" office:value="2401" table:style-name="ce4">
            <text:p>2,401<text:s/></text:p>
          </table:table-cell>
          <table:table-cell office:value-type="float" office:value="3284" table:style-name="ce4">
            <text:p>3,284<text:s/></text:p>
          </table:table-cell>
          <table:table-cell office:value-type="float" office:value="4543" table:formula="of:=[.AB29]+[.AC29]" table:style-name="ce4">
            <text:p>4,543<text:s/></text:p>
          </table:table-cell>
          <table:table-cell office:value-type="float" office:value="2172" table:style-name="ce4">
            <text:p>2,172<text:s/></text:p>
          </table:table-cell>
          <table:table-cell office:value-type="float" office:value="2371" table:style-name="ce4">
            <text:p>2,371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瑞士 Switzerland</text:p>
          </table:table-cell>
          <table:table-cell office:value-type="float" office:value="6" table:formula="of:=[.D30]+[.E30]" table:style-name="ce4">
            <text:p>6<text:s/></text:p>
          </table:table-cell>
          <table:table-cell office:value-type="float" office:value="3" table:formula="of:=[.G30]+[.J30]+[.M30]+[.P30]+[.S30]+[.V30]+[.Y30]+[.AB30]" table:style-name="ce4">
            <text:p>3<text:s/></text:p>
          </table:table-cell>
          <table:table-cell office:value-type="float" office:value="3" table:formula="of:=[.H30]+[.K30]+[.N30]+[.Q30]+[.T30]+[.W30]+[.Z30]+[.AC30]" table:style-name="ce4">
            <text:p>3<text:s/></text:p>
          </table:table-cell>
          <table:table-cell office:value-type="float" office:value="0" table:formula="of:=[.G30]+[.H30]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2" table:formula="of:=[.J30]+[.K30]" table:style-name="ce4">
            <text:p>2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0" table:formula="of:=[.M30]+[.N30]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formula="of:=[.P30]+[.Q30]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2" table:formula="of:=[.S30]+[.T30]" table:style-name="ce4">
            <text:p>2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0" table:formula="of:=[.V30]+[.W30]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2" table:formula="of:=[.Y30]+[.Z30]" table:style-name="ce4">
            <text:p>2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0" table:formula="of:=[.AB30]+[.AC30]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英國 United Kingdom</text:p>
          </table:table-cell>
          <table:table-cell office:value-type="float" office:value="37992" table:formula="of:=[.D31]+[.E31]" table:style-name="ce4">
            <text:p>37,992<text:s/></text:p>
          </table:table-cell>
          <table:table-cell office:value-type="float" office:value="14034" table:formula="of:=[.G31]+[.J31]+[.M31]+[.P31]+[.S31]+[.V31]+[.Y31]+[.AB31]" table:style-name="ce4">
            <text:p>14,034<text:s/></text:p>
          </table:table-cell>
          <table:table-cell office:value-type="float" office:value="23958" table:formula="of:=[.H31]+[.K31]+[.N31]+[.Q31]+[.T31]+[.W31]+[.Z31]+[.AC31]" table:style-name="ce4">
            <text:p>23,958<text:s/></text:p>
          </table:table-cell>
          <table:table-cell office:value-type="float" office:value="1916" table:formula="of:=[.G31]+[.H31]" table:style-name="ce4">
            <text:p>1,916<text:s/></text:p>
          </table:table-cell>
          <table:table-cell office:value-type="float" office:value="950" table:style-name="ce4">
            <text:p>950<text:s/></text:p>
          </table:table-cell>
          <table:table-cell office:value-type="float" office:value="966" table:style-name="ce4">
            <text:p>966<text:s/></text:p>
          </table:table-cell>
          <table:table-cell office:value-type="float" office:value="1879" table:formula="of:=[.J31]+[.K31]" table:style-name="ce4">
            <text:p>1,879<text:s/></text:p>
          </table:table-cell>
          <table:table-cell office:value-type="float" office:value="876" table:style-name="ce4">
            <text:p>876<text:s/></text:p>
          </table:table-cell>
          <table:table-cell office:value-type="float" office:value="1003" table:style-name="ce4">
            <text:p>1,003<text:s/></text:p>
          </table:table-cell>
          <table:table-cell office:value-type="float" office:value="7355" table:formula="of:=[.M31]+[.N31]" table:style-name="ce4">
            <text:p>7,355<text:s/></text:p>
          </table:table-cell>
          <table:table-cell office:value-type="float" office:value="2433" table:style-name="ce4">
            <text:p>2,433<text:s/></text:p>
          </table:table-cell>
          <table:table-cell office:value-type="float" office:value="4922" table:style-name="ce4">
            <text:p>4,922<text:s/></text:p>
          </table:table-cell>
          <table:table-cell office:value-type="float" office:value="8042" table:formula="of:=[.P31]+[.Q31]" table:style-name="ce4">
            <text:p>8,042<text:s/></text:p>
          </table:table-cell>
          <table:table-cell office:value-type="float" office:value="2852" table:style-name="ce4">
            <text:p>2,852<text:s/></text:p>
          </table:table-cell>
          <table:table-cell office:value-type="float" office:value="5190" table:style-name="ce4">
            <text:p>5,190<text:s/></text:p>
          </table:table-cell>
          <table:table-cell office:value-type="float" office:value="7118" table:formula="of:=[.S31]+[.T31]" table:style-name="ce4">
            <text:p>7,118<text:s/></text:p>
          </table:table-cell>
          <table:table-cell office:value-type="float" office:value="2382" table:style-name="ce4">
            <text:p>2,382<text:s/></text:p>
          </table:table-cell>
          <table:table-cell office:value-type="float" office:value="4736" table:style-name="ce4">
            <text:p>4,736<text:s/></text:p>
          </table:table-cell>
          <table:table-cell office:value-type="float" office:value="6928" table:formula="of:=[.V31]+[.W31]" table:style-name="ce4">
            <text:p>6,928<text:s/></text:p>
          </table:table-cell>
          <table:table-cell office:value-type="float" office:value="2497" table:style-name="ce4">
            <text:p>2,497<text:s/></text:p>
          </table:table-cell>
          <table:table-cell office:value-type="float" office:value="4431" table:style-name="ce4">
            <text:p>4,431<text:s/></text:p>
          </table:table-cell>
          <table:table-cell office:value-type="float" office:value="2592" table:formula="of:=[.Y31]+[.Z31]" table:style-name="ce4">
            <text:p>2,592<text:s/></text:p>
          </table:table-cell>
          <table:table-cell office:value-type="float" office:value="1040" table:style-name="ce4">
            <text:p>1,040<text:s/></text:p>
          </table:table-cell>
          <table:table-cell office:value-type="float" office:value="1552" table:style-name="ce4">
            <text:p>1,552<text:s/></text:p>
          </table:table-cell>
          <table:table-cell office:value-type="float" office:value="2162" table:formula="of:=[.AB31]+[.AC31]" table:style-name="ce4">
            <text:p>2,162<text:s/></text:p>
          </table:table-cell>
          <table:table-cell office:value-type="float" office:value="1004" table:style-name="ce4">
            <text:p>1,004<text:s/></text:p>
          </table:table-cell>
          <table:table-cell office:value-type="float" office:value="1158" table:style-name="ce4">
            <text:p>1,158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奧地利 Austria</text:p>
          </table:table-cell>
          <table:table-cell office:value-type="float" office:value="81537" table:formula="of:=[.D32]+[.E32]" table:style-name="ce4">
            <text:p>81,537<text:s/></text:p>
          </table:table-cell>
          <table:table-cell office:value-type="float" office:value="30889" table:formula="of:=[.G32]+[.J32]+[.M32]+[.P32]+[.S32]+[.V32]+[.Y32]+[.AB32]" table:style-name="ce4">
            <text:p>30,889<text:s/></text:p>
          </table:table-cell>
          <table:table-cell office:value-type="float" office:value="50648" table:formula="of:=[.H32]+[.K32]+[.N32]+[.Q32]+[.T32]+[.W32]+[.Z32]+[.AC32]" table:style-name="ce4">
            <text:p>50,648<text:s/></text:p>
          </table:table-cell>
          <table:table-cell office:value-type="float" office:value="1945" table:formula="of:=[.G32]+[.H32]" table:style-name="ce4">
            <text:p>1,945<text:s/></text:p>
          </table:table-cell>
          <table:table-cell office:value-type="float" office:value="977" table:style-name="ce4">
            <text:p>977<text:s/></text:p>
          </table:table-cell>
          <table:table-cell office:value-type="float" office:value="968" table:style-name="ce4">
            <text:p>968<text:s/></text:p>
          </table:table-cell>
          <table:table-cell office:value-type="float" office:value="2313" table:formula="of:=[.J32]+[.K32]" table:style-name="ce4">
            <text:p>2,313<text:s/></text:p>
          </table:table-cell>
          <table:table-cell office:value-type="float" office:value="1007" table:style-name="ce4">
            <text:p>1,007<text:s/></text:p>
          </table:table-cell>
          <table:table-cell office:value-type="float" office:value="1306" table:style-name="ce4">
            <text:p>1,306<text:s/></text:p>
          </table:table-cell>
          <table:table-cell office:value-type="float" office:value="8311" table:formula="of:=[.M32]+[.N32]" table:style-name="ce4">
            <text:p>8,311<text:s/></text:p>
          </table:table-cell>
          <table:table-cell office:value-type="float" office:value="3129" table:style-name="ce4">
            <text:p>3,129<text:s/></text:p>
          </table:table-cell>
          <table:table-cell office:value-type="float" office:value="5182" table:style-name="ce4">
            <text:p>5,182<text:s/></text:p>
          </table:table-cell>
          <table:table-cell office:value-type="float" office:value="13494" table:formula="of:=[.P32]+[.Q32]" table:style-name="ce4">
            <text:p>13,494<text:s/></text:p>
          </table:table-cell>
          <table:table-cell office:value-type="float" office:value="5548" table:style-name="ce4">
            <text:p>5,548<text:s/></text:p>
          </table:table-cell>
          <table:table-cell office:value-type="float" office:value="7946" table:style-name="ce4">
            <text:p>7,946<text:s/></text:p>
          </table:table-cell>
          <table:table-cell office:value-type="float" office:value="14795" table:formula="of:=[.S32]+[.T32]" table:style-name="ce4">
            <text:p>14,795<text:s/></text:p>
          </table:table-cell>
          <table:table-cell office:value-type="float" office:value="5091" table:style-name="ce4">
            <text:p>5,091<text:s/></text:p>
          </table:table-cell>
          <table:table-cell office:value-type="float" office:value="9704" table:style-name="ce4">
            <text:p>9,704<text:s/></text:p>
          </table:table-cell>
          <table:table-cell office:value-type="float" office:value="20650" table:formula="of:=[.V32]+[.W32]" table:style-name="ce4">
            <text:p>20,650<text:s/></text:p>
          </table:table-cell>
          <table:table-cell office:value-type="float" office:value="6971" table:style-name="ce4">
            <text:p>6,971<text:s/></text:p>
          </table:table-cell>
          <table:table-cell office:value-type="float" office:value="13679" table:style-name="ce4">
            <text:p>13,679<text:s/></text:p>
          </table:table-cell>
          <table:table-cell office:value-type="float" office:value="10896" table:formula="of:=[.Y32]+[.Z32]" table:style-name="ce4">
            <text:p>10,896<text:s/></text:p>
          </table:table-cell>
          <table:table-cell office:value-type="float" office:value="4063" table:style-name="ce4">
            <text:p>4,063<text:s/></text:p>
          </table:table-cell>
          <table:table-cell office:value-type="float" office:value="6833" table:style-name="ce4">
            <text:p>6,833<text:s/></text:p>
          </table:table-cell>
          <table:table-cell office:value-type="float" office:value="9133" table:formula="of:=[.AB32]+[.AC32]" table:style-name="ce4">
            <text:p>9,133<text:s/></text:p>
          </table:table-cell>
          <table:table-cell office:value-type="float" office:value="4103" table:style-name="ce4">
            <text:p>4,103<text:s/></text:p>
          </table:table-cell>
          <table:table-cell office:value-type="float" office:value="5030" table:style-name="ce4">
            <text:p>5,030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歐洲其他地區 Others</text:p>
          </table:table-cell>
          <table:table-cell office:value-type="float" office:value="8334" table:formula="of:=[.C34]-[.C26]-[.C27]-[.C28]-[.C29]-[.C30]-[.C31]-[.C32]" table:style-name="ce4">
            <text:p>8,334<text:s/></text:p>
          </table:table-cell>
          <table:table-cell office:value-type="float" office:value="3242" table:formula="of:=[.G33]+[.J33]+[.M33]+[.P33]+[.S33]+[.V33]+[.Y33]+[.AB33]" table:style-name="ce4">
            <text:p>3,242<text:s/></text:p>
          </table:table-cell>
          <table:table-cell office:value-type="float" office:value="5092" table:formula="of:=[.H33]+[.K33]+[.N33]+[.Q33]+[.T33]+[.W33]+[.Z33]+[.AC33]" table:style-name="ce4">
            <text:p>5,092<text:s/></text:p>
          </table:table-cell>
          <table:table-cell office:value-type="float" office:value="103" table:formula="of:=[.F34]-[.F26]-[.F27]-[.F28]-[.F29]-[.F30]-[.F31]-[.F32]" table:style-name="ce4">
            <text:p>103<text:s/></text:p>
          </table:table-cell>
          <table:table-cell office:value-type="float" office:value="51" table:formula="of:=[.G34]-[.G26]-[.G27]-[.G28]-[.G29]-[.G30]-[.G31]-[.G32]" table:style-name="ce4">
            <text:p>51<text:s/></text:p>
          </table:table-cell>
          <table:table-cell office:value-type="float" office:value="52" table:formula="of:=[.H34]-[.H26]-[.H27]-[.H28]-[.H29]-[.H30]-[.H31]-[.H32]" table:style-name="ce4">
            <text:p>52<text:s/></text:p>
          </table:table-cell>
          <table:table-cell office:value-type="float" office:value="228" table:formula="of:=[.I34]-[.I26]-[.I27]-[.I28]-[.I29]-[.I30]-[.I31]-[.I32]" table:style-name="ce4">
            <text:p>228<text:s/></text:p>
          </table:table-cell>
          <table:table-cell office:value-type="float" office:value="121" table:formula="of:=[.J34]-[.J26]-[.J27]-[.J28]-[.J29]-[.J30]-[.J31]-[.J32]" table:style-name="ce4">
            <text:p>121<text:s/></text:p>
          </table:table-cell>
          <table:table-cell office:value-type="float" office:value="107" table:formula="of:=[.K34]-[.K26]-[.K27]-[.K28]-[.K29]-[.K30]-[.K31]-[.K32]" table:style-name="ce4">
            <text:p>107<text:s/></text:p>
          </table:table-cell>
          <table:table-cell office:value-type="float" office:value="472" table:formula="of:=[.L34]-[.L26]-[.L27]-[.L28]-[.L29]-[.L30]-[.L31]-[.L32]" table:style-name="ce4">
            <text:p>472<text:s/></text:p>
          </table:table-cell>
          <table:table-cell office:value-type="float" office:value="225" table:formula="of:=[.M34]-[.M26]-[.M27]-[.M28]-[.M29]-[.M30]-[.M31]-[.M32]" table:style-name="ce4">
            <text:p>225<text:s/></text:p>
          </table:table-cell>
          <table:table-cell office:value-type="float" office:value="247" table:formula="of:=[.N34]-[.N26]-[.N27]-[.N28]-[.N29]-[.N30]-[.N31]-[.N32]" table:style-name="ce4">
            <text:p>247<text:s/></text:p>
          </table:table-cell>
          <table:table-cell office:value-type="float" office:value="677" table:formula="of:=[.O34]-[.O26]-[.O27]-[.O28]-[.O29]-[.O30]-[.O31]-[.O32]" table:style-name="ce4">
            <text:p>677<text:s/></text:p>
          </table:table-cell>
          <table:table-cell office:value-type="float" office:value="262" table:formula="of:=[.P34]-[.P26]-[.P27]-[.P28]-[.P29]-[.P30]-[.P31]-[.P32]" table:style-name="ce4">
            <text:p>262<text:s/></text:p>
          </table:table-cell>
          <table:table-cell office:value-type="float" office:value="415" table:formula="of:=[.Q34]-[.Q26]-[.Q27]-[.Q28]-[.Q29]-[.Q30]-[.Q31]-[.Q32]" table:style-name="ce4">
            <text:p>415<text:s/></text:p>
          </table:table-cell>
          <table:table-cell office:value-type="float" office:value="1152" table:formula="of:=[.R34]-[.R26]-[.R27]-[.R28]-[.R29]-[.R30]-[.R31]-[.R32]" table:style-name="ce4">
            <text:p>1,152<text:s/></text:p>
          </table:table-cell>
          <table:table-cell office:value-type="float" office:value="349" table:formula="of:=[.S34]-[.S26]-[.S27]-[.S28]-[.S29]-[.S30]-[.S31]-[.S32]" table:style-name="ce4">
            <text:p>349<text:s/></text:p>
          </table:table-cell>
          <table:table-cell office:value-type="float" office:value="803" table:formula="of:=[.T34]-[.T26]-[.T27]-[.T28]-[.T29]-[.T30]-[.T31]-[.T32]" table:style-name="ce4">
            <text:p>803<text:s/></text:p>
          </table:table-cell>
          <table:table-cell office:value-type="float" office:value="2040" table:formula="of:=[.U34]-[.U26]-[.U27]-[.U28]-[.U29]-[.U30]-[.U31]-[.U32]" table:style-name="ce4">
            <text:p>2,040<text:s/></text:p>
          </table:table-cell>
          <table:table-cell office:value-type="float" office:value="660" table:formula="of:=[.V34]-[.V26]-[.V27]-[.V28]-[.V29]-[.V30]-[.V31]-[.V32]" table:style-name="ce4">
            <text:p>660<text:s/></text:p>
          </table:table-cell>
          <table:table-cell office:value-type="float" office:value="1380" table:formula="of:=[.W34]-[.W26]-[.W27]-[.W28]-[.W29]-[.W30]-[.W31]-[.W32]" table:style-name="ce4">
            <text:p>1,380<text:s/></text:p>
          </table:table-cell>
          <table:table-cell office:value-type="float" office:value="1597" table:formula="of:=[.X34]-[.X26]-[.X27]-[.X28]-[.X29]-[.X30]-[.X31]-[.X32]" table:style-name="ce4">
            <text:p>1,597<text:s/></text:p>
          </table:table-cell>
          <table:table-cell office:value-type="float" office:value="591" table:formula="of:=[.Y34]-[.Y26]-[.Y27]-[.Y28]-[.Y29]-[.Y30]-[.Y31]-[.Y32]" table:style-name="ce4">
            <text:p>591<text:s/></text:p>
          </table:table-cell>
          <table:table-cell office:value-type="float" office:value="1006" table:formula="of:=[.Z34]-[.Z26]-[.Z27]-[.Z28]-[.Z29]-[.Z30]-[.Z31]-[.Z32]" table:style-name="ce4">
            <text:p>1,006<text:s/></text:p>
          </table:table-cell>
          <table:table-cell office:value-type="float" office:value="2065" table:formula="of:=[.AA34]-[.AA26]-[.AA27]-[.AA28]-[.AA29]-[.AA30]-[.AA31]-[.AA32]" table:style-name="ce4">
            <text:p>2,065<text:s/></text:p>
          </table:table-cell>
          <table:table-cell office:value-type="float" office:value="983" table:formula="of:=[.AB34]-[.AB26]-[.AB27]-[.AB28]-[.AB29]-[.AB30]-[.AB31]-[.AB32]" table:style-name="ce4">
            <text:p>983<text:s/></text:p>
          </table:table-cell>
          <table:table-cell office:value-type="float" office:value="1082" table:formula="of:=[.AC34]-[.AC26]-[.AC27]-[.AC28]-[.AC29]-[.AC30]-[.AC31]-[.AC32]" table:style-name="ce4">
            <text:p>1,082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歐洲合計 Total</text:p>
          </table:table-cell>
          <table:table-cell office:value-type="float" office:value="363583" table:formula="of:=[.D34]+[.E34]" table:style-name="ce4">
            <text:p>363,583<text:s/></text:p>
          </table:table-cell>
          <table:table-cell office:value-type="float" office:value="149122" table:formula="of:=[.G34]+[.J34]+[.M34]+[.P34]+[.S34]+[.V34]+[.Y34]+[.AB34]" table:style-name="ce4">
            <text:p>149,122<text:s/></text:p>
          </table:table-cell>
          <table:table-cell office:value-type="float" office:value="214461" table:formula="of:=[.H34]+[.K34]+[.N34]+[.Q34]+[.T34]+[.W34]+[.Z34]+[.AC34]" table:style-name="ce4">
            <text:p>214,461<text:s/></text:p>
          </table:table-cell>
          <table:table-cell office:value-type="float" office:value="11584" table:formula="of:=[.G34]+[.H34]" table:style-name="ce4">
            <text:p>11,584<text:s/></text:p>
          </table:table-cell>
          <table:table-cell office:value-type="float" office:value="5851" table:style-name="ce4">
            <text:p>5,851<text:s/></text:p>
          </table:table-cell>
          <table:table-cell office:value-type="float" office:value="5733" table:style-name="ce4">
            <text:p>5,733<text:s/></text:p>
          </table:table-cell>
          <table:table-cell office:value-type="float" office:value="12120" table:formula="of:=[.J34]+[.K34]" table:style-name="ce4">
            <text:p>12,120<text:s/></text:p>
          </table:table-cell>
          <table:table-cell office:value-type="float" office:value="5606" table:style-name="ce4">
            <text:p>5,606<text:s/></text:p>
          </table:table-cell>
          <table:table-cell office:value-type="float" office:value="6514" table:style-name="ce4">
            <text:p>6,514<text:s/></text:p>
          </table:table-cell>
          <table:table-cell office:value-type="float" office:value="49355" table:formula="of:=[.M34]+[.N34]" table:style-name="ce4">
            <text:p>49,355<text:s/></text:p>
          </table:table-cell>
          <table:table-cell office:value-type="float" office:value="18387" table:style-name="ce4">
            <text:p>18,387<text:s/></text:p>
          </table:table-cell>
          <table:table-cell office:value-type="float" office:value="30968" table:style-name="ce4">
            <text:p>30,968<text:s/></text:p>
          </table:table-cell>
          <table:table-cell office:value-type="float" office:value="75007" table:formula="of:=[.P34]+[.Q34]" table:style-name="ce4">
            <text:p>75,007<text:s/></text:p>
          </table:table-cell>
          <table:table-cell office:value-type="float" office:value="31758" table:style-name="ce4">
            <text:p>31,758<text:s/></text:p>
          </table:table-cell>
          <table:table-cell office:value-type="float" office:value="43249" table:style-name="ce4">
            <text:p>43,249<text:s/></text:p>
          </table:table-cell>
          <table:table-cell office:value-type="float" office:value="71643" table:formula="of:=[.S34]+[.T34]" table:style-name="ce4">
            <text:p>71,643<text:s/></text:p>
          </table:table-cell>
          <table:table-cell office:value-type="float" office:value="28786" table:style-name="ce4">
            <text:p>28,786<text:s/></text:p>
          </table:table-cell>
          <table:table-cell office:value-type="float" office:value="42857" table:style-name="ce4">
            <text:p>42,857<text:s/></text:p>
          </table:table-cell>
          <table:table-cell office:value-type="float" office:value="77382" table:formula="of:=[.V34]+[.W34]" table:style-name="ce4">
            <text:p>77,382<text:s/></text:p>
          </table:table-cell>
          <table:table-cell office:value-type="float" office:value="29591" table:style-name="ce4">
            <text:p>29,591<text:s/></text:p>
          </table:table-cell>
          <table:table-cell office:value-type="float" office:value="47791" table:style-name="ce4">
            <text:p>47,791<text:s/></text:p>
          </table:table-cell>
          <table:table-cell office:value-type="float" office:value="36344" table:formula="of:=[.Y34]+[.Z34]" table:style-name="ce4">
            <text:p>36,344<text:s/></text:p>
          </table:table-cell>
          <table:table-cell office:value-type="float" office:value="14978" table:style-name="ce4">
            <text:p>14,978<text:s/></text:p>
          </table:table-cell>
          <table:table-cell office:value-type="float" office:value="21366" table:style-name="ce4">
            <text:p>21,366<text:s/></text:p>
          </table:table-cell>
          <table:table-cell office:value-type="float" office:value="30148" table:formula="of:=[.AB34]+[.AC34]" table:style-name="ce4">
            <text:p>30,148<text:s/></text:p>
          </table:table-cell>
          <table:table-cell office:value-type="float" office:value="14165" table:style-name="ce4">
            <text:p>14,165<text:s/></text:p>
          </table:table-cell>
          <table:table-cell office:value-type="float" office:value="15983" table:style-name="ce4">
            <text:p>15,983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table-cell office:value-type="string" table:number-columns-spanned="1" table:number-rows-spanned="5" table:style-name="ce28">
            <text:p>大洋洲</text:p>
          </table:table-cell>
          <table:table-cell office:value-type="string" table:style-name="ce3">
            <text:p>澳大利亞 Australia</text:p>
          </table:table-cell>
          <table:table-cell office:value-type="float" office:value="180048" table:formula="of:=[.D35]+[.E35]" table:style-name="ce4">
            <text:p>180,048<text:s/></text:p>
          </table:table-cell>
          <table:table-cell office:value-type="float" office:value="74078" table:formula="of:=[.G35]+[.J35]+[.M35]+[.P35]+[.S35]+[.V35]+[.Y35]+[.AB35]" table:style-name="ce4">
            <text:p>74,078<text:s/></text:p>
          </table:table-cell>
          <table:table-cell office:value-type="float" office:value="105970" table:formula="of:=[.H35]+[.K35]+[.N35]+[.Q35]+[.T35]+[.W35]+[.Z35]+[.AC35]" table:style-name="ce4">
            <text:p>105,970<text:s/></text:p>
          </table:table-cell>
          <table:table-cell office:value-type="float" office:value="12705" table:formula="of:=[.G35]+[.H35]" table:style-name="ce4">
            <text:p>12,705<text:s/></text:p>
          </table:table-cell>
          <table:table-cell office:value-type="float" office:value="6519" table:style-name="ce4">
            <text:p>6,519<text:s/></text:p>
          </table:table-cell>
          <table:table-cell office:value-type="float" office:value="6186" table:style-name="ce4">
            <text:p>6,186<text:s/></text:p>
          </table:table-cell>
          <table:table-cell office:value-type="float" office:value="9480" table:formula="of:=[.J35]+[.K35]" table:style-name="ce4">
            <text:p>9,480<text:s/></text:p>
          </table:table-cell>
          <table:table-cell office:value-type="float" office:value="4612" table:style-name="ce4">
            <text:p>4,612<text:s/></text:p>
          </table:table-cell>
          <table:table-cell office:value-type="float" office:value="4868" table:style-name="ce4">
            <text:p>4,868<text:s/></text:p>
          </table:table-cell>
          <table:table-cell office:value-type="float" office:value="33253" table:formula="of:=[.M35]+[.N35]" table:style-name="ce4">
            <text:p>33,253<text:s/></text:p>
          </table:table-cell>
          <table:table-cell office:value-type="float" office:value="12960" table:style-name="ce4">
            <text:p>12,960<text:s/></text:p>
          </table:table-cell>
          <table:table-cell office:value-type="float" office:value="20293" table:style-name="ce4">
            <text:p>20,293<text:s/></text:p>
          </table:table-cell>
          <table:table-cell office:value-type="float" office:value="32863" table:formula="of:=[.P35]+[.Q35]" table:style-name="ce4">
            <text:p>32,863<text:s/></text:p>
          </table:table-cell>
          <table:table-cell office:value-type="float" office:value="12806" table:style-name="ce4">
            <text:p>12,806<text:s/></text:p>
          </table:table-cell>
          <table:table-cell office:value-type="float" office:value="20057" table:style-name="ce4">
            <text:p>20,057<text:s/></text:p>
          </table:table-cell>
          <table:table-cell office:value-type="float" office:value="29750" table:formula="of:=[.S35]+[.T35]" table:style-name="ce4">
            <text:p>29,750<text:s/></text:p>
          </table:table-cell>
          <table:table-cell office:value-type="float" office:value="11592" table:style-name="ce4">
            <text:p>11,592<text:s/></text:p>
          </table:table-cell>
          <table:table-cell office:value-type="float" office:value="18158" table:style-name="ce4">
            <text:p>18,158<text:s/></text:p>
          </table:table-cell>
          <table:table-cell office:value-type="float" office:value="28809" table:formula="of:=[.V35]+[.W35]" table:style-name="ce4">
            <text:p>28,809<text:s/></text:p>
          </table:table-cell>
          <table:table-cell office:value-type="float" office:value="10759" table:style-name="ce4">
            <text:p>10,759<text:s/></text:p>
          </table:table-cell>
          <table:table-cell office:value-type="float" office:value="18050" table:style-name="ce4">
            <text:p>18,050<text:s/></text:p>
          </table:table-cell>
          <table:table-cell office:value-type="float" office:value="16126" table:formula="of:=[.Y35]+[.Z35]" table:style-name="ce4">
            <text:p>16,126<text:s/></text:p>
          </table:table-cell>
          <table:table-cell office:value-type="float" office:value="6634" table:style-name="ce4">
            <text:p>6,634<text:s/></text:p>
          </table:table-cell>
          <table:table-cell office:value-type="float" office:value="9492" table:style-name="ce4">
            <text:p>9,492<text:s/></text:p>
          </table:table-cell>
          <table:table-cell office:value-type="float" office:value="17062" table:formula="of:=[.AB35]+[.AC35]" table:style-name="ce4">
            <text:p>17,062<text:s/></text:p>
          </table:table-cell>
          <table:table-cell office:value-type="float" office:value="8196" table:style-name="ce4">
            <text:p>8,196<text:s/></text:p>
          </table:table-cell>
          <table:table-cell office:value-type="float" office:value="8866" table:style-name="ce4">
            <text:p>8,866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紐西蘭 New Zealand</text:p>
          </table:table-cell>
          <table:table-cell office:value-type="float" office:value="32457" table:formula="of:=[.D36]+[.E36]" table:style-name="ce4">
            <text:p>32,457<text:s/></text:p>
          </table:table-cell>
          <table:table-cell office:value-type="float" office:value="13386" table:formula="of:=[.G36]+[.J36]+[.M36]+[.P36]+[.S36]+[.V36]+[.Y36]+[.AB36]" table:style-name="ce4">
            <text:p>13,386<text:s/></text:p>
          </table:table-cell>
          <table:table-cell office:value-type="float" office:value="19071" table:formula="of:=[.H36]+[.K36]+[.N36]+[.Q36]+[.T36]+[.W36]+[.Z36]+[.AC36]" table:style-name="ce4">
            <text:p>19,071<text:s/></text:p>
          </table:table-cell>
          <table:table-cell office:value-type="float" office:value="1901" table:formula="of:=[.G36]+[.H36]" table:style-name="ce4">
            <text:p>1,901<text:s/></text:p>
          </table:table-cell>
          <table:table-cell office:value-type="float" office:value="993" table:style-name="ce4">
            <text:p>993<text:s/></text:p>
          </table:table-cell>
          <table:table-cell office:value-type="float" office:value="908" table:style-name="ce4">
            <text:p>908<text:s/></text:p>
          </table:table-cell>
          <table:table-cell office:value-type="float" office:value="1220" table:formula="of:=[.J36]+[.K36]" table:style-name="ce4">
            <text:p>1,220<text:s/></text:p>
          </table:table-cell>
          <table:table-cell office:value-type="float" office:value="597" table:style-name="ce4">
            <text:p>597<text:s/></text:p>
          </table:table-cell>
          <table:table-cell office:value-type="float" office:value="623" table:style-name="ce4">
            <text:p>623<text:s/></text:p>
          </table:table-cell>
          <table:table-cell office:value-type="float" office:value="3788" table:formula="of:=[.M36]+[.N36]" table:style-name="ce4">
            <text:p>3,788<text:s/></text:p>
          </table:table-cell>
          <table:table-cell office:value-type="float" office:value="1389" table:style-name="ce4">
            <text:p>1,389<text:s/></text:p>
          </table:table-cell>
          <table:table-cell office:value-type="float" office:value="2399" table:style-name="ce4">
            <text:p>2,399<text:s/></text:p>
          </table:table-cell>
          <table:table-cell office:value-type="float" office:value="5971" table:formula="of:=[.P36]+[.Q36]" table:style-name="ce4">
            <text:p>5,971<text:s/></text:p>
          </table:table-cell>
          <table:table-cell office:value-type="float" office:value="2548" table:style-name="ce4">
            <text:p>2,548<text:s/></text:p>
          </table:table-cell>
          <table:table-cell office:value-type="float" office:value="3423" table:style-name="ce4">
            <text:p>3,423<text:s/></text:p>
          </table:table-cell>
          <table:table-cell office:value-type="float" office:value="4559" table:formula="of:=[.S36]+[.T36]" table:style-name="ce4">
            <text:p>4,559<text:s/></text:p>
          </table:table-cell>
          <table:table-cell office:value-type="float" office:value="1746" table:style-name="ce4">
            <text:p>1,746<text:s/></text:p>
          </table:table-cell>
          <table:table-cell office:value-type="float" office:value="2813" table:style-name="ce4">
            <text:p>2,813<text:s/></text:p>
          </table:table-cell>
          <table:table-cell office:value-type="float" office:value="6450" table:formula="of:=[.V36]+[.W36]" table:style-name="ce4">
            <text:p>6,450<text:s/></text:p>
          </table:table-cell>
          <table:table-cell office:value-type="float" office:value="2291" table:style-name="ce4">
            <text:p>2,291<text:s/></text:p>
          </table:table-cell>
          <table:table-cell office:value-type="float" office:value="4159" table:style-name="ce4">
            <text:p>4,159<text:s/></text:p>
          </table:table-cell>
          <table:table-cell office:value-type="float" office:value="4253" table:formula="of:=[.Y36]+[.Z36]" table:style-name="ce4">
            <text:p>4,253<text:s/></text:p>
          </table:table-cell>
          <table:table-cell office:value-type="float" office:value="1787" table:style-name="ce4">
            <text:p>1,787<text:s/></text:p>
          </table:table-cell>
          <table:table-cell office:value-type="float" office:value="2466" table:style-name="ce4">
            <text:p>2,466<text:s/></text:p>
          </table:table-cell>
          <table:table-cell office:value-type="float" office:value="4315" table:formula="of:=[.AB36]+[.AC36]" table:style-name="ce4">
            <text:p>4,315<text:s/></text:p>
          </table:table-cell>
          <table:table-cell office:value-type="float" office:value="2035" table:style-name="ce4">
            <text:p>2,035<text:s/></text:p>
          </table:table-cell>
          <table:table-cell office:value-type="float" office:value="2280" table:style-name="ce4">
            <text:p>2,280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帛琉 Palau</text:p>
          </table:table-cell>
          <table:table-cell office:value-type="float" office:value="15511" table:formula="of:=[.D37]+[.E37]" table:style-name="ce4">
            <text:p>15,511<text:s/></text:p>
          </table:table-cell>
          <table:table-cell office:value-type="float" office:value="7836" table:formula="of:=[.G37]+[.J37]+[.M37]+[.P37]+[.S37]+[.V37]+[.Y37]+[.AB37]" table:style-name="ce4">
            <text:p>7,836<text:s/></text:p>
          </table:table-cell>
          <table:table-cell office:value-type="float" office:value="7675" table:formula="of:=[.H37]+[.K37]+[.N37]+[.Q37]+[.T37]+[.W37]+[.Z37]+[.AC37]" table:style-name="ce4">
            <text:p>7,675<text:s/></text:p>
          </table:table-cell>
          <table:table-cell office:value-type="float" office:value="911" table:formula="of:=[.G37]+[.H37]" table:style-name="ce4">
            <text:p>911<text:s/></text:p>
          </table:table-cell>
          <table:table-cell office:value-type="float" office:value="484" table:style-name="ce4">
            <text:p>484<text:s/></text:p>
          </table:table-cell>
          <table:table-cell office:value-type="float" office:value="427" table:style-name="ce4">
            <text:p>427<text:s/></text:p>
          </table:table-cell>
          <table:table-cell office:value-type="float" office:value="817" table:formula="of:=[.J37]+[.K37]" table:style-name="ce4">
            <text:p>817<text:s/></text:p>
          </table:table-cell>
          <table:table-cell office:value-type="float" office:value="428" table:style-name="ce4">
            <text:p>428<text:s/></text:p>
          </table:table-cell>
          <table:table-cell office:value-type="float" office:value="389" table:style-name="ce4">
            <text:p>389<text:s/></text:p>
          </table:table-cell>
          <table:table-cell office:value-type="float" office:value="3335" table:formula="of:=[.M37]+[.N37]" table:style-name="ce4">
            <text:p>3,335<text:s/></text:p>
          </table:table-cell>
          <table:table-cell office:value-type="float" office:value="1422" table:style-name="ce4">
            <text:p>1,422<text:s/></text:p>
          </table:table-cell>
          <table:table-cell office:value-type="float" office:value="1913" table:style-name="ce4">
            <text:p>1,913<text:s/></text:p>
          </table:table-cell>
          <table:table-cell office:value-type="float" office:value="3991" table:formula="of:=[.P37]+[.Q37]" table:style-name="ce4">
            <text:p>3,991<text:s/></text:p>
          </table:table-cell>
          <table:table-cell office:value-type="float" office:value="1906" table:style-name="ce4">
            <text:p>1,906<text:s/></text:p>
          </table:table-cell>
          <table:table-cell office:value-type="float" office:value="2085" table:style-name="ce4">
            <text:p>2,085<text:s/></text:p>
          </table:table-cell>
          <table:table-cell office:value-type="float" office:value="3285" table:formula="of:=[.S37]+[.T37]" table:style-name="ce4">
            <text:p>3,285<text:s/></text:p>
          </table:table-cell>
          <table:table-cell office:value-type="float" office:value="1774" table:style-name="ce4">
            <text:p>1,774<text:s/></text:p>
          </table:table-cell>
          <table:table-cell office:value-type="float" office:value="1511" table:style-name="ce4">
            <text:p>1,511<text:s/></text:p>
          </table:table-cell>
          <table:table-cell office:value-type="float" office:value="2013" table:formula="of:=[.V37]+[.W37]" table:style-name="ce4">
            <text:p>2,013<text:s/></text:p>
          </table:table-cell>
          <table:table-cell office:value-type="float" office:value="1127" table:style-name="ce4">
            <text:p>1,127<text:s/></text:p>
          </table:table-cell>
          <table:table-cell office:value-type="float" office:value="886" table:style-name="ce4">
            <text:p>886<text:s/></text:p>
          </table:table-cell>
          <table:table-cell office:value-type="float" office:value="611" table:formula="of:=[.Y37]+[.Z37]" table:style-name="ce4">
            <text:p>611<text:s/></text:p>
          </table:table-cell>
          <table:table-cell office:value-type="float" office:value="385" table:style-name="ce4">
            <text:p>385<text:s/></text:p>
          </table:table-cell>
          <table:table-cell office:value-type="float" office:value="226" table:style-name="ce4">
            <text:p>226<text:s/></text:p>
          </table:table-cell>
          <table:table-cell office:value-type="float" office:value="548" table:formula="of:=[.AB37]+[.AC37]" table:style-name="ce4">
            <text:p>548<text:s/></text:p>
          </table:table-cell>
          <table:table-cell office:value-type="float" office:value="310" table:style-name="ce4">
            <text:p>310<text:s/></text:p>
          </table:table-cell>
          <table:table-cell office:value-type="float" office:value="238" table:style-name="ce4">
            <text:p>238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大洋洲其他地區 Others</text:p>
          </table:table-cell>
          <table:table-cell office:value-type="float" office:value="119" table:formula="of:=[.C39]-[.C35]-[.C36]-[.C37]" table:style-name="ce4">
            <text:p>119<text:s/></text:p>
          </table:table-cell>
          <table:table-cell office:value-type="float" office:value="115" table:formula="of:=[.G38]+[.J38]+[.M38]+[.P38]+[.S38]+[.V38]+[.Y38]+[.AB38]" table:style-name="ce4">
            <text:p>115<text:s/></text:p>
          </table:table-cell>
          <table:table-cell office:value-type="float" office:value="4" table:formula="of:=[.H38]+[.K38]+[.N38]+[.Q38]+[.T38]+[.W38]+[.Z38]+[.AC38]" table:style-name="ce4">
            <text:p>4<text:s/></text:p>
          </table:table-cell>
          <table:table-cell office:value-type="float" office:value="0" table:formula="of:=[.F39]-[.F35]-[.F36]-[.F37]" table:style-name="ce4">
            <text:p>0<text:s/></text:p>
          </table:table-cell>
          <table:table-cell office:value-type="float" office:value="0" table:formula="of:=[.G39]-[.G35]-[.G36]-[.G37]" table:style-name="ce4">
            <text:p>0<text:s/></text:p>
          </table:table-cell>
          <table:table-cell office:value-type="float" office:value="0" table:formula="of:=[.H39]-[.H35]-[.H36]-[.H37]" table:style-name="ce4">
            <text:p>0<text:s/></text:p>
          </table:table-cell>
          <table:table-cell office:value-type="float" office:value="1" table:formula="of:=[.I39]-[.I35]-[.I36]-[.I37]" table:style-name="ce4">
            <text:p>1<text:s/></text:p>
          </table:table-cell>
          <table:table-cell office:value-type="float" office:value="1" table:formula="of:=[.J39]-[.J35]-[.J36]-[.J37]" table:style-name="ce4">
            <text:p>1<text:s/></text:p>
          </table:table-cell>
          <table:table-cell office:value-type="float" office:value="0" table:formula="of:=[.K39]-[.K35]-[.K36]-[.K37]" table:style-name="ce4">
            <text:p>0<text:s/></text:p>
          </table:table-cell>
          <table:table-cell office:value-type="float" office:value="14" table:formula="of:=[.L39]-[.L35]-[.L36]-[.L37]" table:style-name="ce4">
            <text:p>14<text:s/></text:p>
          </table:table-cell>
          <table:table-cell office:value-type="float" office:value="14" table:formula="of:=[.M39]-[.M35]-[.M36]-[.M37]" table:style-name="ce4">
            <text:p>14<text:s/></text:p>
          </table:table-cell>
          <table:table-cell office:value-type="float" office:value="0" table:formula="of:=[.N39]-[.N35]-[.N36]-[.N37]" table:style-name="ce4">
            <text:p>0<text:s/></text:p>
          </table:table-cell>
          <table:table-cell office:value-type="float" office:value="20" table:formula="of:=[.O39]-[.O35]-[.O36]-[.O37]" table:style-name="ce4">
            <text:p>20<text:s/></text:p>
          </table:table-cell>
          <table:table-cell office:value-type="float" office:value="20" table:formula="of:=[.P39]-[.P35]-[.P36]-[.P37]" table:style-name="ce4">
            <text:p>20<text:s/></text:p>
          </table:table-cell>
          <table:table-cell office:value-type="float" office:value="0" table:formula="of:=[.Q39]-[.Q35]-[.Q36]-[.Q37]" table:style-name="ce4">
            <text:p>0<text:s/></text:p>
          </table:table-cell>
          <table:table-cell office:value-type="float" office:value="33" table:formula="of:=[.R39]-[.R35]-[.R36]-[.R37]" table:style-name="ce4">
            <text:p>33<text:s/></text:p>
          </table:table-cell>
          <table:table-cell office:value-type="float" office:value="29" table:formula="of:=[.S39]-[.S35]-[.S36]-[.S37]" table:style-name="ce4">
            <text:p>29<text:s/></text:p>
          </table:table-cell>
          <table:table-cell office:value-type="float" office:value="4" table:formula="of:=[.T39]-[.T35]-[.T36]-[.T37]" table:style-name="ce4">
            <text:p>4<text:s/></text:p>
          </table:table-cell>
          <table:table-cell office:value-type="float" office:value="24" table:formula="of:=[.U39]-[.U35]-[.U36]-[.U37]" table:style-name="ce4">
            <text:p>24<text:s/></text:p>
          </table:table-cell>
          <table:table-cell office:value-type="float" office:value="24" table:formula="of:=[.V39]-[.V35]-[.V36]-[.V37]" table:style-name="ce4">
            <text:p>24<text:s/></text:p>
          </table:table-cell>
          <table:table-cell office:value-type="float" office:value="0" table:formula="of:=[.W39]-[.W35]-[.W36]-[.W37]" table:style-name="ce4">
            <text:p>0<text:s/></text:p>
          </table:table-cell>
          <table:table-cell office:value-type="float" office:value="13" table:formula="of:=[.X39]-[.X35]-[.X36]-[.X37]" table:style-name="ce4">
            <text:p>13<text:s/></text:p>
          </table:table-cell>
          <table:table-cell office:value-type="float" office:value="13" table:formula="of:=[.Y39]-[.Y35]-[.Y36]-[.Y37]" table:style-name="ce4">
            <text:p>13<text:s/></text:p>
          </table:table-cell>
          <table:table-cell office:value-type="float" office:value="0" table:formula="of:=[.Z39]-[.Z35]-[.Z36]-[.Z37]" table:style-name="ce4">
            <text:p>0<text:s/></text:p>
          </table:table-cell>
          <table:table-cell office:value-type="float" office:value="14" table:formula="of:=[.AA39]-[.AA35]-[.AA36]-[.AA37]" table:style-name="ce4">
            <text:p>14<text:s/></text:p>
          </table:table-cell>
          <table:table-cell office:value-type="float" office:value="14" table:formula="of:=[.AB39]-[.AB35]-[.AB36]-[.AB37]" table:style-name="ce4">
            <text:p>14<text:s/></text:p>
          </table:table-cell>
          <table:table-cell office:value-type="float" office:value="0" table:formula="of:=[.AC39]-[.AC35]-[.AC36]-[.AC37]" table:style-name="ce4">
            <text:p>0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5">
            <text:p>大洋洲合計 Total</text:p>
          </table:table-cell>
          <table:table-cell office:value-type="float" office:value="228135" table:formula="of:=[.D39]+[.E39]" table:style-name="ce4">
            <text:p>228,135<text:s/></text:p>
          </table:table-cell>
          <table:table-cell office:value-type="float" office:value="95415" table:formula="of:=[.G39]+[.J39]+[.M39]+[.P39]+[.S39]+[.V39]+[.Y39]+[.AB39]" table:style-name="ce4">
            <text:p>95,415<text:s/></text:p>
          </table:table-cell>
          <table:table-cell office:value-type="float" office:value="132720" table:formula="of:=[.H39]+[.K39]+[.N39]+[.Q39]+[.T39]+[.W39]+[.Z39]+[.AC39]" table:style-name="ce4">
            <text:p>132,720<text:s/></text:p>
          </table:table-cell>
          <table:table-cell office:value-type="float" office:value="15517" table:formula="of:=[.G39]+[.H39]" table:style-name="ce4">
            <text:p>15,517<text:s/></text:p>
          </table:table-cell>
          <table:table-cell office:value-type="float" office:value="7996" table:style-name="ce4">
            <text:p>7,996<text:s/></text:p>
          </table:table-cell>
          <table:table-cell office:value-type="float" office:value="7521" table:style-name="ce4">
            <text:p>7,521<text:s/></text:p>
          </table:table-cell>
          <table:table-cell office:value-type="float" office:value="11518" table:formula="of:=[.J39]+[.K39]" table:style-name="ce4">
            <text:p>11,518<text:s/></text:p>
          </table:table-cell>
          <table:table-cell office:value-type="float" office:value="5638" table:style-name="ce4">
            <text:p>5,638<text:s/></text:p>
          </table:table-cell>
          <table:table-cell office:value-type="float" office:value="5880" table:style-name="ce4">
            <text:p>5,880<text:s/></text:p>
          </table:table-cell>
          <table:table-cell office:value-type="float" office:value="40390" table:formula="of:=[.M39]+[.N39]" table:style-name="ce4">
            <text:p>40,390<text:s/></text:p>
          </table:table-cell>
          <table:table-cell office:value-type="float" office:value="15785" table:style-name="ce4">
            <text:p>15,785<text:s/></text:p>
          </table:table-cell>
          <table:table-cell office:value-type="float" office:value="24605" table:style-name="ce4">
            <text:p>24,605<text:s/></text:p>
          </table:table-cell>
          <table:table-cell office:value-type="float" office:value="42845" table:formula="of:=[.P39]+[.Q39]" table:style-name="ce4">
            <text:p>42,845<text:s/></text:p>
          </table:table-cell>
          <table:table-cell office:value-type="float" office:value="17280" table:style-name="ce4">
            <text:p>17,280<text:s/></text:p>
          </table:table-cell>
          <table:table-cell office:value-type="float" office:value="25565" table:style-name="ce4">
            <text:p>25,565<text:s/></text:p>
          </table:table-cell>
          <table:table-cell office:value-type="float" office:value="37627" table:formula="of:=[.S39]+[.T39]" table:style-name="ce4">
            <text:p>37,627<text:s/></text:p>
          </table:table-cell>
          <table:table-cell office:value-type="float" office:value="15141" table:style-name="ce4">
            <text:p>15,141<text:s/></text:p>
          </table:table-cell>
          <table:table-cell office:value-type="float" office:value="22486" table:style-name="ce4">
            <text:p>22,486<text:s/></text:p>
          </table:table-cell>
          <table:table-cell office:value-type="float" office:value="37296" table:formula="of:=[.V39]+[.W39]" table:style-name="ce4">
            <text:p>37,296<text:s/></text:p>
          </table:table-cell>
          <table:table-cell office:value-type="float" office:value="14201" table:style-name="ce4">
            <text:p>14,201<text:s/></text:p>
          </table:table-cell>
          <table:table-cell office:value-type="float" office:value="23095" table:style-name="ce4">
            <text:p>23,095<text:s/></text:p>
          </table:table-cell>
          <table:table-cell office:value-type="float" office:value="21003" table:formula="of:=[.Y39]+[.Z39]" table:style-name="ce4">
            <text:p>21,003<text:s/></text:p>
          </table:table-cell>
          <table:table-cell office:value-type="float" office:value="8819" table:style-name="ce4">
            <text:p>8,819<text:s/></text:p>
          </table:table-cell>
          <table:table-cell office:value-type="float" office:value="12184" table:style-name="ce4">
            <text:p>12,184<text:s/></text:p>
          </table:table-cell>
          <table:table-cell office:value-type="float" office:value="21939" table:formula="of:=[.AB39]+[.AC39]" table:style-name="ce4">
            <text:p>21,939<text:s/></text:p>
          </table:table-cell>
          <table:table-cell office:value-type="float" office:value="10555" table:style-name="ce4">
            <text:p>10,555<text:s/></text:p>
          </table:table-cell>
          <table:table-cell office:value-type="float" office:value="11384" table:style-name="ce4">
            <text:p>11,384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table-cell office:value-type="string" table:number-columns-spanned="1" table:number-rows-spanned="3" table:style-name="ce28">
            <text:p>非洲地區</text:p>
          </table:table-cell>
          <table:table-cell office:value-type="string" table:style-name="ce7">
            <text:p>南非 S.Africa</text:p>
          </table:table-cell>
          <table:table-cell office:value-type="float" office:value="13" table:formula="of:=[.D40]+[.E40]" table:style-name="ce4">
            <text:p>13<text:s/></text:p>
          </table:table-cell>
          <table:table-cell office:value-type="float" office:value="9" table:formula="of:=[.G40]+[.J40]+[.M40]+[.P40]+[.S40]+[.V40]+[.Y40]+[.AB40]" table:style-name="ce4">
            <text:p>9<text:s/></text:p>
          </table:table-cell>
          <table:table-cell office:value-type="float" office:value="4" table:formula="of:=[.H40]+[.K40]+[.N40]+[.Q40]+[.T40]+[.W40]+[.Z40]+[.AC40]" table:style-name="ce4">
            <text:p>4<text:s/></text:p>
          </table:table-cell>
          <table:table-cell office:value-type="float" office:value="0" table:formula="of:=[.G40]+[.H40]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formula="of:=[.J40]+[.K40]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2" table:formula="of:=[.M40]+[.N40]" table:style-name="ce4">
            <text:p>2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formula="of:=[.P40]+[.Q40]" table:style-name="ce4">
            <text:p>1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4" table:formula="of:=[.S40]+[.T40]" table:style-name="ce4">
            <text:p>4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2" table:formula="of:=[.V40]+[.W40]" table:style-name="ce4">
            <text:p>2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1" table:formula="of:=[.Y40]+[.Z40]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2" table:formula="of:=[.AB40]+[.AC40]" table:style-name="ce4">
            <text:p>2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7">
            <text:p>非洲其他地區 Others</text:p>
          </table:table-cell>
          <table:table-cell office:value-type="float" office:value="14" table:formula="of:=[.C42]-[.C40]" table:style-name="ce4">
            <text:p>14<text:s/></text:p>
          </table:table-cell>
          <table:table-cell office:value-type="float" office:value="13" table:formula="of:=[.G41]+[.J41]+[.M41]+[.P41]+[.S41]+[.V41]+[.Y41]+[.AB41]" table:style-name="ce4">
            <text:p>13<text:s/></text:p>
          </table:table-cell>
          <table:table-cell office:value-type="float" office:value="1" table:formula="of:=[.H41]+[.K41]+[.N41]+[.Q41]+[.T41]+[.W41]+[.Z41]+[.AC41]" table:style-name="ce4">
            <text:p>1<text:s/></text:p>
          </table:table-cell>
          <table:table-cell office:value-type="float" office:value="0" table:formula="of:=[.F42]-[.F40]" table:style-name="ce4">
            <text:p>0<text:s/></text:p>
          </table:table-cell>
          <table:table-cell office:value-type="float" office:value="0" table:formula="of:=[.G42]-[.G40]" table:style-name="ce4">
            <text:p>0<text:s/></text:p>
          </table:table-cell>
          <table:table-cell office:value-type="float" office:value="0" table:formula="of:=[.H42]-[.H40]" table:style-name="ce4">
            <text:p>0<text:s/></text:p>
          </table:table-cell>
          <table:table-cell office:value-type="float" office:value="0" table:formula="of:=[.I42]-[.I40]" table:style-name="ce4">
            <text:p>0<text:s/></text:p>
          </table:table-cell>
          <table:table-cell office:value-type="float" office:value="0" table:formula="of:=[.J42]-[.J40]" table:style-name="ce4">
            <text:p>0<text:s/></text:p>
          </table:table-cell>
          <table:table-cell office:value-type="float" office:value="0" table:formula="of:=[.K42]-[.K40]" table:style-name="ce4">
            <text:p>0<text:s/></text:p>
          </table:table-cell>
          <table:table-cell office:value-type="float" office:value="1" table:formula="of:=[.L42]-[.L40]" table:style-name="ce4">
            <text:p>1<text:s/></text:p>
          </table:table-cell>
          <table:table-cell office:value-type="float" office:value="1" table:formula="of:=[.M42]-[.M40]" table:style-name="ce4">
            <text:p>1<text:s/></text:p>
          </table:table-cell>
          <table:table-cell office:value-type="float" office:value="0" table:formula="of:=[.N42]-[.N40]" table:style-name="ce4">
            <text:p>0<text:s/></text:p>
          </table:table-cell>
          <table:table-cell office:value-type="float" office:value="3" table:formula="of:=[.O42]-[.O40]" table:style-name="ce4">
            <text:p>3<text:s/></text:p>
          </table:table-cell>
          <table:table-cell office:value-type="float" office:value="2" table:formula="of:=[.P42]-[.P40]" table:style-name="ce4">
            <text:p>2<text:s/></text:p>
          </table:table-cell>
          <table:table-cell office:value-type="float" office:value="1" table:formula="of:=[.Q42]-[.Q40]" table:style-name="ce4">
            <text:p>1<text:s/></text:p>
          </table:table-cell>
          <table:table-cell office:value-type="float" office:value="3" table:formula="of:=[.R42]-[.R40]" table:style-name="ce4">
            <text:p>3<text:s/></text:p>
          </table:table-cell>
          <table:table-cell office:value-type="float" office:value="3" table:formula="of:=[.S42]-[.S40]" table:style-name="ce4">
            <text:p>3<text:s/></text:p>
          </table:table-cell>
          <table:table-cell office:value-type="float" office:value="0" table:formula="of:=[.T42]-[.T40]" table:style-name="ce4">
            <text:p>0<text:s/></text:p>
          </table:table-cell>
          <table:table-cell office:value-type="float" office:value="1" table:formula="of:=[.U42]-[.U40]" table:style-name="ce4">
            <text:p>1<text:s/></text:p>
          </table:table-cell>
          <table:table-cell office:value-type="float" office:value="1" table:formula="of:=[.V42]-[.V40]" table:style-name="ce4">
            <text:p>1<text:s/></text:p>
          </table:table-cell>
          <table:table-cell office:value-type="float" office:value="0" table:formula="of:=[.W42]-[.W40]" table:style-name="ce4">
            <text:p>0<text:s/></text:p>
          </table:table-cell>
          <table:table-cell office:value-type="float" office:value="4" table:formula="of:=[.X42]-[.X40]" table:style-name="ce4">
            <text:p>4<text:s/></text:p>
          </table:table-cell>
          <table:table-cell office:value-type="float" office:value="4" table:formula="of:=[.Y42]-[.Y40]" table:style-name="ce4">
            <text:p>4<text:s/></text:p>
          </table:table-cell>
          <table:table-cell office:value-type="float" office:value="0" table:formula="of:=[.Z42]-[.Z40]" table:style-name="ce4">
            <text:p>0<text:s/></text:p>
          </table:table-cell>
          <table:table-cell office:value-type="float" office:value="2" table:formula="of:=[.AA42]-[.AA40]" table:style-name="ce4">
            <text:p>2<text:s/></text:p>
          </table:table-cell>
          <table:table-cell office:value-type="float" office:value="2" table:formula="of:=[.AB42]-[.AB40]" table:style-name="ce4">
            <text:p>2<text:s/></text:p>
          </table:table-cell>
          <table:table-cell office:value-type="float" office:value="0" table:formula="of:=[.AC42]-[.AC40]" table:style-name="ce4">
            <text:p>0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非洲合計 Total</text:p>
          </table:table-cell>
          <table:table-cell office:value-type="float" office:value="27" table:formula="of:=[.D42]+[.E42]" table:style-name="ce8">
            <text:p>27<text:s/></text:p>
          </table:table-cell>
          <table:table-cell office:value-type="float" office:value="22" table:formula="of:=[.G42]+[.J42]+[.M42]+[.P42]+[.S42]+[.V42]+[.Y42]+[.AB42]" table:style-name="ce4">
            <text:p>22<text:s/></text:p>
          </table:table-cell>
          <table:table-cell office:value-type="float" office:value="5" table:formula="of:=[.H42]+[.K42]+[.N42]+[.Q42]+[.T42]+[.W42]+[.Z42]+[.AC42]" table:style-name="ce4">
            <text:p>5<text:s/></text:p>
          </table:table-cell>
          <table:table-cell office:value-type="float" office:value="0" table:formula="of:=[.G42]+[.H42]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formula="of:=[.J42]+[.K42]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3" table:formula="of:=[.M42]+[.N42]" table:style-name="ce4">
            <text:p>3<text:s/></text:p>
          </table:table-cell>
          <table:table-cell office:value-type="float" office:value="3" table:style-name="ce4">
            <text:p>3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4" table:formula="of:=[.P42]+[.Q42]" table:style-name="ce4">
            <text:p>4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7" table:formula="of:=[.S42]+[.T42]" table:style-name="ce4">
            <text:p>7<text:s/></text:p>
          </table:table-cell>
          <table:table-cell office:value-type="float" office:value="5" table:style-name="ce4">
            <text:p>5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3" table:formula="of:=[.V42]+[.W42]" table:style-name="ce4">
            <text:p>3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5" table:formula="of:=[.Y42]+[.Z42]" table:style-name="ce4">
            <text:p>5<text:s/></text:p>
          </table:table-cell>
          <table:table-cell office:value-type="float" office:value="5" table:style-name="ce4">
            <text:p>5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4" table:formula="of:=[.AB42]+[.AC42]" table:style-name="ce4">
            <text:p>4<text:s/></text:p>
          </table:table-cell>
          <table:table-cell office:value-type="float" office:value="4" table:style-name="ce4">
            <text:p>4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table-cell table:style-name="ce9"/>
          <table:table-cell office:value-type="string" table:style-name="ce3">
            <text:p>其他 Others</text:p>
          </table:table-cell>
          <table:table-cell office:value-type="float" office:value="75597" table:formula="of:=[.D43]+[.E43]" table:style-name="ce8">
            <text:p>75,597<text:s/></text:p>
          </table:table-cell>
          <table:table-cell office:value-type="float" office:value="35721" table:formula="of:=[.G43]+[.J43]+[.M43]+[.P43]+[.S43]+[.V43]+[.Y43]+[.AB43]" table:style-name="ce4">
            <text:p>35,721<text:s/></text:p>
          </table:table-cell>
          <table:table-cell office:value-type="float" office:value="39876" table:formula="of:=[.H43]+[.K43]+[.N43]+[.Q43]+[.T43]+[.W43]+[.Z43]+[.AC43]" table:style-name="ce4">
            <text:p>39,876<text:s/></text:p>
          </table:table-cell>
          <table:table-cell office:value-type="float" office:value="3774" table:formula="of:=[.G43]+[.H43]" table:style-name="ce4">
            <text:p>3,774<text:s/></text:p>
          </table:table-cell>
          <table:table-cell office:value-type="float" office:value="1939" table:style-name="ce4">
            <text:p>1,939<text:s/></text:p>
          </table:table-cell>
          <table:table-cell office:value-type="float" office:value="1835" table:style-name="ce4">
            <text:p>1,835<text:s/></text:p>
          </table:table-cell>
          <table:table-cell office:value-type="float" office:value="2108" table:formula="of:=[.J43]+[.K43]" table:style-name="ce4">
            <text:p>2,108<text:s/></text:p>
          </table:table-cell>
          <table:table-cell office:value-type="float" office:value="1040" table:style-name="ce4">
            <text:p>1,040<text:s/></text:p>
          </table:table-cell>
          <table:table-cell office:value-type="float" office:value="1068" table:style-name="ce4">
            <text:p>1,068<text:s/></text:p>
          </table:table-cell>
          <table:table-cell office:value-type="float" office:value="6223" table:formula="of:=[.M43]+[.N43]" table:style-name="ce4">
            <text:p>6,223<text:s/></text:p>
          </table:table-cell>
          <table:table-cell office:value-type="float" office:value="2778" table:style-name="ce4">
            <text:p>2,778<text:s/></text:p>
          </table:table-cell>
          <table:table-cell office:value-type="float" office:value="3445" table:style-name="ce4">
            <text:p>3,445<text:s/></text:p>
          </table:table-cell>
          <table:table-cell office:value-type="float" office:value="9200" table:formula="of:=[.P43]+[.Q43]" table:style-name="ce4">
            <text:p>9,200<text:s/></text:p>
          </table:table-cell>
          <table:table-cell office:value-type="float" office:value="4244" table:style-name="ce4">
            <text:p>4,244<text:s/></text:p>
          </table:table-cell>
          <table:table-cell office:value-type="float" office:value="4956" table:style-name="ce4">
            <text:p>4,956<text:s/></text:p>
          </table:table-cell>
          <table:table-cell office:value-type="float" office:value="15255" table:formula="of:=[.S43]+[.T43]" table:style-name="ce4">
            <text:p>15,255<text:s/></text:p>
          </table:table-cell>
          <table:table-cell office:value-type="float" office:value="7193" table:style-name="ce4">
            <text:p>7,193<text:s/></text:p>
          </table:table-cell>
          <table:table-cell office:value-type="float" office:value="8062" table:style-name="ce4">
            <text:p>8,062<text:s/></text:p>
          </table:table-cell>
          <table:table-cell office:value-type="float" office:value="19258" table:formula="of:=[.V43]+[.W43]" table:style-name="ce4">
            <text:p>19,258<text:s/></text:p>
          </table:table-cell>
          <table:table-cell office:value-type="float" office:value="9211" table:style-name="ce4">
            <text:p>9,211<text:s/></text:p>
          </table:table-cell>
          <table:table-cell office:value-type="float" office:value="10047" table:style-name="ce4">
            <text:p>10,047<text:s/></text:p>
          </table:table-cell>
          <table:table-cell office:value-type="float" office:value="9611" table:formula="of:=[.Y43]+[.Z43]" table:style-name="ce4">
            <text:p>9,611<text:s/></text:p>
          </table:table-cell>
          <table:table-cell office:value-type="float" office:value="4580" table:style-name="ce4">
            <text:p>4,580<text:s/></text:p>
          </table:table-cell>
          <table:table-cell office:value-type="float" office:value="5031" table:style-name="ce4">
            <text:p>5,031<text:s/></text:p>
          </table:table-cell>
          <table:table-cell office:value-type="float" office:value="10168" table:formula="of:=[.AB43]+[.AC43]" table:style-name="ce4">
            <text:p>10,168<text:s/></text:p>
          </table:table-cell>
          <table:table-cell office:value-type="float" office:value="4736" table:style-name="ce4">
            <text:p>4,736<text:s/></text:p>
          </table:table-cell>
          <table:table-cell office:value-type="float" office:value="5432" table:style-name="ce4">
            <text:p>5,432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table-cell table:style-name="ce10"/>
          <table:table-cell office:value-type="string" table:style-name="ce3">
            <text:p>總計 Grand Total</text:p>
          </table:table-cell>
          <table:table-cell office:value-type="float" office:value="17101335" table:formula="of:=[.C21]+[.C25]+[.C34]+[.C39]+[.C42]+[.C43]" table:style-name="ce13">
            <text:p>17,101,335<text:s/></text:p>
          </table:table-cell>
          <table:table-cell office:value-type="float" office:value="8364428" table:formula="of:=[.D21]+[.D25]+[.D34]+[.D39]+[.D42]+[.D43]" table:style-name="ce13">
            <text:p>8,364,428<text:s/></text:p>
          </table:table-cell>
          <table:table-cell office:value-type="float" office:value="8736907" table:formula="of:=[.E21]+[.E25]+[.E34]+[.E39]+[.E42]+[.E43]" table:style-name="ce13">
            <text:p>8,736,907<text:s/></text:p>
          </table:table-cell>
          <table:table-cell office:value-type="float" office:value="1117012" table:formula="of:=[.G44]+[.H44]" table:style-name="ce4">
            <text:p>1,117,012<text:s/></text:p>
          </table:table-cell>
          <table:table-cell office:value-type="float" office:value="568953" table:formula="of:=[.G43]+[.G42]+[.G39]+[.G34]+[.G25]+[.G21]" table:style-name="ce4">
            <text:p>568,953<text:s/></text:p>
          </table:table-cell>
          <table:table-cell office:value-type="float" office:value="548059" table:formula="of:=[.H43]+[.H42]+[.H39]+[.H34]+[.H25]+[.H21]" table:style-name="ce4">
            <text:p>548,059<text:s/></text:p>
          </table:table-cell>
          <table:table-cell office:value-type="float" office:value="627022" table:formula="of:=[.J44]+[.K44]" table:style-name="ce4">
            <text:p>627,022<text:s/></text:p>
          </table:table-cell>
          <table:table-cell office:value-type="float" office:value="292051" table:formula="of:=[.J43]+[.J42]+[.J39]+[.J34]+[.J25]+[.J21]" table:style-name="ce4">
            <text:p>292,051<text:s/></text:p>
          </table:table-cell>
          <table:table-cell office:value-type="float" office:value="334971" table:formula="of:=[.K43]+[.K42]+[.K39]+[.K34]+[.K25]+[.K21]" table:style-name="ce4">
            <text:p>334,971<text:s/></text:p>
          </table:table-cell>
          <table:table-cell office:value-type="float" office:value="2407471" table:formula="of:=[.M44]+[.N44]" table:style-name="ce4">
            <text:p>2,407,471<text:s/></text:p>
          </table:table-cell>
          <table:table-cell office:value-type="float" office:value="993242" table:formula="of:=[.M43]+[.M42]+[.M39]+[.M34]+[.M25]+[.M21]" table:style-name="ce4">
            <text:p>993,242<text:s/></text:p>
          </table:table-cell>
          <table:table-cell office:value-type="float" office:value="1414229" table:formula="of:=[.N43]+[.N42]+[.N39]+[.N34]+[.N25]+[.N21]" table:style-name="ce4">
            <text:p>1,414,229<text:s/></text:p>
          </table:table-cell>
          <table:table-cell office:value-type="float" office:value="3436233" table:formula="of:=[.P44]+[.Q44]" table:style-name="ce4">
            <text:p>3,436,233<text:s/></text:p>
          </table:table-cell>
          <table:table-cell office:value-type="float" office:value="1644396" table:formula="of:=[.P43]+[.P42]+[.P39]+[.P34]+[.P25]+[.P21]" table:style-name="ce4">
            <text:p>1,644,396<text:s/></text:p>
          </table:table-cell>
          <table:table-cell office:value-type="float" office:value="1791837" table:formula="of:=[.Q43]+[.Q42]+[.Q39]+[.Q34]+[.Q25]+[.Q21]" table:style-name="ce4">
            <text:p>1,791,837<text:s/></text:p>
          </table:table-cell>
          <table:table-cell office:value-type="float" office:value="3534806" table:formula="of:=[.S44]+[.T44]" table:style-name="ce4">
            <text:p>3,534,806<text:s/></text:p>
          </table:table-cell>
          <table:table-cell office:value-type="float" office:value="1819216" table:formula="of:=[.S43]+[.S42]+[.S39]+[.S34]+[.S25]+[.S21]" table:style-name="ce4">
            <text:p>1,819,216<text:s/></text:p>
          </table:table-cell>
          <table:table-cell office:value-type="float" office:value="1715590" table:formula="of:=[.T43]+[.T42]+[.T39]+[.T34]+[.T25]+[.T21]" table:style-name="ce4">
            <text:p>1,715,590<text:s/></text:p>
          </table:table-cell>
          <table:table-cell office:value-type="float" office:value="3099484" table:formula="of:=[.V44]+[.W44]" table:style-name="ce4">
            <text:p>3,099,484<text:s/></text:p>
          </table:table-cell>
          <table:table-cell office:value-type="float" office:value="1559474" table:formula="of:=[.V43]+[.V42]+[.V39]+[.V34]+[.V25]+[.V21]" table:style-name="ce4">
            <text:p>1,559,474<text:s/></text:p>
          </table:table-cell>
          <table:table-cell office:value-type="float" office:value="1540010" table:formula="of:=[.W43]+[.W42]+[.W39]+[.W34]+[.W25]+[.W21]" table:style-name="ce4">
            <text:p>1,540,010<text:s/></text:p>
          </table:table-cell>
          <table:table-cell office:value-type="float" office:value="1460086" table:formula="of:=[.Y44]+[.Z44]" table:style-name="ce4">
            <text:p>1,460,086<text:s/></text:p>
          </table:table-cell>
          <table:table-cell office:value-type="float" office:value="742121" table:formula="of:=[.Y43]+[.Y42]+[.Y39]+[.Y34]+[.Y25]+[.Y21]" table:style-name="ce4">
            <text:p>742,121<text:s/></text:p>
          </table:table-cell>
          <table:table-cell office:value-type="float" office:value="717965" table:formula="of:=[.Z43]+[.Z42]+[.Z39]+[.Z34]+[.Z25]+[.Z21]" table:style-name="ce4">
            <text:p>717,965<text:s/></text:p>
          </table:table-cell>
          <table:table-cell office:value-type="float" office:value="1419221" table:formula="of:=[.AB44]+[.AC44]" table:style-name="ce4">
            <text:p>1,419,221<text:s/></text:p>
          </table:table-cell>
          <table:table-cell office:value-type="float" office:value="744975" table:formula="of:=[.AB43]+[.AB42]+[.AB39]+[.AB34]+[.AB25]+[.AB21]" table:style-name="ce4">
            <text:p>744,975<text:s/></text:p>
          </table:table-cell>
          <table:table-cell office:value-type="float" office:value="674246" table:formula="of:=[.AC43]+[.AC42]+[.AC39]+[.AC34]+[.AC25]+[.AC21]" table:style-name="ce4">
            <text:p>674,246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table-cell table:style-name="ce11"/>
          <table:table-cell office:value-type="string" table:style-name="ce5">
            <text:p>百分比 Share（%）</text:p>
          </table:table-cell>
          <table:table-cell office:value-type="float" office:value="100" table:formula="of:=[.C44]/[.$C44]*100" table:style-name="ce12">
            <text:p>100.00<text:s/></text:p>
          </table:table-cell>
          <table:table-cell office:value-type="float" office:value="48.910965138101794" table:formula="of:=[.D44]/[.$C44]*100" table:style-name="ce12">
            <text:p>48.91<text:s/></text:p>
          </table:table-cell>
          <table:table-cell office:value-type="float" office:value="51.089034861898206" table:formula="of:=[.E44]/[.$C44]*100" table:style-name="ce12">
            <text:p>51.09<text:s/></text:p>
          </table:table-cell>
          <table:table-cell office:value-type="float" office:value="6.5317239852912072" table:formula="of:=[.F44]/[.$C44]*100" table:style-name="ce12">
            <text:p>6.53<text:s/></text:p>
          </table:table-cell>
          <table:table-cell office:value-type="float" office:value="3.3269507906838851" table:formula="of:=[.G44]/[.$C44]*100" table:style-name="ce12">
            <text:p>3.33<text:s/></text:p>
          </table:table-cell>
          <table:table-cell office:value-type="float" office:value="3.2047731946073217" table:formula="of:=[.H44]/[.$C44]*100" table:style-name="ce12">
            <text:p>3.20<text:s/></text:p>
          </table:table-cell>
          <table:table-cell office:value-type="float" office:value="3.6665090766305668" table:formula="of:=[.I44]/[.$C44]*100" table:style-name="ce12">
            <text:p>3.67<text:s/></text:p>
          </table:table-cell>
          <table:table-cell office:value-type="float" office:value="1.7077672591057951" table:formula="of:=[.J44]/[.$C44]*100" table:style-name="ce12">
            <text:p>1.71<text:s/></text:p>
          </table:table-cell>
          <table:table-cell office:value-type="float" office:value="1.9587418175247722" table:formula="of:=[.K44]/[.$C44]*100" table:style-name="ce12">
            <text:p>1.96<text:s/></text:p>
          </table:table-cell>
          <table:table-cell office:value-type="float" office:value="14.077678730929485" table:formula="of:=[.L44]/[.$C44]*100" table:style-name="ce12">
            <text:p>14.08<text:s/></text:p>
          </table:table-cell>
          <table:table-cell office:value-type="float" office:value="5.8079793185736666" table:formula="of:=[.M44]/[.$C44]*100" table:style-name="ce12">
            <text:p>5.81<text:s/></text:p>
          </table:table-cell>
          <table:table-cell office:value-type="float" office:value="8.2696994123558181" table:formula="of:=[.N44]/[.$C44]*100" table:style-name="ce12">
            <text:p>8.27<text:s/></text:p>
          </table:table-cell>
          <table:table-cell office:value-type="float" office:value="20.093361132332653" table:formula="of:=[.O44]/[.$C44]*100" table:style-name="ce12">
            <text:p>20.09<text:s/></text:p>
          </table:table-cell>
          <table:table-cell office:value-type="float" office:value="9.6156001855995452" table:formula="of:=[.P44]/[.$C44]*100" table:style-name="ce12">
            <text:p>9.62<text:s/></text:p>
          </table:table-cell>
          <table:table-cell office:value-type="float" office:value="10.477760946733106" table:formula="of:=[.Q44]/[.$C44]*100" table:style-name="ce12">
            <text:p>10.48<text:s/></text:p>
          </table:table-cell>
          <table:table-cell office:value-type="float" office:value="20.669766424668016" table:formula="of:=[.R44]/[.$C44]*100" table:style-name="ce12">
            <text:p>20.67<text:s/></text:p>
          </table:table-cell>
          <table:table-cell office:value-type="float" office:value="10.637859558917476" table:formula="of:=[.S44]/[.$C44]*100" table:style-name="ce12">
            <text:p>10.64<text:s/></text:p>
          </table:table-cell>
          <table:table-cell office:value-type="float" office:value="10.031906865750539" table:formula="of:=[.T44]/[.$C44]*100" table:style-name="ce12">
            <text:p>10.03<text:s/></text:p>
          </table:table-cell>
          <table:table-cell office:value-type="float" office:value="18.124222465673" table:formula="of:=[.U44]/[.$C44]*100" table:style-name="ce12">
            <text:p>18.12<text:s/></text:p>
          </table:table-cell>
          <table:table-cell office:value-type="float" office:value="9.1190190707333674" table:formula="of:=[.V44]/[.$C44]*100" table:style-name="ce12">
            <text:p>9.12<text:s/></text:p>
          </table:table-cell>
          <table:table-cell office:value-type="float" office:value="9.0052033949396346" table:formula="of:=[.W44]/[.$C44]*100" table:style-name="ce12">
            <text:p>9.01<text:s/></text:p>
          </table:table-cell>
          <table:table-cell office:value-type="float" office:value="8.5378480685864577" table:formula="of:=[.X44]/[.$C44]*100" table:style-name="ce12">
            <text:p>8.54<text:s/></text:p>
          </table:table-cell>
          <table:table-cell office:value-type="float" office:value="4.3395500994513005" table:formula="of:=[.Y44]/[.$C44]*100" table:style-name="ce12">
            <text:p>4.34<text:s/></text:p>
          </table:table-cell>
          <table:table-cell office:value-type="float" office:value="4.1982979691351581" table:formula="of:=[.Z44]/[.$C44]*100" table:style-name="ce12">
            <text:p>4.20<text:s/></text:p>
          </table:table-cell>
          <table:table-cell office:value-type="float" office:value="8.2988901158886126" table:formula="of:=[.AA44]/[.$C44]*100" table:style-name="ce12">
            <text:p>8.30<text:s/></text:p>
          </table:table-cell>
          <table:table-cell office:value-type="float" office:value="4.3562388550367555" table:formula="of:=[.AB44]/[.$C44]*100" table:style-name="ce12">
            <text:p>4.36<text:s/></text:p>
          </table:table-cell>
          <table:table-cell office:value-type="float" office:value="3.9426512608518571" table:formula="of:=[.AC44]/[.$C44]*100" table:style-name="ce12">
            <text:p>3.94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number-rows-repeated="104853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number:number-style style:name="N49">
      <number:number number:decimal-places="2" number:min-integer-digits="1"/>
      <number:text> </number:text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992126in" fo:margin-bottom="0.31496062992126in" fo:margin-left="0.31496062992126in" fo:margin-right="0.393700787401575in" style:print-orientation="landscape" style:print-page-order="ttb" style:first-page-number="continue" style:scale-to="93%" style:table-centering="horizontal" style:print="objects charts drawings"/>
      <style:header-style>
        <style:header-footer-properties fo:min-height="0.0393700787401575in" fo:margin-left="0.31496062992126in" fo:margin-right="0.393700787401575in" fo:margin-bottom="0in"/>
      </style:header-style>
      <style:footer-style>
        <style:header-footer-properties fo:min-height="0.14503937007874in" fo:margin-left="0.31496062992126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emi</meta:initial-creator>
    <dc:creator>湖宜亭</dc:creator>
    <meta:creation-date>2018-08-16T05:50:32Z</meta:creation-date>
    <dc:date>2020-04-16T03:59:45Z</dc:date>
    <meta:print-date>2018-08-27T07:11:52Z</meta:print-date>
  </office:meta>
</office:document-meta>
</file>